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roman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3.727cm"/>
    </style:style>
    <style:style style:name="co8" style:family="table-column">
      <style:table-column-properties fo:break-before="auto" style:column-width="1.344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249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Accent_20_2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3" style:family="table-cell" style:parent-style-name="Accent_20_2">
      <style:table-cell-properties fo:wrap-option="wrap"/>
      <style:text-properties fo:font-size="10pt" style:font-size-asian="10pt" style:font-size-complex="10pt"/>
    </style:style>
    <style:style style:name="ce4" style:family="table-cell" style:parent-style-name="一般_20_3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" style:family="table-cell" style:parent-style-name="Accent_20_2"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7" style:family="table-cell" style:parent-style-name="Accent_20_2">
      <style:table-cell-properties fo:wrap-option="wrap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Accent_20_2">
      <style:table-cell-properties fo:wrap-option="wrap"/>
      <style:text-properties fo:font-size="10pt" style:font-size-asian="10pt" style:font-size-complex="10pt"/>
    </style:style>
    <style:style style:name="ce20" style:family="table-cell" style:parent-style-name="一般_20_3">
      <style:text-properties fo:font-size="10pt" style:font-size-asian="10pt" style:font-size-complex="10pt"/>
    </style:style>
    <style:style style:name="ce2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2" style:family="table-cell" style:parent-style-name="Accent_20_2">
      <style:text-properties fo:font-size="10pt" style:font-size-asian="10pt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p5.lv1.2021.0609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un</text:p>
          </table:table-cell>
          <table:table-cell table:style-name="Accent_20_2" office:value-type="string" calcext:value-type="string">
            <text:p>CONC.lv1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</table:table>
      <table:table table:name="ep5.lv23.2021.0524" table:style-name="ta1">
        <table:table-column table:style-name="co1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un</text:p>
          </table:table-cell>
          <table:table-cell table:style-name="Accent_20_2" office:value-type="string" calcext:value-type="string">
            <text:p>CONC.lv2</text:p>
          </table:table-cell>
          <table:table-cell table:style-name="Accent_20_2" office:value-type="string" calcext:value-type="string">
            <text:p>CONC.lv3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.5721059393135" calcext:value-type="float">
            <text:p>43.5721059393135</text:p>
          </table:table-cell>
          <table:table-cell office:value-type="float" office:value="70.2266357750845" calcext:value-type="float">
            <text:p>70.226635775084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.056543377142" calcext:value-type="float">
            <text:p>44.056543377142</text:p>
          </table:table-cell>
          <table:table-cell office:value-type="float" office:value="68.7651883788104" calcext:value-type="float">
            <text:p>68.765188378810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.5906245121753" calcext:value-type="float">
            <text:p>39.5906245121753</text:p>
          </table:table-cell>
          <table:table-cell office:value-type="float" office:value="67.7603090708123" calcext:value-type="float">
            <text:p>67.760309070812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.9258736963725" calcext:value-type="float">
            <text:p>40.9258736963725</text:p>
          </table:table-cell>
          <table:table-cell office:value-type="float" office:value="68.6207269220044" calcext:value-type="float">
            <text:p>68.620726922004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.6420083325392" calcext:value-type="float">
            <text:p>36.6420083325392</text:p>
          </table:table-cell>
          <table:table-cell office:value-type="float" office:value="81.8793563585508" calcext:value-type="float">
            <text:p>81.87935635855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.2998693363468" calcext:value-type="float">
            <text:p>39.2998693363468</text:p>
          </table:table-cell>
          <table:table-cell office:value-type="float" office:value="92.8910306042577" calcext:value-type="float">
            <text:p>92.891030604257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8.7247492567599" calcext:value-type="float">
            <text:p>38.7247492567599</text:p>
          </table:table-cell>
          <table:table-cell office:value-type="float" office:value="75.2733964665145" calcext:value-type="float">
            <text:p>75.273396466514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7.59963510687" calcext:value-type="float">
            <text:p>37.59963510687</text:p>
          </table:table-cell>
          <table:table-cell office:value-type="float" office:value="80.8526919232544" calcext:value-type="float">
            <text:p>80.85269192325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.5336837452216" calcext:value-type="float">
            <text:p>41.5336837452216</text:p>
          </table:table-cell>
          <table:table-cell office:value-type="float" office:value="71.2680904869713" calcext:value-type="float">
            <text:p>71.268090486971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.219216469828" calcext:value-type="float">
            <text:p>44.219216469828</text:p>
          </table:table-cell>
          <table:table-cell office:value-type="float" office:value="76.229215218344" calcext:value-type="float">
            <text:p>76.22921521834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1786041261778" calcext:value-type="float">
            <text:p>40.1786041261778</text:p>
          </table:table-cell>
          <table:table-cell office:value-type="float" office:value="70.9689659425097" calcext:value-type="float">
            <text:p>70.968965942509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8677353887214" calcext:value-type="float">
            <text:p>38.8677353887214</text:p>
          </table:table-cell>
          <table:table-cell office:value-type="float" office:value="69.3460818410126" calcext:value-type="float">
            <text:p>69.346081841012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.3808901562603" calcext:value-type="float">
            <text:p>41.3808901562603</text:p>
          </table:table-cell>
          <table:table-cell office:value-type="float" office:value="74.329562483041" calcext:value-type="float">
            <text:p>74.32956248304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.4449790248753" calcext:value-type="float">
            <text:p>39.4449790248753</text:p>
          </table:table-cell>
          <table:table-cell office:value-type="float" office:value="83.2685498954564" calcext:value-type="float">
            <text:p>83.268549895456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.0112494784961" calcext:value-type="float">
            <text:p>39.0112494784961</text:p>
          </table:table-cell>
          <table:table-cell office:value-type="float" office:value="77.3596876451713" calcext:value-type="float">
            <text:p>77.359687645171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.1861966140102" calcext:value-type="float">
            <text:p>37.1861966140102</text:p>
          </table:table-cell>
          <table:table-cell office:value-type="float" office:value="72.7827313646468" calcext:value-type="float">
            <text:p>72.782731364646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.1505206766297" calcext:value-type="float">
            <text:p>42.1505206766297</text:p>
          </table:table-cell>
          <table:table-cell office:value-type="float" office:value="69.7849699568467" calcext:value-type="float">
            <text:p>69.784969956846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.219216469828" calcext:value-type="float">
            <text:p>44.219216469828</text:p>
          </table:table-cell>
          <table:table-cell office:value-type="float" office:value="68.3327138218791" calcext:value-type="float">
            <text:p>68.33271382187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.3061560268227" calcext:value-type="float">
            <text:p>42.3061560268227</text:p>
          </table:table-cell>
          <table:table-cell office:value-type="float" office:value="74.1734114256061" calcext:value-type="float">
            <text:p>74.173411425606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9.8389005723295" calcext:value-type="float">
            <text:p>79.838900572329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.5906245121753" calcext:value-type="float">
            <text:p>39.5906245121753</text:p>
          </table:table-cell>
          <table:table-cell office:value-type="float" office:value="67.9029591621342" calcext:value-type="float">
            <text:p>67.902959162134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.7765185532185" calcext:value-type="float">
            <text:p>42.7765185532185</text:p>
          </table:table-cell>
          <table:table-cell office:value-type="float" office:value="91.9193972517777" calcext:value-type="float">
            <text:p>91.919397251777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3.7069237448678" calcext:value-type="float">
            <text:p>73.706923744867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0382174825131" calcext:value-type="float">
            <text:p>34.0382174825131</text:p>
          </table:table-cell>
          <table:table-cell office:value-type="float" office:value="78.6721989163042" calcext:value-type="float">
            <text:p>78.67219891630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.7368077766142" calcext:value-type="float">
            <text:p>39.7368077766142</text:p>
          </table:table-cell>
          <table:table-cell office:value-type="float" office:value="71.4181252160879" calcext:value-type="float">
            <text:p>71.418125216087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.2187844238508" calcext:value-type="float">
            <text:p>46.2187844238508</text:p>
          </table:table-cell>
          <table:table-cell office:value-type="float" office:value="67.9029591621342" calcext:value-type="float">
            <text:p>67.902959162134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.2187844238508" calcext:value-type="float">
            <text:p>46.2187844238508</text:p>
          </table:table-cell>
          <table:table-cell office:value-type="float" office:value="72.3249898788563" calcext:value-type="float">
            <text:p>72.32498987885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.6253123955811" calcext:value-type="float">
            <text:p>40.6253123955811</text:p>
          </table:table-cell>
          <table:table-cell office:value-type="float" office:value="68.4765689488794" calcext:value-type="float">
            <text:p>68.476568948879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1.9954578757889" calcext:value-type="float">
            <text:p>41.9954578757889</text:p>
          </table:table-cell>
          <table:table-cell office:value-type="float" office:value="82.9190573401592" calcext:value-type="float">
            <text:p>82.919057340159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.5822891403671" calcext:value-type="float">
            <text:p>38.5822891403671</text:p>
          </table:table-cell>
          <table:table-cell office:value-type="float" office:value="79.0037915406308" calcext:value-type="float">
            <text:p>79.003791540630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.8835308038649" calcext:value-type="float">
            <text:p>39.8835308038649</text:p>
          </table:table-cell>
          <table:table-cell office:value-type="float" office:value="70.671096875675" calcext:value-type="float">
            <text:p>70.67109687567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.049396505565" calcext:value-type="float">
            <text:p>37.049396505565</text:p>
          </table:table-cell>
          <table:table-cell office:value-type="float" office:value="77.0349956102308" calcext:value-type="float">
            <text:p>77.034995610230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.1861966140102" calcext:value-type="float">
            <text:p>37.1861966140102</text:p>
          </table:table-cell>
          <table:table-cell office:value-type="float" office:value="69.2004000470304" calcext:value-type="float">
            <text:p>69.200400047030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.3808901562603" calcext:value-type="float">
            <text:p>41.3808901562603</text:p>
          </table:table-cell>
          <table:table-cell office:value-type="float" office:value="67.0515412184235" calcext:value-type="float">
            <text:p>67.05154121842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.6253123955811" calcext:value-type="float">
            <text:p>40.6253123955811</text:p>
          </table:table-cell>
          <table:table-cell office:value-type="float" office:value="68.7651883788104" calcext:value-type="float">
            <text:p>68.765188378810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.0112494784961" calcext:value-type="float">
            <text:p>39.0112494784961</text:p>
          </table:table-cell>
          <table:table-cell office:value-type="float" office:value="68.0459095627202" calcext:value-type="float">
            <text:p>68.045909562720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2.388950898308" calcext:value-type="float">
            <text:p>52.388950898308</text:p>
          </table:table-cell>
          <table:table-cell office:value-type="float" office:value="67.7603090708123" calcext:value-type="float">
            <text:p>67.760309070812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.9130996556237" calcext:value-type="float">
            <text:p>36.9130996556237</text:p>
          </table:table-cell>
          <table:table-cell office:value-type="float" office:value="79.8389005723295" calcext:value-type="float">
            <text:p>79.838900572329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.1057837825777" calcext:value-type="float">
            <text:p>36.1057837825777</text:p>
          </table:table-cell>
          <table:table-cell office:value-type="float" office:value="68.4765689488794" calcext:value-type="float">
            <text:p>68.476568948879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.4465247102138" calcext:value-type="float">
            <text:p>35.4465247102138</text:p>
          </table:table-cell>
          <table:table-cell office:value-type="float" office:value="70.8198748042496" calcext:value-type="float">
            <text:p>70.819874804249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.4740507068138" calcext:value-type="float">
            <text:p>42.4740507068138</text:p>
          </table:table-cell>
          <table:table-cell office:value-type="float" office:value="82.2118022759404" calcext:value-type="float">
            <text:p>82.21180227594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.8933072604332" calcext:value-type="float">
            <text:p>42.8933072604332</text:p>
          </table:table-cell>
          <table:table-cell office:value-type="float" office:value="83.023305683679" calcext:value-type="float">
            <text:p>83.02330568367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.00793506132" calcext:value-type="float">
            <text:p>39.00793506132</text:p>
          </table:table-cell>
          <table:table-cell office:value-type="float" office:value="75.5028680120565" calcext:value-type="float">
            <text:p>75.502868012056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.1745034766993" calcext:value-type="float">
            <text:p>40.1745034766993</text:p>
          </table:table-cell>
          <table:table-cell office:value-type="float" office:value="77.7608511879144" calcext:value-type="float">
            <text:p>77.76085118791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.4159793908185" calcext:value-type="float">
            <text:p>36.4159793908185</text:p>
          </table:table-cell>
          <table:table-cell office:value-type="float" office:value="70.4859378265614" calcext:value-type="float">
            <text:p>70.48593782656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.7533329306176" calcext:value-type="float">
            <text:p>38.7533329306176</text:p>
          </table:table-cell>
          <table:table-cell office:value-type="float" office:value="75.0100659439697" calcext:value-type="float">
            <text:p>75.01006594396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.2491031351566" calcext:value-type="float">
            <text:p>38.2491031351566</text:p>
          </table:table-cell>
          <table:table-cell office:value-type="float" office:value="74.0340902704411" calcext:value-type="float">
            <text:p>74.034090270441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.2602401806792" calcext:value-type="float">
            <text:p>37.2602401806792</text:p>
          </table:table-cell>
          <table:table-cell office:value-type="float" office:value="72.1200697252224" calcext:value-type="float">
            <text:p>72.12006972522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.7041154155523" calcext:value-type="float">
            <text:p>40.7041154155523</text:p>
          </table:table-cell>
          <table:table-cell office:value-type="float" office:value="78.7859559583662" calcext:value-type="float">
            <text:p>78.785955958366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.0339770879532" calcext:value-type="float">
            <text:p>43.0339770879532</text:p>
          </table:table-cell>
          <table:table-cell office:value-type="float" office:value="83.2955829883819" calcext:value-type="float">
            <text:p>83.295582988381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.5221683767475" calcext:value-type="float">
            <text:p>39.5221683767475</text:p>
          </table:table-cell>
          <table:table-cell office:value-type="float" office:value="76.4982062703133" calcext:value-type="float">
            <text:p>76.498206270313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8.3745421624657" calcext:value-type="float">
            <text:p>38.3745421624657</text:p>
          </table:table-cell>
          <table:table-cell office:value-type="float" office:value="74.2768871861863" calcext:value-type="float">
            <text:p>74.276887186186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.5710614595316" calcext:value-type="float">
            <text:p>40.5710614595316</text:p>
          </table:table-cell>
          <table:table-cell office:value-type="float" office:value="78.5284197605611" calcext:value-type="float">
            <text:p>78.528419760561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8.8804255939572" calcext:value-type="float">
            <text:p>38.8804255939572</text:p>
          </table:table-cell>
          <table:table-cell office:value-type="float" office:value="75.2560635998402" calcext:value-type="float">
            <text:p>75.256063599840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.5003925706512" calcext:value-type="float">
            <text:p>38.5003925706512</text:p>
          </table:table-cell>
          <table:table-cell office:value-type="float" office:value="74.5204803613584" calcext:value-type="float">
            <text:p>74.520480361358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.8960435056517" calcext:value-type="float">
            <text:p>36.8960435056517</text:p>
          </table:table-cell>
          <table:table-cell office:value-type="float" office:value="71.4151389607048" calcext:value-type="float">
            <text:p>71.4151389607048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.2407091160079" calcext:value-type="float">
            <text:p>41.2407091160079</text:p>
          </table:table-cell>
          <table:table-cell office:value-type="float" office:value="79.8245744670852" calcext:value-type="float">
            <text:p>79.82457446708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3.0339770879532" calcext:value-type="float">
            <text:p>43.0339770879532</text:p>
          </table:table-cell>
          <table:table-cell office:value-type="float" office:value="83.2955829883819" calcext:value-type="float">
            <text:p>83.295582988381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.3759592006639" calcext:value-type="float">
            <text:p>41.3759592006639</text:p>
          </table:table-cell>
          <table:table-cell office:value-type="float" office:value="80.0863614413085" calcext:value-type="float">
            <text:p>80.086361441308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.00793506132" calcext:value-type="float">
            <text:p>39.00793506132</text:p>
          </table:table-cell>
          <table:table-cell office:value-type="float" office:value="75.5028680120565" calcext:value-type="float">
            <text:p>75.502868012056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1.7843766171451" calcext:value-type="float">
            <text:p>41.7843766171451</text:p>
          </table:table-cell>
          <table:table-cell office:value-type="float" office:value="80.8768848628105" calcext:value-type="float">
            <text:p>80.876884862810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.1077427711755" calcext:value-type="float">
            <text:p>34.1077427711755</text:p>
          </table:table-cell>
          <table:table-cell office:value-type="float" office:value="77.7608511879144" calcext:value-type="float">
            <text:p>77.760851187914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.1358626996265" calcext:value-type="float">
            <text:p>39.1358626996265</text:p>
          </table:table-cell>
          <table:table-cell office:value-type="float" office:value="75.750481826399" calcext:value-type="float">
            <text:p>75.75048182639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.7584350860622" calcext:value-type="float">
            <text:p>44.7584350860622</text:p>
          </table:table-cell>
          <table:table-cell office:value-type="float" office:value="86.6334044962082" calcext:value-type="float">
            <text:p>86.633404496208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.7584350860622" calcext:value-type="float">
            <text:p>44.7584350860622</text:p>
          </table:table-cell>
          <table:table-cell office:value-type="float" office:value="86.6334044962082" calcext:value-type="float">
            <text:p>86.633404496208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.9122872335426" calcext:value-type="float">
            <text:p>39.9122872335426</text:p>
          </table:table-cell>
          <table:table-cell office:value-type="float" office:value="77.2533114176971" calcext:value-type="float">
            <text:p>77.253311417697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.1059011379702" calcext:value-type="float">
            <text:p>41.1059011379702</text:p>
          </table:table-cell>
          <table:table-cell office:value-type="float" office:value="79.5636432243328" calcext:value-type="float">
            <text:p>79.56364322433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8.1240741439988" calcext:value-type="float">
            <text:p>38.1240741439988</text:p>
          </table:table-cell>
          <table:table-cell office:value-type="float" office:value="73.7920870113034" calcext:value-type="float">
            <text:p>73.792087011303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.2642098802805" calcext:value-type="float">
            <text:p>39.2642098802805</text:p>
          </table:table-cell>
          <table:table-cell office:value-type="float" office:value="75.9989076973251" calcext:value-type="float">
            <text:p>75.998907697325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.7754374072309" calcext:value-type="float">
            <text:p>36.7754374072309</text:p>
          </table:table-cell>
          <table:table-cell office:value-type="float" office:value="71.1816965517128" calcext:value-type="float">
            <text:p>71.181696551712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6.8960435056517" calcext:value-type="float">
            <text:p>36.8960435056517</text:p>
          </table:table-cell>
          <table:table-cell office:value-type="float" office:value="71.4151389607048" calcext:value-type="float">
            <text:p>71.415138960704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.5710614595316" calcext:value-type="float">
            <text:p>40.5710614595316</text:p>
          </table:table-cell>
          <table:table-cell office:value-type="float" office:value="78.5284197605611" calcext:value-type="float">
            <text:p>78.528419760561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.9122872335426" calcext:value-type="float">
            <text:p>39.9122872335426</text:p>
          </table:table-cell>
          <table:table-cell office:value-type="float" office:value="77.2533114176971" calcext:value-type="float">
            <text:p>77.25331141769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.5003925706512" calcext:value-type="float">
            <text:p>38.5003925706512</text:p>
          </table:table-cell>
          <table:table-cell office:value-type="float" office:value="74.5204803613584" calcext:value-type="float">
            <text:p>74.520480361358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.5221683767475" calcext:value-type="float">
            <text:p>39.5221683767475</text:p>
          </table:table-cell>
          <table:table-cell office:value-type="float" office:value="76.4982062703133" calcext:value-type="float">
            <text:p>76.498206270313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.6552255470425" calcext:value-type="float">
            <text:p>36.6552255470425</text:p>
          </table:table-cell>
          <table:table-cell office:value-type="float" office:value="70.9490172212376" calcext:value-type="float">
            <text:p>70.949017221237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.9421615162988" calcext:value-type="float">
            <text:p>35.9421615162988</text:p>
          </table:table-cell>
          <table:table-cell office:value-type="float" office:value="77.5066658612352" calcext:value-type="float">
            <text:p>77.50666586123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.3585492374609" calcext:value-type="float">
            <text:p>35.3585492374609</text:p>
          </table:table-cell>
          <table:table-cell office:value-type="float" office:value="76.7490843249314" calcext:value-type="float">
            <text:p>76.7490843249314</text:p>
          </table:table-cell>
          <table:table-cell table:number-columns-repeated="1019"/>
        </table:table-row>
      </table:table>
      <table:table table:name="ep6.2021.0530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perc</text:p>
          </table:table-cell>
          <table:table-cell table:style-name="Accent_20_2"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94" calcext:value-type="float">
            <text:p>0.894</text:p>
          </table:table-cell>
          <table:table-cell table:formula="of:=100*[.B2]/[.A2]" office:value-type="float" office:value="65.2554744525548" calcext:value-type="float">
            <text:p>65.2554744525548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443" calcext:value-type="float">
            <text:p>0.9443</text:p>
          </table:table-cell>
          <table:table-cell table:formula="of:=100*[.B3]/[.A3]" office:value-type="float" office:value="68.9270072992701" calcext:value-type="float">
            <text:p>68.9270072992701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035" calcext:value-type="float">
            <text:p>0.9035</text:p>
          </table:table-cell>
          <table:table-cell table:formula="of:=100*[.B4]/[.A4]" office:value-type="float" office:value="65.9489051094891" calcext:value-type="float">
            <text:p>65.9489051094891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0729" calcext:value-type="float">
            <text:p>6.0729</text:p>
          </table:table-cell>
          <table:table-cell table:formula="of:=100*[.B5]/[.A5]" office:value-type="float" office:value="64.812166488794" calcext:value-type="float">
            <text:p>64.812166488794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5.2086" calcext:value-type="float">
            <text:p>5.2086</text:p>
          </table:table-cell>
          <table:table-cell table:formula="of:=100*[.B6]/[.A6]" office:value-type="float" office:value="55.5880469583778" calcext:value-type="float">
            <text:p>55.5880469583778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5367" calcext:value-type="float">
            <text:p>6.5367</text:p>
          </table:table-cell>
          <table:table-cell table:formula="of:=100*[.B7]/[.A7]" office:value-type="float" office:value="69.7620064034152" calcext:value-type="float">
            <text:p>69.7620064034152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2.8846" calcext:value-type="float">
            <text:p>12.8846</text:p>
          </table:table-cell>
          <table:table-cell table:formula="of:=100*[.B8]/[.A8]" office:value-type="float" office:value="74.1773172135867" calcext:value-type="float">
            <text:p>74.1773172135867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1.4729" calcext:value-type="float">
            <text:p>11.4729</text:p>
          </table:table-cell>
          <table:table-cell table:formula="of:=100*[.B9]/[.A9]" office:value-type="float" office:value="66.0500863557858" calcext:value-type="float">
            <text:p>66.0500863557858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0.3387" calcext:value-type="float">
            <text:p>10.3387</text:p>
          </table:table-cell>
          <table:table-cell table:formula="of:=100*[.B10]/[.A10]" office:value-type="float" office:value="59.5204375359816" calcext:value-type="float">
            <text:p>59.5204375359816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1.2237" calcext:value-type="float">
            <text:p>21.2237</text:p>
          </table:table-cell>
          <table:table-cell table:formula="of:=100*[.B11]/[.A11]" office:value-type="float" office:value="83.6566811194324" calcext:value-type="float">
            <text:p>83.6566811194324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2.8313" calcext:value-type="float">
            <text:p>22.8313</text:p>
          </table:table-cell>
          <table:table-cell table:formula="of:=100*[.B12]/[.A12]" office:value-type="float" office:value="89.9932991722507" calcext:value-type="float">
            <text:p>89.9932991722507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5381" calcext:value-type="float">
            <text:p>24.5381</text:p>
          </table:table-cell>
          <table:table-cell table:formula="of:=100*[.B13]/[.A13]" office:value-type="float" office:value="96.7209302325581" calcext:value-type="float">
            <text:p>96.7209302325581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4.9306" calcext:value-type="float">
            <text:p>34.9306</text:p>
          </table:table-cell>
          <table:table-cell table:formula="of:=100*[.B14]/[.A14]" office:value-type="float" office:value="104.676655678753" calcext:value-type="float">
            <text:p>104.676655678753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1.983" calcext:value-type="float">
            <text:p>31.983</text:p>
          </table:table-cell>
          <table:table-cell table:formula="of:=100*[.B15]/[.A15]" office:value-type="float" office:value="95.8435720707222" calcext:value-type="float">
            <text:p>95.8435720707222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5.6944" calcext:value-type="float">
            <text:p>35.6944</text:p>
          </table:table-cell>
          <table:table-cell table:formula="of:=100*[.B16]/[.A16]" office:value-type="float" office:value="106.965537908301" calcext:value-type="float">
            <text:p>106.96553790830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1.7745" calcext:value-type="float">
            <text:p>41.7745</text:p>
          </table:table-cell>
          <table:table-cell table:formula="of:=100*[.B17]/[.A17]" office:value-type="float" office:value="100.977761663041" calcext:value-type="float">
            <text:p>100.97776166304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2.0987" calcext:value-type="float">
            <text:p>42.0987</text:p>
          </table:table-cell>
          <table:table-cell table:formula="of:=100*[.B18]/[.A18]" office:value-type="float" office:value="101.761421319797" calcext:value-type="float">
            <text:p>101.761421319797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38.3235" calcext:value-type="float">
            <text:p>38.3235</text:p>
          </table:table-cell>
          <table:table-cell table:formula="of:=100*[.B19]/[.A19]" office:value-type="float" office:value="92.6359680928209" calcext:value-type="float">
            <text:p>92.6359680928209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45.6321" calcext:value-type="float">
            <text:p>45.6321</text:p>
          </table:table-cell>
          <table:table-cell table:formula="of:=100*[.B20]/[.A20]" office:value-type="float" office:value="92.4288029167511" calcext:value-type="float">
            <text:p>92.4288029167511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49.7413" calcext:value-type="float">
            <text:p>49.7413</text:p>
          </table:table-cell>
          <table:table-cell table:formula="of:=100*[.B21]/[.A21]" office:value-type="float" office:value="100.752076159611" calcext:value-type="float">
            <text:p>100.752076159611</text:p>
          </table:table-cell>
          <table:table-cell table:number-columns-repeated="61"/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56.9075" calcext:value-type="float">
            <text:p>56.9075</text:p>
          </table:table-cell>
          <table:table-cell table:formula="of:=100*[.B22]/[.A22]" office:value-type="float" office:value="115.267368847478" calcext:value-type="float">
            <text:p>115.267368847478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4.5636" calcext:value-type="float">
            <text:p>54.5636</text:p>
          </table:table-cell>
          <table:table-cell table:formula="of:=100*[.B23]/[.A23]" office:value-type="float" office:value="95.1082447272093" calcext:value-type="float">
            <text:p>95.1082447272093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1.3354" calcext:value-type="float">
            <text:p>51.3354</text:p>
          </table:table-cell>
          <table:table-cell table:formula="of:=100*[.B24]/[.A24]" office:value-type="float" office:value="89.4812619836151" calcext:value-type="float">
            <text:p>89.4812619836151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7.873" calcext:value-type="float">
            <text:p>57.873</text:p>
          </table:table-cell>
          <table:table-cell table:formula="of:=100*[.B25]/[.A25]" office:value-type="float" office:value="100.876764859683" calcext:value-type="float">
            <text:p>100.87676485968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7652" calcext:value-type="float">
            <text:p>68.7652</text:p>
          </table:table-cell>
          <table:table-cell table:formula="of:=100*[.B26]/[.A26]" office:value-type="float" office:value="105.193819795013" calcext:value-type="float">
            <text:p>105.19381979501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91" calcext:value-type="float">
            <text:p>68.91</text:p>
          </table:table-cell>
          <table:table-cell table:formula="of:=100*[.B27]/[.A27]" office:value-type="float" office:value="105.415328132171" calcext:value-type="float">
            <text:p>105.415328132171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9.2004" calcext:value-type="float">
            <text:p>69.2004</text:p>
          </table:table-cell>
          <table:table-cell table:formula="of:=100*[.B28]/[.A28]" office:value-type="float" office:value="105.859568609454" calcext:value-type="float">
            <text:p>105.85956860945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2681" calcext:value-type="float">
            <text:p>71.2681</text:p>
          </table:table-cell>
          <table:table-cell table:formula="of:=100*[.B29]/[.A29]" office:value-type="float" office:value="97.1352051247104" calcext:value-type="float">
            <text:p>97.135205124710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4181" calcext:value-type="float">
            <text:p>71.4181</text:p>
          </table:table-cell>
          <table:table-cell table:formula="of:=100*[.B30]/[.A30]" office:value-type="float" office:value="97.3396483576394" calcext:value-type="float">
            <text:p>97.339648357639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4.3296" calcext:value-type="float">
            <text:p>74.3296</text:p>
          </table:table-cell>
          <table:table-cell table:formula="of:=100*[.B31]/[.A31]" office:value-type="float" office:value="101.307891508791" calcext:value-type="float">
            <text:p>101.30789150879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2993" calcext:value-type="float">
            <text:p>86.2993</text:p>
          </table:table-cell>
          <table:table-cell table:formula="of:=100*[.B32]/[.A32]" office:value-type="float" office:value="106.057883740936" calcext:value-type="float">
            <text:p>106.057883740936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5.9371" calcext:value-type="float">
            <text:p>85.9371</text:p>
          </table:table-cell>
          <table:table-cell table:formula="of:=100*[.B33]/[.A33]" office:value-type="float" office:value="105.612756544181" calcext:value-type="float">
            <text:p>105.61275654418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118" calcext:value-type="float">
            <text:p>86.118</text:p>
          </table:table-cell>
          <table:table-cell table:formula="of:=100*[.B34]/[.A34]" office:value-type="float" office:value="105.835074351727" calcext:value-type="float">
            <text:p>105.835074351727</text:p>
          </table:table-cell>
          <table:table-cell table:number-columns-repeated="61"/>
        </table:table-row>
      </table:table>
      <table:table table:name="ep6.2021.0530.del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perc</text:p>
          </table:table-cell>
          <table:table-cell table:style-name="Accent_20_2"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94" calcext:value-type="float">
            <text:p>0.894</text:p>
          </table:table-cell>
          <table:table-cell table:formula="of:=100*[.B2]/[.A2]" office:value-type="float" office:value="65.2554744525548" calcext:value-type="float">
            <text:p>65.2554744525548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443" calcext:value-type="float">
            <text:p>0.9443</text:p>
          </table:table-cell>
          <table:table-cell table:formula="of:=100*[.B3]/[.A3]" office:value-type="float" office:value="68.9270072992701" calcext:value-type="float">
            <text:p>68.9270072992701</text:p>
          </table:table-cell>
          <table:table-cell table:number-columns-repeated="61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9035" calcext:value-type="float">
            <text:p>0.9035</text:p>
          </table:table-cell>
          <table:table-cell table:formula="of:=100*[.B4]/[.A4]" office:value-type="float" office:value="65.9489051094891" calcext:value-type="float">
            <text:p>65.9489051094891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0729" calcext:value-type="float">
            <text:p>6.0729</text:p>
          </table:table-cell>
          <table:table-cell table:formula="of:=100*[.B5]/[.A5]" office:value-type="float" office:value="64.812166488794" calcext:value-type="float">
            <text:p>64.812166488794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5.2086" calcext:value-type="float">
            <text:p>5.2086</text:p>
          </table:table-cell>
          <table:table-cell table:formula="of:=100*[.B6]/[.A6]" office:value-type="float" office:value="55.5880469583778" calcext:value-type="float">
            <text:p>55.5880469583778</text:p>
          </table:table-cell>
          <table:table-cell table:number-columns-repeated="61"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6.5367" calcext:value-type="float">
            <text:p>6.5367</text:p>
          </table:table-cell>
          <table:table-cell table:formula="of:=100*[.B7]/[.A7]" office:value-type="float" office:value="69.7620064034152" calcext:value-type="float">
            <text:p>69.7620064034152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2.8846" calcext:value-type="float">
            <text:p>12.8846</text:p>
          </table:table-cell>
          <table:table-cell table:formula="of:=100*[.B8]/[.A8]" office:value-type="float" office:value="74.1773172135867" calcext:value-type="float">
            <text:p>74.1773172135867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1.4729" calcext:value-type="float">
            <text:p>11.4729</text:p>
          </table:table-cell>
          <table:table-cell table:formula="of:=100*[.B9]/[.A9]" office:value-type="float" office:value="66.0500863557858" calcext:value-type="float">
            <text:p>66.0500863557858</text:p>
          </table:table-cell>
          <table:table-cell table:number-columns-repeated="61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0.3387" calcext:value-type="float">
            <text:p>10.3387</text:p>
          </table:table-cell>
          <table:table-cell table:formula="of:=100*[.B10]/[.A10]" office:value-type="float" office:value="59.5204375359816" calcext:value-type="float">
            <text:p>59.5204375359816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1.2237" calcext:value-type="float">
            <text:p>21.2237</text:p>
          </table:table-cell>
          <table:table-cell table:formula="of:=100*[.B11]/[.A11]" office:value-type="float" office:value="83.6566811194324" calcext:value-type="float">
            <text:p>83.6566811194324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2.8313" calcext:value-type="float">
            <text:p>22.8313</text:p>
          </table:table-cell>
          <table:table-cell table:formula="of:=100*[.B12]/[.A12]" office:value-type="float" office:value="89.9932991722507" calcext:value-type="float">
            <text:p>89.9932991722507</text:p>
          </table:table-cell>
          <table:table-cell table:number-columns-repeated="61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24.5381" calcext:value-type="float">
            <text:p>24.5381</text:p>
          </table:table-cell>
          <table:table-cell table:formula="of:=100*[.B13]/[.A13]" office:value-type="float" office:value="96.7209302325581" calcext:value-type="float">
            <text:p>96.7209302325581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4.9306" calcext:value-type="float">
            <text:p>34.9306</text:p>
          </table:table-cell>
          <table:table-cell table:formula="of:=100*[.B14]/[.A14]" office:value-type="float" office:value="104.676655678753" calcext:value-type="float">
            <text:p>104.676655678753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1.983" calcext:value-type="float">
            <text:p>31.983</text:p>
          </table:table-cell>
          <table:table-cell table:formula="of:=100*[.B15]/[.A15]" office:value-type="float" office:value="95.8435720707222" calcext:value-type="float">
            <text:p>95.8435720707222</text:p>
          </table:table-cell>
          <table:table-cell table:number-columns-repeated="61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35.6944" calcext:value-type="float">
            <text:p>35.6944</text:p>
          </table:table-cell>
          <table:table-cell table:formula="of:=100*[.B16]/[.A16]" office:value-type="float" office:value="106.965537908301" calcext:value-type="float">
            <text:p>106.96553790830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1.7745" calcext:value-type="float">
            <text:p>41.7745</text:p>
          </table:table-cell>
          <table:table-cell table:formula="of:=100*[.B17]/[.A17]" office:value-type="float" office:value="100.977761663041" calcext:value-type="float">
            <text:p>100.977761663041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42.0987" calcext:value-type="float">
            <text:p>42.0987</text:p>
          </table:table-cell>
          <table:table-cell table:formula="of:=100*[.B18]/[.A18]" office:value-type="float" office:value="101.761421319797" calcext:value-type="float">
            <text:p>101.761421319797</text:p>
          </table:table-cell>
          <table:table-cell table:number-columns-repeated="61"/>
        </table:table-row>
        <table:table-row table:style-name="ro1">
          <table:table-cell office:value-type="float" office:value="41.37" calcext:value-type="float">
            <text:p>41.37</text:p>
          </table:table-cell>
          <table:table-cell office:value-type="float" office:value="38.3235" calcext:value-type="float">
            <text:p>38.3235</text:p>
          </table:table-cell>
          <table:table-cell table:formula="of:=100*[.B19]/[.A19]" office:value-type="float" office:value="92.6359680928209" calcext:value-type="float">
            <text:p>92.6359680928209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4.5636" calcext:value-type="float">
            <text:p>54.5636</text:p>
          </table:table-cell>
          <table:table-cell table:formula="of:=100*[.B20]/[.A20]" office:value-type="float" office:value="95.1082447272093" calcext:value-type="float">
            <text:p>95.1082447272093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1.3354" calcext:value-type="float">
            <text:p>51.3354</text:p>
          </table:table-cell>
          <table:table-cell table:formula="of:=100*[.B21]/[.A21]" office:value-type="float" office:value="89.4812619836151" calcext:value-type="float">
            <text:p>89.4812619836151</text:p>
          </table:table-cell>
          <table:table-cell table:number-columns-repeated="61"/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57.873" calcext:value-type="float">
            <text:p>57.873</text:p>
          </table:table-cell>
          <table:table-cell table:formula="of:=100*[.B22]/[.A22]" office:value-type="float" office:value="100.876764859683" calcext:value-type="float">
            <text:p>100.87676485968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7652" calcext:value-type="float">
            <text:p>68.7652</text:p>
          </table:table-cell>
          <table:table-cell table:formula="of:=100*[.B23]/[.A23]" office:value-type="float" office:value="105.193819795013" calcext:value-type="float">
            <text:p>105.193819795013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8.91" calcext:value-type="float">
            <text:p>68.91</text:p>
          </table:table-cell>
          <table:table-cell table:formula="of:=100*[.B24]/[.A24]" office:value-type="float" office:value="105.415328132171" calcext:value-type="float">
            <text:p>105.415328132171</text:p>
          </table:table-cell>
          <table:table-cell table:number-columns-repeated="61"/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69.2004" calcext:value-type="float">
            <text:p>69.2004</text:p>
          </table:table-cell>
          <table:table-cell table:formula="of:=100*[.B25]/[.A25]" office:value-type="float" office:value="105.859568609454" calcext:value-type="float">
            <text:p>105.85956860945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2681" calcext:value-type="float">
            <text:p>71.2681</text:p>
          </table:table-cell>
          <table:table-cell table:formula="of:=100*[.B26]/[.A26]" office:value-type="float" office:value="97.1352051247104" calcext:value-type="float">
            <text:p>97.135205124710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1.4181" calcext:value-type="float">
            <text:p>71.4181</text:p>
          </table:table-cell>
          <table:table-cell table:formula="of:=100*[.B27]/[.A27]" office:value-type="float" office:value="97.3396483576394" calcext:value-type="float">
            <text:p>97.3396483576394</text:p>
          </table:table-cell>
          <table:table-cell table:number-columns-repeated="61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74.3296" calcext:value-type="float">
            <text:p>74.3296</text:p>
          </table:table-cell>
          <table:table-cell table:formula="of:=100*[.B28]/[.A28]" office:value-type="float" office:value="101.307891508791" calcext:value-type="float">
            <text:p>101.30789150879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2993" calcext:value-type="float">
            <text:p>86.2993</text:p>
          </table:table-cell>
          <table:table-cell table:formula="of:=100*[.B29]/[.A29]" office:value-type="float" office:value="106.057883740936" calcext:value-type="float">
            <text:p>106.057883740936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5.9371" calcext:value-type="float">
            <text:p>85.9371</text:p>
          </table:table-cell>
          <table:table-cell table:formula="of:=100*[.B30]/[.A30]" office:value-type="float" office:value="105.612756544181" calcext:value-type="float">
            <text:p>105.612756544181</text:p>
          </table:table-cell>
          <table:table-cell table:number-columns-repeated="61"/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86.118" calcext:value-type="float">
            <text:p>86.118</text:p>
          </table:table-cell>
          <table:table-cell table:formula="of:=100*[.B31]/[.A31]" office:value-type="float" office:value="105.835074351727" calcext:value-type="float">
            <text:p>105.835074351727</text:p>
          </table:table-cell>
          <table:table-cell table:number-columns-repeated="61"/>
        </table:table-row>
      </table:table>
      <table:table table:name="ep7.2021.0217_supp" table:style-name="ta1">
        <office:forms form:automatic-focus="false" form:apply-design-mode="false"/>
        <table:table-column table:style-name="co6" table:number-columns-repeated="2" table:default-cell-style-name="ce18"/>
        <table:table-column table:style-name="co7" table:default-cell-style-name="Default"/>
        <table:table-column table:style-name="co3" table:number-columns-repeated="1019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Units</text:p>
          </table:table-cell>
          <table:table-cell table:style-name="Accent_20_2" office:value-type="string" calcext:value-type="string">
            <text:p>Test Concentration</text:p>
          </table:table-cell>
          <table:table-cell table:style-name="Accent_20_2"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mg/dL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mg/dL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mg/dL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p7.2021.0217" table:style-name="ta1">
        <table:table-column table:style-name="co6" table:number-columns-repeated="2" table:default-cell-style-name="ce18"/>
        <table:table-column table:style-name="co3" table:number-columns-repeated="1021" table:default-cell-style-name="Default"/>
        <table:table-row table:style-name="ro1">
          <table:table-cell table:style-name="ce17" office:value-type="string" calcext:value-type="string">
            <text:p>Interferent</text:p>
          </table:table-cell>
          <table:table-cell table:style-name="ce17" office:value-type="string" calcext:value-type="string">
            <text:p>Sample.Conc</text:p>
          </table:table-cell>
          <table:table-cell table:style-name="Accent_20_2" office:value-type="string" calcext:value-type="string">
            <text:p>y.test</text:p>
          </table:table-cell>
          <table:table-cell table:style-name="Accent_20_2" office:value-type="string" calcext:value-type="string">
            <text:p>y.control</text:p>
          </table:table-cell>
          <table:table-cell table:style-name="Accent_20_2"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66995328686855" calcext:value-type="float">
            <text:p>0.866995328686855</text:p>
          </table:table-cell>
          <table:table-cell office:value-type="float" office:value="0.869779896191696" calcext:value-type="float">
            <text:p>0.869779896191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675139241286751" calcext:value-type="float">
            <text:p>0.675139241286751</text:p>
          </table:table-cell>
          <table:table-cell office:value-type="float" office:value="0.790007350527136" calcext:value-type="float">
            <text:p>0.790007350527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7257340701599" calcext:value-type="float">
            <text:p>0.87257340701599</text:p>
          </table:table-cell>
          <table:table-cell office:value-type="float" office:value="0.807940514508628" calcext:value-type="float">
            <text:p>0.807940514508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92544652314211" calcext:value-type="float">
            <text:p>0.792544652314211</text:p>
          </table:table-cell>
          <table:table-cell office:value-type="float" office:value="0.901006762934283" calcext:value-type="float">
            <text:p>0.901006762934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69999192938888" calcext:value-type="float">
            <text:p>0.769999192938888</text:p>
          </table:table-cell>
          <table:table-cell office:value-type="float" office:value="0.924419106046046" calcext:value-type="float">
            <text:p>0.924419106046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86676119492352" calcext:value-type="float">
            <text:p>0.886676119492352</text:p>
          </table:table-cell>
          <table:table-cell office:value-type="float" office:value="0.797643729556808" calcext:value-type="float">
            <text:p>0.7976437295568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29148417984775" calcext:value-type="float">
            <text:p>0.729148417984775</text:p>
          </table:table-cell>
          <table:table-cell office:value-type="float" office:value="0.726814076848798" calcext:value-type="float">
            <text:p>0.7268140768487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66995328686855" calcext:value-type="float">
            <text:p>0.866995328686855</text:p>
          </table:table-cell>
          <table:table-cell office:value-type="float" office:value="0.855945920601224" calcext:value-type="float">
            <text:p>0.855945920601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769999192938888" calcext:value-type="float">
            <text:p>0.769999192938888</text:p>
          </table:table-cell>
          <table:table-cell office:value-type="float" office:value="0.733839616258292" calcext:value-type="float">
            <text:p>0.733839616258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Low</text:p>
          </table:table-cell>
          <table:table-cell office:value-type="float" office:value="0.826280761247226" calcext:value-type="float">
            <text:p>0.826280761247226</text:p>
          </table:table-cell>
          <table:table-cell office:value-type="float" office:value="0.831596890014696" calcext:value-type="float">
            <text:p>0.831596890014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6.9348933489094" calcext:value-type="float">
            <text:p>86.9348933489094</text:p>
          </table:table-cell>
          <table:table-cell office:value-type="float" office:value="85.2782891635133" calcext:value-type="float">
            <text:p>85.2782891635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5.2782891635133" calcext:value-type="float">
            <text:p>85.2782891635133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8.3399531355187" calcext:value-type="float">
            <text:p>88.3399531355187</text:p>
          </table:table-cell>
          <table:table-cell office:value-type="float" office:value="88.0571361102491" calcext:value-type="float">
            <text:p>88.0571361102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7.2141060171286" calcext:value-type="float">
            <text:p>87.2141060171286</text:p>
          </table:table-cell>
          <table:table-cell office:value-type="float" office:value="86.6565745695078" calcext:value-type="float">
            <text:p>86.6565745695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2.3961070446439" calcext:value-type="float">
            <text:p>92.3961070446439</text:p>
          </table:table-cell>
          <table:table-cell office:value-type="float" office:value="90.9265335409255" calcext:value-type="float">
            <text:p>90.9265335409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87.4942154451075" calcext:value-type="float">
            <text:p>87.4942154451075</text:p>
          </table:table-cell>
          <table:table-cell office:value-type="float" office:value="89.7677217899704" calcext:value-type="float">
            <text:p>89.76772178997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2.6928597360799" calcext:value-type="float">
            <text:p>92.6928597360799</text:p>
          </table:table-cell>
          <table:table-cell office:value-type="float" office:value="90.3452697501547" calcext:value-type="float">
            <text:p>90.34526975015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lyceride</text:p>
          </table:table-cell>
          <table:table-cell office:value-type="string" calcext:value-type="string">
            <text:p>High</text:p>
          </table:table-cell>
          <table:table-cell office:value-type="float" office:value="96.9488785817059" calcext:value-type="float">
            <text:p>96.9488785817059</text:p>
          </table:table-cell>
          <table:table-cell office:value-type="float" office:value="97.5726286997943" calcext:value-type="float">
            <text:p>97.5726286997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356668212081256" calcext:value-type="float">
            <text:p>0.356668212081256</text:p>
          </table:table-cell>
          <table:table-cell office:value-type="float" office:value="0.406781621708281" calcext:value-type="float">
            <text:p>0.406781621708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367111403138711" calcext:value-type="float">
            <text:p>0.367111403138711</text:p>
          </table:table-cell>
          <table:table-cell office:value-type="float" office:value="0.468420685534057" calcext:value-type="float">
            <text:p>0.468420685534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63936179773491" calcext:value-type="float">
            <text:p>0.463936179773491</text:p>
          </table:table-cell>
          <table:table-cell office:value-type="float" office:value="0.530820599867378" calcext:value-type="float">
            <text:p>0.530820599867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240421691758139" calcext:value-type="float">
            <text:p>0.240421691758139</text:p>
          </table:table-cell>
          <table:table-cell office:value-type="float" office:value="0.260488672854893" calcext:value-type="float">
            <text:p>0.260488672854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93080456844804" calcext:value-type="float">
            <text:p>0.493080456844804</text:p>
          </table:table-cell>
          <table:table-cell office:value-type="float" office:value="0.527427236213421" calcext:value-type="float">
            <text:p>0.5274272362134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459494607197853" calcext:value-type="float">
            <text:p>0.459494607197853</text:p>
          </table:table-cell>
          <table:table-cell office:value-type="float" office:value="0.597687614060003" calcext:value-type="float">
            <text:p>0.59768761406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80277561326482" calcext:value-type="float">
            <text:p>0.80277561326482</text:p>
          </table:table-cell>
          <table:table-cell office:value-type="float" office:value="0.774953217106571" calcext:value-type="float">
            <text:p>0.774953217106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710681606957604" calcext:value-type="float">
            <text:p>0.710681606957604</text:p>
          </table:table-cell>
          <table:table-cell office:value-type="float" office:value="0.660153753485463" calcext:value-type="float">
            <text:p>0.660153753485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679482955083541" calcext:value-type="float">
            <text:p>0.679482955083541</text:p>
          </table:table-cell>
          <table:table-cell office:value-type="float" office:value="0.666534940035325" calcext:value-type="float">
            <text:p>0.666534940035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Low</text:p>
          </table:table-cell>
          <table:table-cell office:value-type="float" office:value="0.847751375547577" calcext:value-type="float">
            <text:p>0.847751375547577</text:p>
          </table:table-cell>
          <table:table-cell office:value-type="float" office:value="0.864219675869768" calcext:value-type="float">
            <text:p>0.864219675869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67.6972020435491" calcext:value-type="float">
            <text:p>67.6972020435491</text:p>
          </table:table-cell>
          <table:table-cell office:value-type="float" office:value="65.9826657346566" calcext:value-type="float">
            <text:p>65.9826657346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2.8787136039551" calcext:value-type="float">
            <text:p>72.8787136039551</text:p>
          </table:table-cell>
          <table:table-cell office:value-type="float" office:value="73.8195051048952" calcext:value-type="float">
            <text:p>73.81950510489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1.2735747891661" calcext:value-type="float">
            <text:p>81.2735747891661</text:p>
          </table:table-cell>
          <table:table-cell office:value-type="float" office:value="79.7248509227035" calcext:value-type="float">
            <text:p>79.7248509227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2.5871351704037" calcext:value-type="float">
            <text:p>82.5871351704037</text:p>
          </table:table-cell>
          <table:table-cell office:value-type="float" office:value="81.0133805074277" calcext:value-type="float">
            <text:p>81.0133805074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5.0125912650634" calcext:value-type="float">
            <text:p>75.0125912650634</text:p>
          </table:table-cell>
          <table:table-cell office:value-type="float" office:value="71.7195670779473" calcext:value-type="float">
            <text:p>71.7195670779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72.4128236630737" calcext:value-type="float">
            <text:p>72.4128236630737</text:p>
          </table:table-cell>
          <table:table-cell office:value-type="float" office:value="71.2610871842492" calcext:value-type="float">
            <text:p>71.2610871842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3.1184846410601" calcext:value-type="float">
            <text:p>83.1184846410601</text:p>
          </table:table-cell>
          <table:table-cell office:value-type="float" office:value="82.8523839500732" calcext:value-type="float">
            <text:p>82.8523839500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0052739398769" calcext:value-type="float">
            <text:p>85.0052739398769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0052739398769" calcext:value-type="float">
            <text:p>85.0052739398769</text:p>
          </table:table-cell>
          <table:table-cell office:value-type="float" office:value="85.2782891635133" calcext:value-type="float">
            <text:p>85.2782891635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igh</text:p>
          </table:table-cell>
          <table:table-cell office:value-type="float" office:value="85.8269529924742" calcext:value-type="float">
            <text:p>85.8269529924742</text:p>
          </table:table-cell>
          <table:table-cell office:value-type="float" office:value="84.1914613725962" calcext:value-type="float">
            <text:p>84.19146137259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48117724583115" calcext:value-type="float">
            <text:p>0.548117724583115</text:p>
          </table:table-cell>
          <table:table-cell office:value-type="float" office:value="0.564166528277724" calcext:value-type="float">
            <text:p>0.564166528277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388924063442811" calcext:value-type="float">
            <text:p>0.388924063442811</text:p>
          </table:table-cell>
          <table:table-cell office:value-type="float" office:value="0.343204608984823" calcext:value-type="float">
            <text:p>0.3432046089848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1.12053487866797" calcext:value-type="float">
            <text:p>1.12053487866797</text:p>
          </table:table-cell>
          <table:table-cell office:value-type="float" office:value="0.945403416388585" calcext:value-type="float">
            <text:p>0.945403416388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39399832555732" calcext:value-type="float">
            <text:p>0.539399832555732</text:p>
          </table:table-cell>
          <table:table-cell office:value-type="float" office:value="0.549878138687091" calcext:value-type="float">
            <text:p>0.549878138687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576973106416171" calcext:value-type="float">
            <text:p>0.576973106416171</text:p>
          </table:table-cell>
          <table:table-cell office:value-type="float" office:value="0.627138369555925" calcext:value-type="float">
            <text:p>0.6271383695559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418692125785367" calcext:value-type="float">
            <text:p>0.418692125785367</text:p>
          </table:table-cell>
          <table:table-cell office:value-type="float" office:value="0.439322968945746" calcext:value-type="float">
            <text:p>0.4393229689457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792544652314211" calcext:value-type="float">
            <text:p>0.792544652314211</text:p>
          </table:table-cell>
          <table:table-cell office:value-type="float" office:value="0.769999192938888" calcext:value-type="float">
            <text:p>0.7699991929388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1.01450580954218" calcext:value-type="float">
            <text:p>1.01450580954218</text:p>
          </table:table-cell>
          <table:table-cell office:value-type="float" office:value="0.779939114496564" calcext:value-type="float">
            <text:p>0.7799391144965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850474136391178" calcext:value-type="float">
            <text:p>0.850474136391178</text:p>
          </table:table-cell>
          <table:table-cell office:value-type="float" office:value="0.699378112767527" calcext:value-type="float">
            <text:p>0.6993781127675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Low</text:p>
          </table:table-cell>
          <table:table-cell office:value-type="float" office:value="0.864219675869768" calcext:value-type="float">
            <text:p>0.864219675869768</text:p>
          </table:table-cell>
          <table:table-cell office:value-type="float" office:value="0.836947221714628" calcext:value-type="float">
            <text:p>0.836947221714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4.9332018517085" calcext:value-type="float">
            <text:p>64.9332018517085</text:p>
          </table:table-cell>
          <table:table-cell office:value-type="float" office:value="65.1417507076007" calcext:value-type="float">
            <text:p>65.1417507076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68.3515775929765" calcext:value-type="float">
            <text:p>68.3515775929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1.6857847498749" calcext:value-type="float">
            <text:p>61.6857847498749</text:p>
          </table:table-cell>
          <table:table-cell office:value-type="float" office:value="61.291447567052" calcext:value-type="float">
            <text:p>61.291447567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4.9332018517085" calcext:value-type="float">
            <text:p>64.9332018517085</text:p>
          </table:table-cell>
          <table:table-cell office:value-type="float" office:value="64.518104986301" calcext:value-type="float">
            <text:p>64.518104986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83.9219255871065" calcext:value-type="float">
            <text:p>83.9219255871065</text:p>
          </table:table-cell>
          <table:table-cell office:value-type="float" office:value="83.6532527102594" calcext:value-type="float">
            <text:p>83.65325271025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68.7913382711695" calcext:value-type="float">
            <text:p>68.7913382711695</text:p>
          </table:table-cell>
          <table:table-cell office:value-type="float" office:value="66.407185297398" calcext:value-type="float">
            <text:p>66.407185297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4.7969873147048" calcext:value-type="float">
            <text:p>94.7969873147048</text:p>
          </table:table-cell>
          <table:table-cell office:value-type="float" office:value="95.7133151507979" calcext:value-type="float">
            <text:p>95.71331515079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0.3452697501547" calcext:value-type="float">
            <text:p>90.3452697501547</text:p>
          </table:table-cell>
          <table:table-cell office:value-type="float" office:value="90.0560327794408" calcext:value-type="float">
            <text:p>90.0560327794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85.2782891635133" calcext:value-type="float">
            <text:p>85.2782891635133</text:p>
          </table:table-cell>
          <table:table-cell office:value-type="float" office:value="82.5871351704037" calcext:value-type="float">
            <text:p>82.5871351704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lirubin</text:p>
          </table:table-cell>
          <table:table-cell office:value-type="string" calcext:value-type="string">
            <text:p>High</text:p>
          </table:table-cell>
          <table:table-cell office:value-type="float" office:value="95.7133151507979" calcext:value-type="float">
            <text:p>95.7133151507979</text:p>
          </table:table-cell>
          <table:table-cell office:value-type="float" office:value="97.2602536122246" calcext:value-type="float">
            <text:p>97.2602536122246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p9.2021.0714" table:style-name="ta1">
        <table:table-column table:style-name="co6" table:default-cell-style-name="ce21"/>
        <table:table-column table:style-name="co3" table:number-columns-repeated="2" table:default-cell-style-name="ce23"/>
        <table:table-column table:style-name="co3" table:number-columns-repeated="1019" table:default-cell-style-name="Default"/>
        <table:table-row table:style-name="ro1">
          <table:table-cell table:style-name="ce19" office:value-type="string" calcext:value-type="string">
            <text:p>SN</text:p>
          </table:table-cell>
          <table:table-cell table:style-name="ce22" office:value-type="string" calcext:value-type="string">
            <text:p>y.ref</text:p>
          </table:table-cell>
          <table:table-cell table:style-name="ce22" office:value-type="string" calcext:value-type="string">
            <text:p>y.test</text:p>
          </table:table-cell>
          <table:table-cell table:style-name="Accent_20_2" table:number-columns-repeated="1019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0.10</text:p>
          </table:table-cell>
          <table:table-cell office:value-type="float" office:value="0.0860290021228648" calcext:value-type="float">
            <text:p>0.0860290021228648</text:p>
          </table:table-cell>
          <table:table-cell table:number-columns-repeated="1019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office:value-type="float" office:value="1.29419" calcext:value-type="float">
            <text:p>1.29419</text:p>
          </table:table-cell>
          <table:table-cell table:number-columns-repeated="1019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1.51</text:p>
          </table:table-cell>
          <table:table-cell office:value-type="float" office:value="1.50082" calcext:value-type="float">
            <text:p>1.50082</text:p>
          </table:table-cell>
          <table:table-cell table:number-columns-repeated="1019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1.98</text:p>
          </table:table-cell>
          <table:table-cell office:value-type="float" office:value="1.46501" calcext:value-type="float">
            <text:p>1.46501</text:p>
          </table:table-cell>
          <table:table-cell table:number-columns-repeated="1019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12.20</text:p>
          </table:table-cell>
          <table:table-cell office:value-type="float" office:value="15.90424" calcext:value-type="float">
            <text:p>15.90424</text:p>
          </table:table-cell>
          <table:table-cell table:number-columns-repeated="1019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8.10</text:p>
          </table:table-cell>
          <table:table-cell office:value-type="float" office:value="9.13714" calcext:value-type="float">
            <text:p>9.13714</text:p>
          </table:table-cell>
          <table:table-cell table:number-columns-repeated="1019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4.04</text:p>
          </table:table-cell>
          <table:table-cell office:value-type="float" office:value="3.9848" calcext:value-type="float">
            <text:p>3.9848</text:p>
          </table:table-cell>
          <table:table-cell table:number-columns-repeated="1019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1.39</text:p>
          </table:table-cell>
          <table:table-cell office:value-type="float" office:value="1.2082837358556" calcext:value-type="float">
            <text:p>1.2082837358556</text:p>
          </table:table-cell>
          <table:table-cell table:number-columns-repeated="1019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office:value-type="string" calcext:value-type="string">
            <text:p>0.43</text:p>
          </table:table-cell>
          <table:table-cell office:value-type="float" office:value="0.48499" calcext:value-type="float">
            <text:p>0.48499</text:p>
          </table:table-cell>
          <table:table-cell table:number-columns-repeated="1019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5.10</text:p>
          </table:table-cell>
          <table:table-cell office:value-type="float" office:value="3.70592516234288" calcext:value-type="float">
            <text:p>3.70592516234288</text:p>
          </table:table-cell>
          <table:table-cell table:number-columns-repeated="1019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6.72</text:p>
          </table:table-cell>
          <table:table-cell office:value-type="float" office:value="5.10205" calcext:value-type="float">
            <text:p>5.10205</text:p>
          </table:table-cell>
          <table:table-cell table:number-columns-repeated="1019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16.40</text:p>
          </table:table-cell>
          <table:table-cell office:value-type="float" office:value="13.3575993073596" calcext:value-type="float">
            <text:p>13.3575993073596</text:p>
          </table:table-cell>
          <table:table-cell table:number-columns-repeated="1019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7.73</text:p>
          </table:table-cell>
          <table:table-cell office:value-type="float" office:value="7.41988" calcext:value-type="float">
            <text:p>7.41988</text:p>
          </table:table-cell>
          <table:table-cell table:number-columns-repeated="1019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office:value-type="string" calcext:value-type="string">
            <text:p>31.10</text:p>
          </table:table-cell>
          <table:table-cell office:value-type="float" office:value="39.24823" calcext:value-type="float">
            <text:p>39.24823</text:p>
          </table:table-cell>
          <table:table-cell table:number-columns-repeated="1019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2.37</text:p>
          </table:table-cell>
          <table:table-cell office:value-type="float" office:value="1.89601" calcext:value-type="float">
            <text:p>1.89601</text:p>
          </table:table-cell>
          <table:table-cell table:number-columns-repeated="1019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7.13</text:p>
          </table:table-cell>
          <table:table-cell office:value-type="float" office:value="8.01658" calcext:value-type="float">
            <text:p>8.01658</text:p>
          </table:table-cell>
          <table:table-cell table:number-columns-repeated="1019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office:value-type="string" calcext:value-type="string">
            <text:p>1.75</text:p>
          </table:table-cell>
          <table:table-cell office:value-type="float" office:value="0.983231694051404" calcext:value-type="float">
            <text:p>0.983231694051404</text:p>
          </table:table-cell>
          <table:table-cell table:number-columns-repeated="1019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office:value-type="string" calcext:value-type="string">
            <text:p>2.27</text:p>
          </table:table-cell>
          <table:table-cell office:value-type="float" office:value="1.28688958983945" calcext:value-type="float">
            <text:p>1.28688958983945</text:p>
          </table:table-cell>
          <table:table-cell table:number-columns-repeated="1019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office:value-type="string" calcext:value-type="string">
            <text:p>2.62</text:p>
          </table:table-cell>
          <table:table-cell office:value-type="float" office:value="1.78080064126227" calcext:value-type="float">
            <text:p>1.78080064126227</text:p>
          </table:table-cell>
          <table:table-cell table:number-columns-repeated="1019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office:value-type="string" calcext:value-type="string">
            <text:p>11.70</text:p>
          </table:table-cell>
          <table:table-cell office:value-type="float" office:value="9.97285827875427" calcext:value-type="float">
            <text:p>9.97285827875427</text:p>
          </table:table-cell>
          <table:table-cell table:number-columns-repeated="1019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office:value-type="string" calcext:value-type="string">
            <text:p>3.95</text:p>
          </table:table-cell>
          <table:table-cell office:value-type="float" office:value="3.73017064808043" calcext:value-type="float">
            <text:p>3.73017064808043</text:p>
          </table:table-cell>
          <table:table-cell table:number-columns-repeated="1019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office:value-type="string" calcext:value-type="string">
            <text:p>3.34</text:p>
          </table:table-cell>
          <table:table-cell office:value-type="float" office:value="2.39096" calcext:value-type="float">
            <text:p>2.39096</text:p>
          </table:table-cell>
          <table:table-cell table:number-columns-repeated="1019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office:value-type="string" calcext:value-type="string">
            <text:p>1.12</text:p>
          </table:table-cell>
          <table:table-cell office:value-type="float" office:value="1.19858" calcext:value-type="float">
            <text:p>1.19858</text:p>
          </table:table-cell>
          <table:table-cell table:number-columns-repeated="1019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office:value-type="string" calcext:value-type="string">
            <text:p>24.90</text:p>
          </table:table-cell>
          <table:table-cell office:value-type="float" office:value="31.3548206430479" calcext:value-type="float">
            <text:p>31.3548206430479</text:p>
          </table:table-cell>
          <table:table-cell table:number-columns-repeated="1019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office:value-type="string" calcext:value-type="string">
            <text:p>61.40</text:p>
          </table:table-cell>
          <table:table-cell office:value-type="float" office:value="46.3534919158951" calcext:value-type="float">
            <text:p>46.3534919158951</text:p>
          </table:table-cell>
          <table:table-cell table:number-columns-repeated="1019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office:value-type="string" calcext:value-type="string">
            <text:p>8.66</text:p>
          </table:table-cell>
          <table:table-cell office:value-type="float" office:value="6.31522174707763" calcext:value-type="float">
            <text:p>6.31522174707763</text:p>
          </table:table-cell>
          <table:table-cell table:number-columns-repeated="1019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office:value-type="string" calcext:value-type="string">
            <text:p>5.81</text:p>
          </table:table-cell>
          <table:table-cell office:value-type="float" office:value="4.87820108782364" calcext:value-type="float">
            <text:p>4.87820108782364</text:p>
          </table:table-cell>
          <table:table-cell table:number-columns-repeated="1019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office:value-type="string" calcext:value-type="string">
            <text:p>11.40</text:p>
          </table:table-cell>
          <table:table-cell office:value-type="float" office:value="10.950470254019" calcext:value-type="float">
            <text:p>10.950470254019</text:p>
          </table:table-cell>
          <table:table-cell table:number-columns-repeated="1019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office:value-type="string" calcext:value-type="string">
            <text:p>1.25</text:p>
          </table:table-cell>
          <table:table-cell office:value-type="float" office:value="1.33108" calcext:value-type="float">
            <text:p>1.33108</text:p>
          </table:table-cell>
          <table:table-cell table:number-columns-repeated="1019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office:value-type="string" calcext:value-type="string">
            <text:p>7.35</text:p>
          </table:table-cell>
          <table:table-cell office:value-type="float" office:value="7.78582164454632" calcext:value-type="float">
            <text:p>7.78582164454632</text:p>
          </table:table-cell>
          <table:table-cell table:number-columns-repeated="1019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office:value-type="string" calcext:value-type="string">
            <text:p>3.69</text:p>
          </table:table-cell>
          <table:table-cell office:value-type="float" office:value="3.49569589650816" calcext:value-type="float">
            <text:p>3.49569589650816</text:p>
          </table:table-cell>
          <table:table-cell table:number-columns-repeated="1019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4.13</text:p>
          </table:table-cell>
          <table:table-cell office:value-type="float" office:value="4.79876" calcext:value-type="float">
            <text:p>4.79876</text:p>
          </table:table-cell>
          <table:table-cell table:number-columns-repeated="1019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office:value-type="string" calcext:value-type="string">
            <text:p>5.26</text:p>
          </table:table-cell>
          <table:table-cell office:value-type="float" office:value="4.97680996166255" calcext:value-type="float">
            <text:p>4.97680996166255</text:p>
          </table:table-cell>
          <table:table-cell table:number-columns-repeated="1019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office:value-type="string" calcext:value-type="string">
            <text:p>3.75</text:p>
          </table:table-cell>
          <table:table-cell office:value-type="float" office:value="2.37103916994714" calcext:value-type="float">
            <text:p>2.37103916994714</text:p>
          </table:table-cell>
          <table:table-cell table:number-columns-repeated="1019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office:value-type="string" calcext:value-type="string">
            <text:p>6.27</text:p>
          </table:table-cell>
          <table:table-cell office:value-type="float" office:value="6.731776326352" calcext:value-type="float">
            <text:p>6.731776326352</text:p>
          </table:table-cell>
          <table:table-cell table:number-columns-repeated="1019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office:value-type="string" calcext:value-type="string">
            <text:p>7.53</text:p>
          </table:table-cell>
          <table:table-cell office:value-type="float" office:value="7.85936781357485" calcext:value-type="float">
            <text:p>7.85936781357485</text:p>
          </table:table-cell>
          <table:table-cell table:number-columns-repeated="1019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1.65</text:p>
          </table:table-cell>
          <table:table-cell office:value-type="float" office:value="0.66528" calcext:value-type="float">
            <text:p>0.66528</text:p>
          </table:table-cell>
          <table:table-cell table:number-columns-repeated="1019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office:value-type="string" calcext:value-type="string">
            <text:p>24.00</text:p>
          </table:table-cell>
          <table:table-cell office:value-type="float" office:value="25.5949712714044" calcext:value-type="float">
            <text:p>25.5949712714044</text:p>
          </table:table-cell>
          <table:table-cell table:number-columns-repeated="1019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office:value-type="string" calcext:value-type="string">
            <text:p>2.33</text:p>
          </table:table-cell>
          <table:table-cell office:value-type="float" office:value="1.70431" calcext:value-type="float">
            <text:p>1.70431</text:p>
          </table:table-cell>
          <table:table-cell table:number-columns-repeated="1019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office:value-type="string" calcext:value-type="string">
            <text:p>2.51</text:p>
          </table:table-cell>
          <table:table-cell office:value-type="float" office:value="2.16452496143802" calcext:value-type="float">
            <text:p>2.16452496143802</text:p>
          </table:table-cell>
          <table:table-cell table:number-columns-repeated="1019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office:value-type="string" calcext:value-type="string">
            <text:p>22.00</text:p>
          </table:table-cell>
          <table:table-cell office:value-type="float" office:value="14.306425917345" calcext:value-type="float">
            <text:p>14.306425917345</text:p>
          </table:table-cell>
          <table:table-cell table:number-columns-repeated="1019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office:value-type="string" calcext:value-type="string">
            <text:p>0.44</text:p>
          </table:table-cell>
          <table:table-cell office:value-type="float" office:value="0.354844161442387" calcext:value-type="float">
            <text:p>0.354844161442387</text:p>
          </table:table-cell>
          <table:table-cell table:number-columns-repeated="1019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office:value-type="string" calcext:value-type="string">
            <text:p>1.85</text:p>
          </table:table-cell>
          <table:table-cell office:value-type="float" office:value="1.47454" calcext:value-type="float">
            <text:p>1.47454</text:p>
          </table:table-cell>
          <table:table-cell table:number-columns-repeated="1019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1.94</text:p>
          </table:table-cell>
          <table:table-cell office:value-type="float" office:value="1.82438" calcext:value-type="float">
            <text:p>1.82438</text:p>
          </table:table-cell>
          <table:table-cell table:number-columns-repeated="1019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office:value-type="string" calcext:value-type="string">
            <text:p>0.44</text:p>
          </table:table-cell>
          <table:table-cell office:value-type="float" office:value="0.313593779507722" calcext:value-type="float">
            <text:p>0.313593779507722</text:p>
          </table:table-cell>
          <table:table-cell table:number-columns-repeated="1019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office:value-type="string" calcext:value-type="string">
            <text:p>6.61</text:p>
          </table:table-cell>
          <table:table-cell office:value-type="float" office:value="6.20433136639516" calcext:value-type="float">
            <text:p>6.20433136639516</text:p>
          </table:table-cell>
          <table:table-cell table:number-columns-repeated="1019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office:value-type="string" calcext:value-type="string">
            <text:p>3.44</text:p>
          </table:table-cell>
          <table:table-cell office:value-type="float" office:value="4.43657042349079" calcext:value-type="float">
            <text:p>4.43657042349079</text:p>
          </table:table-cell>
          <table:table-cell table:number-columns-repeated="1019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office:value-type="string" calcext:value-type="string">
            <text:p>24.40</text:p>
          </table:table-cell>
          <table:table-cell office:value-type="float" office:value="23.6586982057769" calcext:value-type="float">
            <text:p>23.6586982057769</text:p>
          </table:table-cell>
          <table:table-cell table:number-columns-repeated="1019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office:value-type="string" calcext:value-type="string">
            <text:p>26.00</text:p>
          </table:table-cell>
          <table:table-cell office:value-type="float" office:value="16.9057369433692" calcext:value-type="float">
            <text:p>16.9057369433692</text:p>
          </table:table-cell>
          <table:table-cell table:number-columns-repeated="1019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office:value-type="string" calcext:value-type="string">
            <text:p>20.10</text:p>
          </table:table-cell>
          <table:table-cell office:value-type="float" office:value="19.8654000349272" calcext:value-type="float">
            <text:p>19.8654000349272</text:p>
          </table:table-cell>
          <table:table-cell table:number-columns-repeated="1019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office:value-type="string" calcext:value-type="string">
            <text:p>6.39</text:p>
          </table:table-cell>
          <table:table-cell office:value-type="float" office:value="4.71962" calcext:value-type="float">
            <text:p>4.71962</text:p>
          </table:table-cell>
          <table:table-cell table:number-columns-repeated="1019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office:value-type="string" calcext:value-type="string">
            <text:p>0.47</text:p>
          </table:table-cell>
          <table:table-cell office:value-type="float" office:value="0.427661419775076" calcext:value-type="float">
            <text:p>0.427661419775076</text:p>
          </table:table-cell>
          <table:table-cell table:number-columns-repeated="1019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office:value-type="string" calcext:value-type="string">
            <text:p>3.59</text:p>
          </table:table-cell>
          <table:table-cell office:value-type="float" office:value="4.53878" calcext:value-type="float">
            <text:p>4.53878</text:p>
          </table:table-cell>
          <table:table-cell table:number-columns-repeated="1019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office:value-type="string" calcext:value-type="string">
            <text:p>5.96</text:p>
          </table:table-cell>
          <table:table-cell office:value-type="float" office:value="4.92249" calcext:value-type="float">
            <text:p>4.92249</text:p>
          </table:table-cell>
          <table:table-cell table:number-columns-repeated="1019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office:value-type="string" calcext:value-type="string">
            <text:p>0.18</text:p>
          </table:table-cell>
          <table:table-cell office:value-type="float" office:value="0.155061694427219" calcext:value-type="float">
            <text:p>0.155061694427219</text:p>
          </table:table-cell>
          <table:table-cell table:number-columns-repeated="1019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office:value-type="string" calcext:value-type="string">
            <text:p>0.78</text:p>
          </table:table-cell>
          <table:table-cell office:value-type="float" office:value="0.67854" calcext:value-type="float">
            <text:p>0.67854</text:p>
          </table:table-cell>
          <table:table-cell table:number-columns-repeated="1019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office:value-type="string" calcext:value-type="string">
            <text:p>2.41</text:p>
          </table:table-cell>
          <table:table-cell office:value-type="float" office:value="1.57721834438954" calcext:value-type="float">
            <text:p>1.57721834438954</text:p>
          </table:table-cell>
          <table:table-cell table:number-columns-repeated="1019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office:value-type="string" calcext:value-type="string">
            <text:p>2.29</text:p>
          </table:table-cell>
          <table:table-cell office:value-type="float" office:value="2.23337" calcext:value-type="float">
            <text:p>2.23337</text:p>
          </table:table-cell>
          <table:table-cell table:number-columns-repeated="1019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office:value-type="string" calcext:value-type="string">
            <text:p>13.80</text:p>
          </table:table-cell>
          <table:table-cell office:value-type="float" office:value="13.9219" calcext:value-type="float">
            <text:p>13.9219</text:p>
          </table:table-cell>
          <table:table-cell table:number-columns-repeated="1019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office:value-type="string" calcext:value-type="string">
            <text:p>2.65</text:p>
          </table:table-cell>
          <table:table-cell office:value-type="float" office:value="2.45015" calcext:value-type="float">
            <text:p>2.45015</text:p>
          </table:table-cell>
          <table:table-cell table:number-columns-repeated="1019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office:value-type="string" calcext:value-type="string">
            <text:p>7.07</text:p>
          </table:table-cell>
          <table:table-cell office:value-type="float" office:value="9.43489172887119" calcext:value-type="float">
            <text:p>9.43489172887119</text:p>
          </table:table-cell>
          <table:table-cell table:number-columns-repeated="1019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office:value-type="string" calcext:value-type="string">
            <text:p>6.06</text:p>
          </table:table-cell>
          <table:table-cell office:value-type="float" office:value="5.43181465901885" calcext:value-type="float">
            <text:p>5.43181465901885</text:p>
          </table:table-cell>
          <table:table-cell table:number-columns-repeated="1019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office:value-type="string" calcext:value-type="string">
            <text:p>0.69</text:p>
          </table:table-cell>
          <table:table-cell office:value-type="float" office:value="0.698849127910571" calcext:value-type="float">
            <text:p>0.698849127910571</text:p>
          </table:table-cell>
          <table:table-cell table:number-columns-repeated="1019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office:value-type="string" calcext:value-type="string">
            <text:p>8.50</text:p>
          </table:table-cell>
          <table:table-cell office:value-type="float" office:value="8.62958165697557" calcext:value-type="float">
            <text:p>8.62958165697557</text:p>
          </table:table-cell>
          <table:table-cell table:number-columns-repeated="1019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office:value-type="string" calcext:value-type="string">
            <text:p>1.52</text:p>
          </table:table-cell>
          <table:table-cell office:value-type="float" office:value="1.47205066460179" calcext:value-type="float">
            <text:p>1.47205066460179</text:p>
          </table:table-cell>
          <table:table-cell table:number-columns-repeated="1019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office:value-type="string" calcext:value-type="string">
            <text:p>18.00</text:p>
          </table:table-cell>
          <table:table-cell office:value-type="float" office:value="19.59852" calcext:value-type="float">
            <text:p>19.59852</text:p>
          </table:table-cell>
          <table:table-cell table:number-columns-repeated="1019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office:value-type="string" calcext:value-type="string">
            <text:p>1.98</text:p>
          </table:table-cell>
          <table:table-cell office:value-type="float" office:value="1.8489094410429" calcext:value-type="float">
            <text:p>1.8489094410429</text:p>
          </table:table-cell>
          <table:table-cell table:number-columns-repeated="1019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office:value-type="string" calcext:value-type="string">
            <text:p>2.39</text:p>
          </table:table-cell>
          <table:table-cell office:value-type="float" office:value="1.65744822571337" calcext:value-type="float">
            <text:p>1.65744822571337</text:p>
          </table:table-cell>
          <table:table-cell table:number-columns-repeated="1019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office:value-type="string" calcext:value-type="string">
            <text:p>0.12</text:p>
          </table:table-cell>
          <table:table-cell office:value-type="float" office:value="0.134626067672384" calcext:value-type="float">
            <text:p>0.134626067672384</text:p>
          </table:table-cell>
          <table:table-cell table:number-columns-repeated="1019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office:value-type="string" calcext:value-type="string">
            <text:p>1.01</text:p>
          </table:table-cell>
          <table:table-cell office:value-type="float" office:value="0.946763358208351" calcext:value-type="float">
            <text:p>0.946763358208351</text:p>
          </table:table-cell>
          <table:table-cell table:number-columns-repeated="1019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office:value-type="string" calcext:value-type="string">
            <text:p>9.53</text:p>
          </table:table-cell>
          <table:table-cell office:value-type="float" office:value="11.7796623689123" calcext:value-type="float">
            <text:p>11.7796623689123</text:p>
          </table:table-cell>
          <table:table-cell table:number-columns-repeated="1019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office:value-type="string" calcext:value-type="string">
            <text:p>0.18</text:p>
          </table:table-cell>
          <table:table-cell office:value-type="float" office:value="0.235814466340638" calcext:value-type="float">
            <text:p>0.235814466340638</text:p>
          </table:table-cell>
          <table:table-cell table:number-columns-repeated="1019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office:value-type="string" calcext:value-type="string">
            <text:p>2.58</text:p>
          </table:table-cell>
          <table:table-cell office:value-type="float" office:value="3.23895321217" calcext:value-type="float">
            <text:p>3.23895321217</text:p>
          </table:table-cell>
          <table:table-cell table:number-columns-repeated="1019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office:value-type="string" calcext:value-type="string">
            <text:p>2.86</text:p>
          </table:table-cell>
          <table:table-cell office:value-type="float" office:value="2.18423000711445" calcext:value-type="float">
            <text:p>2.18423000711445</text:p>
          </table:table-cell>
          <table:table-cell table:number-columns-repeated="1019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office:value-type="string" calcext:value-type="string">
            <text:p>50.30</text:p>
          </table:table-cell>
          <table:table-cell office:value-type="float" office:value="43.8418603688704" calcext:value-type="float">
            <text:p>43.8418603688704</text:p>
          </table:table-cell>
          <table:table-cell table:number-columns-repeated="1019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office:value-type="string" calcext:value-type="string">
            <text:p>12.60</text:p>
          </table:table-cell>
          <table:table-cell office:value-type="float" office:value="9.68359371940636" calcext:value-type="float">
            <text:p>9.68359371940636</text:p>
          </table:table-cell>
          <table:table-cell table:number-columns-repeated="1019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office:value-type="string" calcext:value-type="string">
            <text:p>1.97</text:p>
          </table:table-cell>
          <table:table-cell office:value-type="float" office:value="1.58404285286317" calcext:value-type="float">
            <text:p>1.58404285286317</text:p>
          </table:table-cell>
          <table:table-cell table:number-columns-repeated="1019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office:value-type="string" calcext:value-type="string">
            <text:p>0.82</text:p>
          </table:table-cell>
          <table:table-cell office:value-type="float" office:value="0.562745232520731" calcext:value-type="float">
            <text:p>0.562745232520731</text:p>
          </table:table-cell>
          <table:table-cell table:number-columns-repeated="1019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office:value-type="string" calcext:value-type="string">
            <text:p>23.20</text:p>
          </table:table-cell>
          <table:table-cell office:value-type="float" office:value="22.6140469814277" calcext:value-type="float">
            <text:p>22.6140469814277</text:p>
          </table:table-cell>
          <table:table-cell table:number-columns-repeated="1019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office:value-type="string" calcext:value-type="string">
            <text:p>6.36</text:p>
          </table:table-cell>
          <table:table-cell office:value-type="float" office:value="6.37318068359884" calcext:value-type="float">
            <text:p>6.37318068359884</text:p>
          </table:table-cell>
          <table:table-cell table:number-columns-repeated="1019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office:value-type="string" calcext:value-type="string">
            <text:p>3.14</text:p>
          </table:table-cell>
          <table:table-cell office:value-type="float" office:value="2.29415115424027" calcext:value-type="float">
            <text:p>2.29415115424027</text:p>
          </table:table-cell>
          <table:table-cell table:number-columns-repeated="1019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office:value-type="string" calcext:value-type="string">
            <text:p>12.70</text:p>
          </table:table-cell>
          <table:table-cell office:value-type="float" office:value="6.54064945005592" calcext:value-type="float">
            <text:p>6.54064945005592</text:p>
          </table:table-cell>
          <table:table-cell table:number-columns-repeated="1019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office:value-type="string" calcext:value-type="string">
            <text:p>4.22</text:p>
          </table:table-cell>
          <table:table-cell office:value-type="float" office:value="3.08821372648718" calcext:value-type="float">
            <text:p>3.08821372648718</text:p>
          </table:table-cell>
          <table:table-cell table:number-columns-repeated="1019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office:value-type="string" calcext:value-type="string">
            <text:p>2.52</text:p>
          </table:table-cell>
          <table:table-cell office:value-type="float" office:value="1.97877374209992" calcext:value-type="float">
            <text:p>1.97877374209992</text:p>
          </table:table-cell>
          <table:table-cell table:number-columns-repeated="1019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office:value-type="string" calcext:value-type="string">
            <text:p>1.12</text:p>
          </table:table-cell>
          <table:table-cell office:value-type="float" office:value="1.0985744171331" calcext:value-type="float">
            <text:p>1.0985744171331</text:p>
          </table:table-cell>
          <table:table-cell table:number-columns-repeated="1019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office:value-type="string" calcext:value-type="string">
            <text:p>0.75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1.00</text:p>
          </table:table-cell>
          <table:table-cell office:value-type="float" office:value="0.901443423951588" calcext:value-type="float">
            <text:p>0.901443423951588</text:p>
          </table:table-cell>
          <table:table-cell table:number-columns-repeated="1019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office:value-type="string" calcext:value-type="string">
            <text:p>15.60</text:p>
          </table:table-cell>
          <table:table-cell office:value-type="float" office:value="16.3135957498599" calcext:value-type="float">
            <text:p>16.3135957498599</text:p>
          </table:table-cell>
          <table:table-cell table:number-columns-repeated="1019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office:value-type="string" calcext:value-type="string">
            <text:p>2.70</text:p>
          </table:table-cell>
          <table:table-cell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19.60</text:p>
          </table:table-cell>
          <table:table-cell office:value-type="float" office:value="17.5522003268644" calcext:value-type="float">
            <text:p>17.5522003268644</text:p>
          </table:table-cell>
          <table:table-cell table:number-columns-repeated="1019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office:value-type="string" calcext:value-type="string">
            <text:p>1.59</text:p>
          </table:table-cell>
          <table:table-cell office:value-type="float" office:value="1.52298419451358" calcext:value-type="float">
            <text:p>1.52298419451358</text:p>
          </table:table-cell>
          <table:table-cell table:number-columns-repeated="1019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office:value-type="string" calcext:value-type="string">
            <text:p>0.26</text:p>
          </table:table-cell>
          <table:table-cell office:value-type="float" office:value="0.347018162563478" calcext:value-type="float">
            <text:p>0.347018162563478</text:p>
          </table:table-cell>
          <table:table-cell table:number-columns-repeated="1019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office:value-type="string" calcext:value-type="string">
            <text:p>4.12</text:p>
          </table:table-cell>
          <table:table-cell office:value-type="float" office:value="2.6714477065517" calcext:value-type="float">
            <text:p>2.6714477065517</text:p>
          </table:table-cell>
          <table:table-cell table:number-columns-repeated="1019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office:value-type="string" calcext:value-type="string">
            <text:p>0.62</text:p>
          </table:table-cell>
          <table:table-cell office:value-type="float" office:value="0.461147226115362" calcext:value-type="float">
            <text:p>0.461147226115362</text:p>
          </table:table-cell>
          <table:table-cell table:number-columns-repeated="1019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office:value-type="string" calcext:value-type="string">
            <text:p>0.55</text:p>
          </table:table-cell>
          <table:table-cell office:value-type="float" office:value="0.525583784589751" calcext:value-type="float">
            <text:p>0.525583784589751</text:p>
          </table:table-cell>
          <table:table-cell table:number-columns-repeated="1019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office:value-type="string" calcext:value-type="string">
            <text:p>0.74</text:p>
          </table:table-cell>
          <table:table-cell office:value-type="float" office:value="0.430588549671125" calcext:value-type="float">
            <text:p>0.430588549671125</text:p>
          </table:table-cell>
          <table:table-cell table:number-columns-repeated="1019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office:value-type="string" calcext:value-type="string">
            <text:p>1.26</text:p>
          </table:table-cell>
          <table:table-cell office:value-type="float" office:value="1.24593526873123" calcext:value-type="float">
            <text:p>1.24593526873123</text:p>
          </table:table-cell>
          <table:table-cell table:number-columns-repeated="1019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office:value-type="string" calcext:value-type="string">
            <text:p>1.92</text:p>
          </table:table-cell>
          <table:table-cell office:value-type="float" office:value="1.29229574436812" calcext:value-type="float">
            <text:p>1.29229574436812</text:p>
          </table:table-cell>
          <table:table-cell table:number-columns-repeated="1019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office:value-type="string" calcext:value-type="string">
            <text:p>2.40</text:p>
          </table:table-cell>
          <table:table-cell office:value-type="float" office:value="1.42368189423574" calcext:value-type="float">
            <text:p>1.42368189423574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</text:p>
          </table:table-cell>
          <table:table-cell office:value-type="float" office:value="0.67" calcext:value-type="float">
            <text:p>0.67</text:p>
          </table:table-cell>
          <table:table-cell office:value-type="float" office:value="0.721" calcext:value-type="float">
            <text:p>0.72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</text:p>
          </table:table-cell>
          <table:table-cell office:value-type="float" office:value="1.85" calcext:value-type="float">
            <text:p>1.85</text:p>
          </table:table-cell>
          <table:table-cell office:value-type="float" office:value="1.961" calcext:value-type="float">
            <text:p>1.96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</text:p>
          </table:table-cell>
          <table:table-cell office:value-type="float" office:value="0.52" calcext:value-type="float">
            <text:p>0.52</text:p>
          </table:table-cell>
          <table:table-cell office:value-type="float" office:value="0.656" calcext:value-type="float">
            <text:p>0.6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</text:p>
          </table:table-cell>
          <table:table-cell office:value-type="float" office:value="1.05" calcext:value-type="float">
            <text:p>1.05</text:p>
          </table:table-cell>
          <table:table-cell office:value-type="float" office:value="1.756" calcext:value-type="float">
            <text:p>1.7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</text:p>
          </table:table-cell>
          <table:table-cell office:value-type="float" office:value="1.21" calcext:value-type="float">
            <text:p>1.21</text:p>
          </table:table-cell>
          <table:table-cell office:value-type="float" office:value="1.616" calcext:value-type="float">
            <text:p>1.61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6</text:p>
          </table:table-cell>
          <table:table-cell office:value-type="float" office:value="2.36" calcext:value-type="float">
            <text:p>2.36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7</text:p>
          </table:table-cell>
          <table:table-cell office:value-type="float" office:value="3.67" calcext:value-type="float">
            <text:p>3.67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8</text:p>
          </table:table-cell>
          <table:table-cell office:value-type="float" office:value="25.21" calcext:value-type="float">
            <text:p>25.21</text:p>
          </table:table-cell>
          <table:table-cell office:value-type="float" office:value="30.226" calcext:value-type="float">
            <text:p>30.22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9</text:p>
          </table:table-cell>
          <table:table-cell office:value-type="float" office:value="28.79" calcext:value-type="float">
            <text:p>28.79</text:p>
          </table:table-cell>
          <table:table-cell office:value-type="float" office:value="31.756" calcext:value-type="float">
            <text:p>31.7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0</text:p>
          </table:table-cell>
          <table:table-cell office:value-type="float" office:value="33.94" calcext:value-type="float">
            <text:p>33.94</text:p>
          </table:table-cell>
          <table:table-cell office:value-type="float" office:value="28.586" calcext:value-type="float">
            <text:p>28.58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1</text:p>
          </table:table-cell>
          <table:table-cell office:value-type="float" office:value="27.54" calcext:value-type="float">
            <text:p>27.54</text:p>
          </table:table-cell>
          <table:table-cell office:value-type="float" office:value="25.12" calcext:value-type="float">
            <text:p>25.12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2</text:p>
          </table:table-cell>
          <table:table-cell office:value-type="float" office:value="10.58" calcext:value-type="float">
            <text:p>10.58</text:p>
          </table:table-cell>
          <table:table-cell office:value-type="float" office:value="14.661" calcext:value-type="float">
            <text:p>14.66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3</text:p>
          </table:table-cell>
          <table:table-cell office:value-type="float" office:value="13.04" calcext:value-type="float">
            <text:p>13.04</text:p>
          </table:table-cell>
          <table:table-cell office:value-type="float" office:value="17.146" calcext:value-type="float">
            <text:p>17.1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4</text:p>
          </table:table-cell>
          <table:table-cell office:value-type="float" office:value="21.51" calcext:value-type="float">
            <text:p>21.51</text:p>
          </table:table-cell>
          <table:table-cell office:value-type="float" office:value="24.756" calcext:value-type="float">
            <text:p>24.7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5</text:p>
          </table:table-cell>
          <table:table-cell office:value-type="float" office:value="26.05" calcext:value-type="float">
            <text:p>26.05</text:p>
          </table:table-cell>
          <table:table-cell office:value-type="float" office:value="28.679" calcext:value-type="float">
            <text:p>28.679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6</text:p>
          </table:table-cell>
          <table:table-cell office:value-type="float" office:value="31.91" calcext:value-type="float">
            <text:p>31.91</text:p>
          </table:table-cell>
          <table:table-cell office:value-type="float" office:value="33.566" calcext:value-type="float">
            <text:p>33.56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7</text:p>
          </table:table-cell>
          <table:table-cell office:value-type="float" office:value="29.94" calcext:value-type="float">
            <text:p>29.94</text:p>
          </table:table-cell>
          <table:table-cell office:value-type="float" office:value="26.445" calcext:value-type="float">
            <text:p>26.44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8</text:p>
          </table:table-cell>
          <table:table-cell office:value-type="float" office:value="20.15" calcext:value-type="float">
            <text:p>20.15</text:p>
          </table:table-cell>
          <table:table-cell office:value-type="float" office:value="24.753" calcext:value-type="float">
            <text:p>24.75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19</text:p>
          </table:table-cell>
          <table:table-cell office:value-type="float" office:value="23.69" calcext:value-type="float">
            <text:p>23.69</text:p>
          </table:table-cell>
          <table:table-cell office:value-type="float" office:value="20.518" calcext:value-type="float">
            <text:p>20.518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0</text:p>
          </table:table-cell>
          <table:table-cell office:value-type="float" office:value="14.2" calcext:value-type="float">
            <text:p>14.2</text:p>
          </table:table-cell>
          <table:table-cell office:value-type="float" office:value="18.056" calcext:value-type="float">
            <text:p>18.0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1</text:p>
          </table:table-cell>
          <table:table-cell office:value-type="float" office:value="14.8" calcext:value-type="float">
            <text:p>14.8</text:p>
          </table:table-cell>
          <table:table-cell office:value-type="float" office:value="18.56" calcext:value-type="float">
            <text:p>18.5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2</text:p>
          </table:table-cell>
          <table:table-cell office:value-type="float" office:value="19.12" calcext:value-type="float">
            <text:p>19.12</text:p>
          </table:table-cell>
          <table:table-cell office:value-type="float" office:value="17.476" calcext:value-type="float">
            <text:p>17.47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3</text:p>
          </table:table-cell>
          <table:table-cell office:value-type="float" office:value="9.55" calcext:value-type="float">
            <text:p>9.55</text:p>
          </table:table-cell>
          <table:table-cell office:value-type="float" office:value="5.82" calcext:value-type="float">
            <text:p>5.82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4</text:p>
          </table:table-cell>
          <table:table-cell office:value-type="float" office:value="9.41" calcext:value-type="float">
            <text:p>9.41</text:p>
          </table:table-cell>
          <table:table-cell office:value-type="float" office:value="7.477" calcext:value-type="float">
            <text:p>7.477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5</text:p>
          </table:table-cell>
          <table:table-cell office:value-type="float" office:value="11.02" calcext:value-type="float">
            <text:p>11.02</text:p>
          </table:table-cell>
          <table:table-cell office:value-type="float" office:value="14.916" calcext:value-type="float">
            <text:p>14.91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6</text:p>
          </table:table-cell>
          <table:table-cell office:value-type="float" office:value="3.85" calcext:value-type="float">
            <text:p>3.85</text:p>
          </table:table-cell>
          <table:table-cell office:value-type="float" office:value="4.087" calcext:value-type="float">
            <text:p>4.087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7</text:p>
          </table:table-cell>
          <table:table-cell office:value-type="float" office:value="2.12" calcext:value-type="float">
            <text:p>2.12</text:p>
          </table:table-cell>
          <table:table-cell office:value-type="float" office:value="3.603" calcext:value-type="float">
            <text:p>3.60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8</text:p>
          </table:table-cell>
          <table:table-cell office:value-type="float" office:value="2.55" calcext:value-type="float">
            <text:p>2.55</text:p>
          </table:table-cell>
          <table:table-cell office:value-type="float" office:value="3.427" calcext:value-type="float">
            <text:p>3.427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29</text:p>
          </table:table-cell>
          <table:table-cell office:value-type="float" office:value="0.89" calcext:value-type="float">
            <text:p>0.89</text:p>
          </table:table-cell>
          <table:table-cell office:value-type="float" office:value="1.306" calcext:value-type="float">
            <text:p>1.30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0</text:p>
          </table:table-cell>
          <table:table-cell office:value-type="float" office:value="1.06" calcext:value-type="float">
            <text:p>1.06</text:p>
          </table:table-cell>
          <table:table-cell office:value-type="float" office:value="1.646" calcext:value-type="float">
            <text:p>1.6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1</text:p>
          </table:table-cell>
          <table:table-cell office:value-type="float" office:value="2.21" calcext:value-type="float">
            <text:p>2.21</text:p>
          </table:table-cell>
          <table:table-cell office:value-type="float" office:value="1.74" calcext:value-type="float">
            <text:p>1.74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2</text:p>
          </table:table-cell>
          <table:table-cell office:value-type="float" office:value="0.94" calcext:value-type="float">
            <text:p>0.94</text:p>
          </table:table-cell>
          <table:table-cell office:value-type="float" office:value="1.198" calcext:value-type="float">
            <text:p>1.198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3</text:p>
          </table:table-cell>
          <table:table-cell office:value-type="float" office:value="0.96" calcext:value-type="float">
            <text:p>0.96</text:p>
          </table:table-cell>
          <table:table-cell office:value-type="float" office:value="1.741" calcext:value-type="float">
            <text:p>1.74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4</text:p>
          </table:table-cell>
          <table:table-cell office:value-type="float" office:value="9.87" calcext:value-type="float">
            <text:p>9.87</text:p>
          </table:table-cell>
          <table:table-cell office:value-type="float" office:value="7.546" calcext:value-type="float">
            <text:p>7.5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5</text:p>
          </table:table-cell>
          <table:table-cell office:value-type="float" office:value="8.25" calcext:value-type="float">
            <text:p>8.25</text:p>
          </table:table-cell>
          <table:table-cell office:value-type="float" office:value="6.66" calcext:value-type="float">
            <text:p>6.6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6</text:p>
          </table:table-cell>
          <table:table-cell office:value-type="float" office:value="0.64" calcext:value-type="float">
            <text:p>0.64</text:p>
          </table:table-cell>
          <table:table-cell office:value-type="float" office:value="0.618" calcext:value-type="float">
            <text:p>0.618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7</text:p>
          </table:table-cell>
          <table:table-cell office:value-type="float" office:value="0.55" calcext:value-type="float">
            <text:p>0.55</text:p>
          </table:table-cell>
          <table:table-cell office:value-type="float" office:value="0.721" calcext:value-type="float">
            <text:p>0.72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8</text:p>
          </table:table-cell>
          <table:table-cell office:value-type="float" office:value="0.84" calcext:value-type="float">
            <text:p>0.84</text:p>
          </table:table-cell>
          <table:table-cell office:value-type="float" office:value="0.763" calcext:value-type="float">
            <text:p>0.76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39</text:p>
          </table:table-cell>
          <table:table-cell office:value-type="float" office:value="0.99" calcext:value-type="float">
            <text:p>0.99</text:p>
          </table:table-cell>
          <table:table-cell office:value-type="float" office:value="1.283" calcext:value-type="float">
            <text:p>1.28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0</text:p>
          </table:table-cell>
          <table:table-cell office:value-type="float" office:value="1.65" calcext:value-type="float">
            <text:p>1.65</text:p>
          </table:table-cell>
          <table:table-cell office:value-type="float" office:value="1.483" calcext:value-type="float">
            <text:p>1.48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1</text:p>
          </table:table-cell>
          <table:table-cell office:value-type="float" office:value="1.5" calcext:value-type="float">
            <text:p>1.5</text:p>
          </table:table-cell>
          <table:table-cell office:value-type="float" office:value="1.386" calcext:value-type="float">
            <text:p>1.38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2</text:p>
          </table:table-cell>
          <table:table-cell office:value-type="float" office:value="1.48" calcext:value-type="float">
            <text:p>1.48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3</text:p>
          </table:table-cell>
          <table:table-cell office:value-type="float" office:value="1.35" calcext:value-type="float">
            <text:p>1.35</text:p>
          </table:table-cell>
          <table:table-cell office:value-type="float" office:value="1.761" calcext:value-type="float">
            <text:p>1.76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4</text:p>
          </table:table-cell>
          <table:table-cell office:value-type="float" office:value="1.65" calcext:value-type="float">
            <text:p>1.65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5</text:p>
          </table:table-cell>
          <table:table-cell office:value-type="float" office:value="18.44" calcext:value-type="float">
            <text:p>18.44</text:p>
          </table:table-cell>
          <table:table-cell office:value-type="float" office:value="15.346" calcext:value-type="float">
            <text:p>15.3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6</text:p>
          </table:table-cell>
          <table:table-cell office:value-type="float" office:value="15.54" calcext:value-type="float">
            <text:p>15.54</text:p>
          </table:table-cell>
          <table:table-cell office:value-type="float" office:value="18.727" calcext:value-type="float">
            <text:p>18.727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7</text:p>
          </table:table-cell>
          <table:table-cell office:value-type="float" office:value="18.87" calcext:value-type="float">
            <text:p>18.87</text:p>
          </table:table-cell>
          <table:table-cell office:value-type="float" office:value="18.051" calcext:value-type="float">
            <text:p>18.05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8</text:p>
          </table:table-cell>
          <table:table-cell office:value-type="float" office:value="15.34" calcext:value-type="float">
            <text:p>15.34</text:p>
          </table:table-cell>
          <table:table-cell office:value-type="float" office:value="14.287" calcext:value-type="float">
            <text:p>14.287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49</text:p>
          </table:table-cell>
          <table:table-cell office:value-type="float" office:value="18.94" calcext:value-type="float">
            <text:p>18.94</text:p>
          </table:table-cell>
          <table:table-cell office:value-type="float" office:value="21.172" calcext:value-type="float">
            <text:p>21.172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0</text:p>
          </table:table-cell>
          <table:table-cell office:value-type="float" office:value="25.15" calcext:value-type="float">
            <text:p>25.15</text:p>
          </table:table-cell>
          <table:table-cell office:value-type="float" office:value="28.503" calcext:value-type="float">
            <text:p>28.503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1</text:p>
          </table:table-cell>
          <table:table-cell office:value-type="float" office:value="36.25" calcext:value-type="float">
            <text:p>36.25</text:p>
          </table:table-cell>
          <table:table-cell office:value-type="float" office:value="33.611" calcext:value-type="float">
            <text:p>33.61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2</text:p>
          </table:table-cell>
          <table:table-cell office:value-type="float" office:value="3.6" calcext:value-type="float">
            <text:p>3.6</text:p>
          </table:table-cell>
          <table:table-cell office:value-type="float" office:value="3.046" calcext:value-type="float">
            <text:p>3.04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3</text:p>
          </table:table-cell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N54</text:p>
          </table:table-cell>
          <table:table-cell office:value-type="float" office:value="0.56" calcext:value-type="float">
            <text:p>0.56</text:p>
          </table:table-cell>
          <table:table-cell office:value-type="float" office:value="0.841" calcext:value-type="float">
            <text:p>0.841</text:p>
          </table:table-cell>
          <table:table-cell table:number-columns-repeated="1019"/>
        </table:table-row>
        <table:table-row table:style-name="ro1" table:number-rows-repeated="10484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p17.2021-0518.lot1" table:style-name="ta1">
        <table:table-column table:style-name="co6" table:number-columns-repeated="2" table:default-cell-style-name="ce18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ep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86203995777696" calcext:value-type="float">
            <text:p>0.18620399577769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8289035302307" calcext:value-type="float">
            <text:p>0.21828903530230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48086456805204" calcext:value-type="float">
            <text:p>0.24808645680520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9449341118058" calcext:value-type="float">
            <text:p>0.3094493411180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95830645548357" calcext:value-type="float">
            <text:p>0.19583064554835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4363987152069" calcext:value-type="float">
            <text:p>0.20436398715206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36807455364432" calcext:value-type="float">
            <text:p>0.23680745536443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19137092600499" calcext:value-type="float">
            <text:p>0.21913709260049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97355213298428" calcext:value-type="float">
            <text:p>0.1973552132984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0121876171458" calcext:value-type="float">
            <text:p>0.201218761714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59902670528018" calcext:value-type="float">
            <text:p>0.25990267052801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64990686873214" calcext:value-type="float">
            <text:p>0.26499068687321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56896874543038" calcext:value-type="float">
            <text:p>0.25689687454303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77738418237915" calcext:value-type="float">
            <text:p>0.17773841823791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45217316313966" calcext:value-type="float">
            <text:p>0.24521731631396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17444259973281" calcext:value-type="float">
            <text:p>0.21744425997328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96591451550074" calcext:value-type="float">
            <text:p>0.19659145155007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246169990526187" calcext:value-type="float">
            <text:p>0.24616999052618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39629130450926" calcext:value-type="float">
            <text:p>0.33962913045092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67053674788844" calcext:value-type="float">
            <text:p>0.2670536747888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704584622731059" calcext:value-type="float">
            <text:p>0.0704584622731059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9641996892247" calcext:value-type="float">
            <text:p>0.1496419968922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1851776830936" calcext:value-type="float">
            <text:p>0.21185177683093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23561929384541" calcext:value-type="float">
            <text:p>0.22356192938454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01587564144722" calcext:value-type="float">
            <text:p>0.2015875641447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62721166360747" calcext:value-type="float">
            <text:p>0.2627211663607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44768668223983" calcext:value-type="float">
            <text:p>0.14476866822398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77391611248159" calcext:value-type="float">
            <text:p>0.087739161124815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93582571024554" calcext:value-type="float">
            <text:p>0.049358257102455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84859783696008" calcext:value-type="float">
            <text:p>0.0584859783696008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31323351578605" calcext:value-type="float">
            <text:p>0.073132335157860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34933374972681" calcext:value-type="float">
            <text:p>0.13493337497268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892037138093637" calcext:value-type="float">
            <text:p>0.089203713809363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985189292502173" calcext:value-type="float">
            <text:p>0.098518929250217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03964584265226" calcext:value-type="float">
            <text:p>0.10396458426522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54004294493624" calcext:value-type="float">
            <text:p>0.065400429449362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10105480972864" calcext:value-type="float">
            <text:p>0.21010548097286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50885749307255" calcext:value-type="float">
            <text:p>0.1508857493072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125766271838244" calcext:value-type="float">
            <text:p>0.1257662718382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30133265687348" calcext:value-type="float">
            <text:p>0.23013326568734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713559720790873" calcext:value-type="float">
            <text:p>0.071355972079087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7041765693487" calcext:value-type="float">
            <text:p>0.157041765693487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7790339731233" calcext:value-type="float">
            <text:p>0.1977903397312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26087827386857" calcext:value-type="float">
            <text:p>0.12608782738685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1935303991443" calcext:value-type="float">
            <text:p>0.12193530399144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28934446111504" calcext:value-type="float">
            <text:p>0.128934446111504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42031306217425" calcext:value-type="float">
            <text:p>0.14203130621742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05857771788731" calcext:value-type="float">
            <text:p>0.10585777178873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37865738401272" calcext:value-type="float">
            <text:p>0.13786573840127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98711364906694" calcext:value-type="float">
            <text:p>0.0898711364906694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96096512351187" calcext:value-type="float">
            <text:p>0.09609651235118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39933022935126" calcext:value-type="float">
            <text:p>0.1399330229351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62995206308942" calcext:value-type="float">
            <text:p>0.16299520630894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6053836510988" calcext:value-type="float">
            <text:p>0.2060538365109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15316106811576" calcext:value-type="float">
            <text:p>0.11531610681157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18705338975778" calcext:value-type="float">
            <text:p>0.1870533897577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79569594584786" calcext:value-type="float">
            <text:p>0.27956959458478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155877430102292" calcext:value-type="float">
            <text:p>0.15587743010229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843623769420776" calcext:value-type="float">
            <text:p>0.084362376942077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743371583508386" calcext:value-type="float">
            <text:p>0.0743371583508386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17.2021-0518.lot2.0819" table:style-name="ta1">
        <office:forms form:automatic-focus="false" form:apply-design-mode="false"/>
        <table:table-column table:style-name="co6" table:number-columns-repeated="2" table:default-cell-style-name="ce18"/>
        <table:table-column table:style-name="co3" table:number-columns-repeated="62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Rep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17.2021-0518.lod" table:style-name="ta1">
        <office:forms form:automatic-focus="false" form:apply-design-mode="false"/>
        <table:table-column table:style-name="co8" table:default-cell-style-name="ce18"/>
        <table:table-column table:style-name="co3" table:number-columns-repeated="63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Lot</text:p>
          </table:table-cell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67744404799023" calcext:value-type="float">
            <text:p>0.4677444047990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17100122291858" calcext:value-type="float">
            <text:p>0.71710012229185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960318189379955" calcext:value-type="float">
            <text:p>0.96031818937995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18948826201084" calcext:value-type="float">
            <text:p>0.51894882620108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1329225690997" calcext:value-type="float">
            <text:p>0.72132922569099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0318189379955" calcext:value-type="float">
            <text:p>0.9603181893799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89461432241522" calcext:value-type="float">
            <text:p>0.58946143224152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718507061228002" calcext:value-type="float">
            <text:p>0.71850706122800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8307182986188" calcext:value-type="float">
            <text:p>0.5883071829861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37050445081027" calcext:value-type="float">
            <text:p>0.73705044508102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588307182986188" calcext:value-type="float">
            <text:p>0.58830718298618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829033067890101" calcext:value-type="float">
            <text:p>0.82903306789010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817550175289" calcext:value-type="float">
            <text:p>0.8081755017528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067748698791" calcext:value-type="float">
            <text:p>1.0406774869879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994359294081" calcext:value-type="float">
            <text:p>0.937994359294081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4067748698791" calcext:value-type="float">
            <text:p>1.0406774869879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7535514069" calcext:value-type="float">
            <text:p>1.06753551406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0154498095076" calcext:value-type="float">
            <text:p>1.1015449809507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47101669962067" calcext:value-type="float">
            <text:p>0.84710166996206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21531016879" calcext:value-type="float">
            <text:p>1.1102153101687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5858040277386" calcext:value-type="float">
            <text:p>1.3585804027738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4533092568405" calcext:value-type="float">
            <text:p>1.3453309256840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1012944753555" calcext:value-type="float">
            <text:p>1.410129447535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2693246133547" calcext:value-type="float">
            <text:p>1.22693246133547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1921835563037" calcext:value-type="float">
            <text:p>1.3192183556303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33" calcext:value-type="float">
            <text:p>1.3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6124591572961" calcext:value-type="float">
            <text:p>1.36124591572961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30635275463709" calcext:value-type="float">
            <text:p>1.3063527546370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6" calcext:value-type="float">
            <text:p>1.56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8922309224589" calcext:value-type="float">
            <text:p>1.58922309224589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5600251220344" calcext:value-type="float">
            <text:p>1.65600251220344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7064270981755" calcext:value-type="float">
            <text:p>1.57064270981755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70541332329236" calcext:value-type="float">
            <text:p>1.70541332329236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1117819267603" calcext:value-type="float">
            <text:p>1.6111781926760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3343660258943" calcext:value-type="float">
            <text:p>1.6334366025894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63023810158657" calcext:value-type="float">
            <text:p>1.63023810158657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56756716818065" calcext:value-type="float">
            <text:p>1.56756716818065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1322590209503" calcext:value-type="float">
            <text:p>1.5132259020950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5553251072984" calcext:value-type="float">
            <text:p>1.5553251072984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.3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table:number-columns-repeated="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6253022255942" calcext:value-type="float">
            <text:p>2.06253022255942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3" calcext:value-type="float">
            <text:p>1.83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0335588625229" calcext:value-type="float">
            <text:p>2.10335588625229</text:p>
          </table:table-cell>
          <table:table-cell table:number-columns-repeated="6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7935729806658" calcext:value-type="float">
            <text:p>1.97935729806658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number-columns-repeated="6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.2021-0621.shelf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number-columns-repeated="55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Sample</text:p>
          </table:table-cell>
          <table:table-cell table:style-name="Accent_20_2" office:value-type="string" calcext:value-type="string">
            <text:p>Dev.Lot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rep1</text:p>
          </table:table-cell>
          <table:table-cell table:style-name="Accent_20_2" office:value-type="string" calcext:value-type="string">
            <text:p>y.rep2</text:p>
          </table:table-cell>
          <table:table-cell table:style-name="Accent_20_2" office:value-type="string" calcext:value-type="string">
            <text:p>y.rep3</text:p>
          </table:table-cell>
          <table:table-cell table:style-name="Accent_20_2" office:value-type="string" calcext:value-type="string">
            <text:p>y.rep4</text:p>
          </table:table-cell>
          <table:table-cell table:style-name="Accent_20_2" office:value-type="string" calcext:value-type="string">
            <text:p>y.rep5</text:p>
          </table:table-cell>
          <table:table-cell table:style-name="Accent_20_2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:.I2])" office:value-type="float" office:value="1.558" calcext:value-type="float">
            <text:p>1.558</text:p>
          </table:table-cell>
          <table:table-cell office:value-type="float" office:value="1.63" calcext:value-type="float">
            <text:p>1.63</text:p>
          </table:table-cell>
          <table:table-cell office:value-type="float" office:value="1.59" calcext:value-type="float">
            <text:p>1.59</text:p>
          </table:table-cell>
          <table:table-cell office:value-type="float" office:value="1.52" calcext:value-type="float">
            <text:p>1.52</text:p>
          </table:table-cell>
          <table:table-cell office:value-type="float" office:value="1.49" calcext:value-type="float">
            <text:p>1.49</text:p>
          </table:table-cell>
          <table:table-cell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:.I3])" office:value-type="float" office:value="1.57537786197177" calcext:value-type="float">
            <text:p>1.57537786197177</text:p>
          </table:table-cell>
          <table:table-cell office:value-type="float" office:value="1.57077849118704" calcext:value-type="float">
            <text:p>1.57077849118704</text:p>
          </table:table-cell>
          <table:table-cell office:value-type="float" office:value="1.67" calcext:value-type="float">
            <text:p>1.67</text:p>
          </table:table-cell>
          <table:table-cell office:value-type="float" office:value="1.61587121183353" calcext:value-type="float">
            <text:p>1.61587121183353</text:p>
          </table:table-cell>
          <table:table-cell office:value-type="float" office:value="1.53023960683827" calcext:value-type="float">
            <text:p>1.53023960683827</text:p>
          </table:table-cell>
          <table:table-cell office:value-type="float" office:value="1.49" calcext:value-type="float">
            <text:p>1.4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:.I4])" office:value-type="float" office:value="1.55014671221998" calcext:value-type="float">
            <text:p>1.55014671221998</text:p>
          </table:table-cell>
          <table:table-cell office:value-type="float" office:value="1.61934699869257" calcext:value-type="float">
            <text:p>1.61934699869257</text:p>
          </table:table-cell>
          <table:table-cell office:value-type="float" office:value="1.41871581087599" calcext:value-type="float">
            <text:p>1.41871581087599</text:p>
          </table:table-cell>
          <table:table-cell office:value-type="float" office:value="1.66538498048497" calcext:value-type="float">
            <text:p>1.66538498048497</text:p>
          </table:table-cell>
          <table:table-cell office:value-type="float" office:value="1.58" calcext:value-type="float">
            <text:p>1.58</text:p>
          </table:table-cell>
          <table:table-cell office:value-type="float" office:value="1.46728577104635" calcext:value-type="float">
            <text:p>1.4672857710463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:.I5])" office:value-type="float" office:value="38.622" calcext:value-type="float">
            <text:p>38.622</text:p>
          </table:table-cell>
          <table:table-cell office:value-type="float" office:value="37.62" calcext:value-type="float">
            <text:p>37.62</text:p>
          </table:table-cell>
          <table:table-cell office:value-type="float" office:value="39.51" calcext:value-type="float">
            <text:p>39.51</text:p>
          </table:table-cell>
          <table:table-cell office:value-type="float" office:value="36.83" calcext:value-type="float">
            <text:p>36.83</text:p>
          </table:table-cell>
          <table:table-cell office:value-type="float" office:value="40.08" calcext:value-type="float">
            <text:p>40.08</text:p>
          </table:table-cell>
          <table:table-cell office:value-type="float" office:value="39.07" calcext:value-type="float">
            <text:p>39.0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:.I6])" office:value-type="float" office:value="39.5990205116382" calcext:value-type="float">
            <text:p>39.5990205116382</text:p>
          </table:table-cell>
          <table:table-cell office:value-type="float" office:value="40.4020135310713" calcext:value-type="float">
            <text:p>40.4020135310713</text:p>
          </table:table-cell>
          <table:table-cell office:value-type="float" office:value="40.59" calcext:value-type="float">
            <text:p>40.59</text:p>
          </table:table-cell>
          <table:table-cell office:value-type="float" office:value="40.0396977515858" calcext:value-type="float">
            <text:p>40.0396977515858</text:p>
          </table:table-cell>
          <table:table-cell office:value-type="float" office:value="37.5990724898521" calcext:value-type="float">
            <text:p>37.5990724898521</text:p>
          </table:table-cell>
          <table:table-cell office:value-type="float" office:value="39.3643187856817" calcext:value-type="float">
            <text:p>39.364318785681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:.I7])" office:value-type="float" office:value="38.2885820148084" calcext:value-type="float">
            <text:p>38.2885820148084</text:p>
          </table:table-cell>
          <table:table-cell office:value-type="float" office:value="39.6286592378003" calcext:value-type="float">
            <text:p>39.6286592378003</text:p>
          </table:table-cell>
          <table:table-cell office:value-type="float" office:value="39.96" calcext:value-type="float">
            <text:p>39.96</text:p>
          </table:table-cell>
          <table:table-cell office:value-type="float" office:value="37.0697173775097" calcext:value-type="float">
            <text:p>37.0697173775097</text:p>
          </table:table-cell>
          <table:table-cell office:value-type="float" office:value="36.934970379446" calcext:value-type="float">
            <text:p>36.934970379446</text:p>
          </table:table-cell>
          <table:table-cell office:value-type="float" office:value="37.849563079286" calcext:value-type="float">
            <text:p>37.84956307928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:.I8])" office:value-type="float" office:value="70.964" calcext:value-type="float">
            <text:p>70.964</text:p>
          </table:table-cell>
          <table:table-cell office:value-type="float" office:value="70.87" calcext:value-type="float">
            <text:p>70.87</text:p>
          </table:table-cell>
          <table:table-cell office:value-type="float" office:value="72.16" calcext:value-type="float">
            <text:p>72.1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25" calcext:value-type="float">
            <text:p>70.25</text:p>
          </table:table-cell>
          <table:table-cell office:value-type="float" office:value="71.83" calcext:value-type="float">
            <text:p>71.8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9:.I9])" office:value-type="float" office:value="70.1043047698373" calcext:value-type="float">
            <text:p>70.1043047698373</text:p>
          </table:table-cell>
          <table:table-cell office:value-type="float" office:value="70.7663098972175" calcext:value-type="float">
            <text:p>70.7663098972175</text:p>
          </table:table-cell>
          <table:table-cell office:value-type="float" office:value="70.7545945843056" calcext:value-type="float">
            <text:p>70.7545945843056</text:p>
          </table:table-cell>
          <table:table-cell office:value-type="float" office:value="68.7176916180563" calcext:value-type="float">
            <text:p>68.7176916180563</text:p>
          </table:table-cell>
          <table:table-cell office:value-type="float" office:value="69.2637059684947" calcext:value-type="float">
            <text:p>69.2637059684947</text:p>
          </table:table-cell>
          <table:table-cell office:value-type="float" office:value="71.0192217811125" calcext:value-type="float">
            <text:p>71.019221781112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10:.I10])" office:value-type="float" office:value="70.1207139464785" calcext:value-type="float">
            <text:p>70.1207139464785</text:p>
          </table:table-cell>
          <table:table-cell office:value-type="float" office:value="70.8419942844626" calcext:value-type="float">
            <text:p>70.8419942844626</text:p>
          </table:table-cell>
          <table:table-cell office:value-type="float" office:value="69.086614172558" calcext:value-type="float">
            <text:p>69.086614172558</text:p>
          </table:table-cell>
          <table:table-cell office:value-type="float" office:value="68.7652065645428" calcext:value-type="float">
            <text:p>68.7652065645428</text:p>
          </table:table-cell>
          <table:table-cell office:value-type="float" office:value="70.0121327718192" calcext:value-type="float">
            <text:p>70.0121327718192</text:p>
          </table:table-cell>
          <table:table-cell office:value-type="float" office:value="71.8976219390098" calcext:value-type="float">
            <text:p>71.897621939009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11:.I11])" office:value-type="float" office:value="1.61622845307763" calcext:value-type="float">
            <text:p>1.61622845307763</text:p>
          </table:table-cell>
          <table:table-cell office:value-type="float" office:value="1.61848235048961" calcext:value-type="float">
            <text:p>1.61848235048961</text:p>
          </table:table-cell>
          <table:table-cell office:value-type="float" office:value="1.48669490420618" calcext:value-type="float">
            <text:p>1.48669490420618</text:p>
          </table:table-cell>
          <table:table-cell office:value-type="float" office:value="1.7074219620224" calcext:value-type="float">
            <text:p>1.7074219620224</text:p>
          </table:table-cell>
          <table:table-cell office:value-type="float" office:value="1.47574824144315" calcext:value-type="float">
            <text:p>1.47574824144315</text:p>
          </table:table-cell>
          <table:table-cell office:value-type="float" office:value="1.79279480722683" calcext:value-type="float">
            <text:p>1.7927948072268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12:.I12])" office:value-type="float" office:value="1.67402154562883" calcext:value-type="float">
            <text:p>1.67402154562883</text:p>
          </table:table-cell>
          <table:table-cell office:value-type="float" office:value="1.78141857974674" calcext:value-type="float">
            <text:p>1.78141857974674</text:p>
          </table:table-cell>
          <table:table-cell office:value-type="float" office:value="1.69" calcext:value-type="float">
            <text:p>1.69</text:p>
          </table:table-cell>
          <table:table-cell office:value-type="float" office:value="1.62758655356419" calcext:value-type="float">
            <text:p>1.62758655356419</text:p>
          </table:table-cell>
          <table:table-cell office:value-type="float" office:value="1.44110259483321" calcext:value-type="float">
            <text:p>1.44110259483321</text:p>
          </table:table-cell>
          <table:table-cell office:value-type="float" office:value="1.83" calcext:value-type="float">
            <text:p>1.8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13:.I13])" office:value-type="float" office:value="1.65735113073775" calcext:value-type="float">
            <text:p>1.65735113073775</text:p>
          </table:table-cell>
          <table:table-cell office:value-type="float" office:value="1.69638418766265" calcext:value-type="float">
            <text:p>1.69638418766265</text:p>
          </table:table-cell>
          <table:table-cell office:value-type="float" office:value="1.66008743791218" calcext:value-type="float">
            <text:p>1.66008743791218</text:p>
          </table:table-cell>
          <table:table-cell office:value-type="float" office:value="1.47651724772358" calcext:value-type="float">
            <text:p>1.47651724772358</text:p>
          </table:table-cell>
          <table:table-cell office:value-type="float" office:value="1.77726695108407" calcext:value-type="float">
            <text:p>1.77726695108407</text:p>
          </table:table-cell>
          <table:table-cell office:value-type="float" office:value="1.67649982930626" calcext:value-type="float">
            <text:p>1.6764998293062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14:.I14])" office:value-type="float" office:value="38.7975374345151" calcext:value-type="float">
            <text:p>38.7975374345151</text:p>
          </table:table-cell>
          <table:table-cell office:value-type="float" office:value="39.1387423668534" calcext:value-type="float">
            <text:p>39.1387423668534</text:p>
          </table:table-cell>
          <table:table-cell office:value-type="float" office:value="38.9259539701513" calcext:value-type="float">
            <text:p>38.9259539701513</text:p>
          </table:table-cell>
          <table:table-cell office:value-type="float" office:value="38.6287677168596" calcext:value-type="float">
            <text:p>38.6287677168596</text:p>
          </table:table-cell>
          <table:table-cell office:value-type="float" office:value="37.7342231187112" calcext:value-type="float">
            <text:p>37.7342231187112</text:p>
          </table:table-cell>
          <table:table-cell office:value-type="float" office:value="39.56" calcext:value-type="float">
            <text:p>39.5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15:.I15])" office:value-type="float" office:value="39.1656192525014" calcext:value-type="float">
            <text:p>39.1656192525014</text:p>
          </table:table-cell>
          <table:table-cell office:value-type="float" office:value="39.5960835794367" calcext:value-type="float">
            <text:p>39.5960835794367</text:p>
          </table:table-cell>
          <table:table-cell office:value-type="float" office:value="37.6666634771469" calcext:value-type="float">
            <text:p>37.6666634771469</text:p>
          </table:table-cell>
          <table:table-cell office:value-type="float" office:value="39.3440192320145" calcext:value-type="float">
            <text:p>39.3440192320145</text:p>
          </table:table-cell>
          <table:table-cell office:value-type="float" office:value="38.1613299739087" calcext:value-type="float">
            <text:p>38.1613299739087</text:p>
          </table:table-cell>
          <table:table-cell office:value-type="float" office:value="41.06" calcext:value-type="float">
            <text:p>41.0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16:.I16])" office:value-type="float" office:value="39.1255390385509" calcext:value-type="float">
            <text:p>39.1255390385509</text:p>
          </table:table-cell>
          <table:table-cell office:value-type="float" office:value="38.8398524979916" calcext:value-type="float">
            <text:p>38.8398524979916</text:p>
          </table:table-cell>
          <table:table-cell office:value-type="float" office:value="39.8139421879883" calcext:value-type="float">
            <text:p>39.8139421879883</text:p>
          </table:table-cell>
          <table:table-cell office:value-type="float" office:value="40.72" calcext:value-type="float">
            <text:p>40.72</text:p>
          </table:table-cell>
          <table:table-cell office:value-type="float" office:value="38.5212641067787" calcext:value-type="float">
            <text:p>38.5212641067787</text:p>
          </table:table-cell>
          <table:table-cell office:value-type="float" office:value="37.732636399996" calcext:value-type="float">
            <text:p>37.73263639999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17:.I17])" office:value-type="float" office:value="70.205479242246" calcext:value-type="float">
            <text:p>70.205479242246</text:p>
          </table:table-cell>
          <table:table-cell office:value-type="float" office:value="68.72033743987" calcext:value-type="float">
            <text:p>68.72033743987</text:p>
          </table:table-cell>
          <table:table-cell office:value-type="float" office:value="69.48" calcext:value-type="float">
            <text:p>69.48</text:p>
          </table:table-cell>
          <table:table-cell office:value-type="float" office:value="70.1767125894762" calcext:value-type="float">
            <text:p>70.1767125894762</text:p>
          </table:table-cell>
          <table:table-cell office:value-type="float" office:value="71.1594728171295" calcext:value-type="float">
            <text:p>71.1594728171295</text:p>
          </table:table-cell>
          <table:table-cell office:value-type="float" office:value="71.4908733647543" calcext:value-type="float">
            <text:p>71.490873364754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18:.I18])" office:value-type="float" office:value="69.7692596102571" calcext:value-type="float">
            <text:p>69.7692596102571</text:p>
          </table:table-cell>
          <table:table-cell office:value-type="float" office:value="68.8322012453148" calcext:value-type="float">
            <text:p>68.8322012453148</text:p>
          </table:table-cell>
          <table:table-cell office:value-type="float" office:value="69.5294658702119" calcext:value-type="float">
            <text:p>69.5294658702119</text:p>
          </table:table-cell>
          <table:table-cell office:value-type="float" office:value="69.014630935759" calcext:value-type="float">
            <text:p>69.014630935759</text:p>
          </table:table-cell>
          <table:table-cell office:value-type="float" office:value="70.38" calcext:value-type="float">
            <text:p>70.38</text:p>
          </table:table-cell>
          <table:table-cell office:value-type="float" office:value="71.09" calcext:value-type="float">
            <text:p>71.0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19:.I19])" office:value-type="float" office:value="70.8201146015769" calcext:value-type="float">
            <text:p>70.8201146015769</text:p>
          </table:table-cell>
          <table:table-cell office:value-type="float" office:value="71.9757126253198" calcext:value-type="float">
            <text:p>71.9757126253198</text:p>
          </table:table-cell>
          <table:table-cell office:value-type="float" office:value="69.65" calcext:value-type="float">
            <text:p>69.65</text:p>
          </table:table-cell>
          <table:table-cell office:value-type="float" office:value="71.4147627019483" calcext:value-type="float">
            <text:p>71.4147627019483</text:p>
          </table:table-cell>
          <table:table-cell office:value-type="float" office:value="70.1811122669563" calcext:value-type="float">
            <text:p>70.1811122669563</text:p>
          </table:table-cell>
          <table:table-cell office:value-type="float" office:value="70.8789854136598" calcext:value-type="float">
            <text:p>70.8789854136598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0:.I20])" office:value-type="float" office:value="1.62720985149384" calcext:value-type="float">
            <text:p>1.62720985149384</text:p>
          </table:table-cell>
          <table:table-cell office:value-type="float" office:value="1.65121421566423" calcext:value-type="float">
            <text:p>1.65121421566423</text:p>
          </table:table-cell>
          <table:table-cell office:value-type="float" office:value="1.71070290446237" calcext:value-type="float">
            <text:p>1.71070290446237</text:p>
          </table:table-cell>
          <table:table-cell office:value-type="float" office:value="1.42904999511422" calcext:value-type="float">
            <text:p>1.42904999511422</text:p>
          </table:table-cell>
          <table:table-cell office:value-type="float" office:value="1.75508214222839" calcext:value-type="float">
            <text:p>1.75508214222839</text:p>
          </table:table-cell>
          <table:table-cell office:value-type="float" office:value="1.59" calcext:value-type="float">
            <text:p>1.5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21:.I21])" office:value-type="float" office:value="1.68321348570173" calcext:value-type="float">
            <text:p>1.68321348570173</text:p>
          </table:table-cell>
          <table:table-cell office:value-type="float" office:value="1.65054383539406" calcext:value-type="float">
            <text:p>1.65054383539406</text:p>
          </table:table-cell>
          <table:table-cell office:value-type="float" office:value="1.58" calcext:value-type="float">
            <text:p>1.58</text:p>
          </table:table-cell>
          <table:table-cell office:value-type="float" office:value="1.81471683603079" calcext:value-type="float">
            <text:p>1.81471683603079</text:p>
          </table:table-cell>
          <table:table-cell office:value-type="float" office:value="1.7008067570838" calcext:value-type="float">
            <text:p>1.7008067570838</text:p>
          </table:table-cell>
          <table:table-cell office:value-type="float" office:value="1.67" calcext:value-type="float">
            <text:p>1.6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22:.I22])" office:value-type="float" office:value="1.80742261765426" calcext:value-type="float">
            <text:p>1.80742261765426</text:p>
          </table:table-cell>
          <table:table-cell office:value-type="float" office:value="1.9135268833887" calcext:value-type="float">
            <text:p>1.9135268833887</text:p>
          </table:table-cell>
          <table:table-cell office:value-type="float" office:value="1.72409220706586" calcext:value-type="float">
            <text:p>1.72409220706586</text:p>
          </table:table-cell>
          <table:table-cell office:value-type="float" office:value="1.86163502959359" calcext:value-type="float">
            <text:p>1.86163502959359</text:p>
          </table:table-cell>
          <table:table-cell office:value-type="float" office:value="1.640255646261" calcext:value-type="float">
            <text:p>1.640255646261</text:p>
          </table:table-cell>
          <table:table-cell office:value-type="float" office:value="1.89760332196215" calcext:value-type="float">
            <text:p>1.89760332196215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23:.I23])" office:value-type="float" office:value="39.6822408888537" calcext:value-type="float">
            <text:p>39.6822408888537</text:p>
          </table:table-cell>
          <table:table-cell office:value-type="float" office:value="39.26393395716" calcext:value-type="float">
            <text:p>39.26393395716</text:p>
          </table:table-cell>
          <table:table-cell office:value-type="float" office:value="37.7820481140629" calcext:value-type="float">
            <text:p>37.7820481140629</text:p>
          </table:table-cell>
          <table:table-cell office:value-type="float" office:value="39.9621014662784" calcext:value-type="float">
            <text:p>39.9621014662784</text:p>
          </table:table-cell>
          <table:table-cell office:value-type="float" office:value="40.882834833093" calcext:value-type="float">
            <text:p>40.882834833093</text:p>
          </table:table-cell>
          <table:table-cell office:value-type="float" office:value="40.5202860736743" calcext:value-type="float">
            <text:p>40.5202860736743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24:.I24])" office:value-type="float" office:value="39.8714997182249" calcext:value-type="float">
            <text:p>39.8714997182249</text:p>
          </table:table-cell>
          <table:table-cell office:value-type="float" office:value="38.95" calcext:value-type="float">
            <text:p>38.95</text:p>
          </table:table-cell>
          <table:table-cell office:value-type="float" office:value="39.4169591209175" calcext:value-type="float">
            <text:p>39.4169591209175</text:p>
          </table:table-cell>
          <table:table-cell office:value-type="float" office:value="41.0970227734432" calcext:value-type="float">
            <text:p>41.0970227734432</text:p>
          </table:table-cell>
          <table:table-cell office:value-type="float" office:value="38.4891752212289" calcext:value-type="float">
            <text:p>38.4891752212289</text:p>
          </table:table-cell>
          <table:table-cell office:value-type="float" office:value="41.4043414755347" calcext:value-type="float">
            <text:p>41.404341475534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25:.I25])" office:value-type="float" office:value="39.5031747548892" calcext:value-type="float">
            <text:p>39.5031747548892</text:p>
          </table:table-cell>
          <table:table-cell office:value-type="float" office:value="38.0287660061797" calcext:value-type="float">
            <text:p>38.0287660061797</text:p>
          </table:table-cell>
          <table:table-cell office:value-type="float" office:value="40.8594293169531" calcext:value-type="float">
            <text:p>40.8594293169531</text:p>
          </table:table-cell>
          <table:table-cell office:value-type="float" office:value="38.1183501878789" calcext:value-type="float">
            <text:p>38.1183501878789</text:p>
          </table:table-cell>
          <table:table-cell office:value-type="float" office:value="39.1928297148949" calcext:value-type="float">
            <text:p>39.1928297148949</text:p>
          </table:table-cell>
          <table:table-cell office:value-type="float" office:value="41.3164985485392" calcext:value-type="float">
            <text:p>41.316498548539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26:.I26])" office:value-type="float" office:value="70.8588024592846" calcext:value-type="float">
            <text:p>70.8588024592846</text:p>
          </table:table-cell>
          <table:table-cell office:value-type="float" office:value="71.5540740129558" calcext:value-type="float">
            <text:p>71.5540740129558</text:p>
          </table:table-cell>
          <table:table-cell office:value-type="float" office:value="70.415600401217" calcext:value-type="float">
            <text:p>70.415600401217</text:p>
          </table:table-cell>
          <table:table-cell office:value-type="float" office:value="71.8752460852389" calcext:value-type="float">
            <text:p>71.8752460852389</text:p>
          </table:table-cell>
          <table:table-cell office:value-type="float" office:value="69.372188814343" calcext:value-type="float">
            <text:p>69.372188814343</text:p>
          </table:table-cell>
          <table:table-cell office:value-type="float" office:value="71.0769029826684" calcext:value-type="float">
            <text:p>71.076902982668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27:.I27])" office:value-type="float" office:value="70.3889588535801" calcext:value-type="float">
            <text:p>70.3889588535801</text:p>
          </table:table-cell>
          <table:table-cell office:value-type="float" office:value="68.5496694831906" calcext:value-type="float">
            <text:p>68.5496694831906</text:p>
          </table:table-cell>
          <table:table-cell office:value-type="float" office:value="71.3324433762264" calcext:value-type="float">
            <text:p>71.3324433762264</text:p>
          </table:table-cell>
          <table:table-cell office:value-type="float" office:value="70.0361303504433" calcext:value-type="float">
            <text:p>70.0361303504433</text:p>
          </table:table-cell>
          <table:table-cell office:value-type="float" office:value="70.555929003964" calcext:value-type="float">
            <text:p>70.555929003964</text:p>
          </table:table-cell>
          <table:table-cell office:value-type="float" office:value="71.4706220540765" calcext:value-type="float">
            <text:p>71.4706220540765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28:.I28])" office:value-type="float" office:value="69.5067616499466" calcext:value-type="float">
            <text:p>69.5067616499466</text:p>
          </table:table-cell>
          <table:table-cell office:value-type="float" office:value="70.4149364623334" calcext:value-type="float">
            <text:p>70.4149364623334</text:p>
          </table:table-cell>
          <table:table-cell office:value-type="float" office:value="69.6375468457136" calcext:value-type="float">
            <text:p>69.6375468457136</text:p>
          </table:table-cell>
          <table:table-cell office:value-type="float" office:value="68.7753871140283" calcext:value-type="float">
            <text:p>68.7753871140283</text:p>
          </table:table-cell>
          <table:table-cell office:value-type="float" office:value="69.0299010490958" calcext:value-type="float">
            <text:p>69.0299010490958</text:p>
          </table:table-cell>
          <table:table-cell office:value-type="float" office:value="69.6760367785621" calcext:value-type="float">
            <text:p>69.676036778562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29:.I29])" office:value-type="float" office:value="1.79056590732674" calcext:value-type="float">
            <text:p>1.79056590732674</text:p>
          </table:table-cell>
          <table:table-cell office:value-type="float" office:value="2.0731727801651" calcext:value-type="float">
            <text:p>2.0731727801651</text:p>
          </table:table-cell>
          <table:table-cell office:value-type="float" office:value="1.88083203935581" calcext:value-type="float">
            <text:p>1.88083203935581</text:p>
          </table:table-cell>
          <table:table-cell office:value-type="float" office:value="1.64567129843313" calcext:value-type="float">
            <text:p>1.64567129843313</text:p>
          </table:table-cell>
          <table:table-cell office:value-type="float" office:value="1.6110906093901" calcext:value-type="float">
            <text:p>1.6110906093901</text:p>
          </table:table-cell>
          <table:table-cell office:value-type="float" office:value="1.74206280928958" calcext:value-type="float">
            <text:p>1.7420628092895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0:.I30])" office:value-type="float" office:value="1.88783643250178" calcext:value-type="float">
            <text:p>1.88783643250178</text:p>
          </table:table-cell>
          <table:table-cell office:value-type="float" office:value="1.87530529587024" calcext:value-type="float">
            <text:p>1.87530529587024</text:p>
          </table:table-cell>
          <table:table-cell office:value-type="float" office:value="2.05841272893555" calcext:value-type="float">
            <text:p>2.05841272893555</text:p>
          </table:table-cell>
          <table:table-cell office:value-type="float" office:value="1.74546413770309" calcext:value-type="float">
            <text:p>1.74546413770309</text:p>
          </table:table-cell>
          <table:table-cell office:value-type="float" office:value="1.8" calcext:value-type="float">
            <text:p>1.8</text:p>
          </table:table-cell>
          <table:table-cell office:value-type="float" office:value="1.96" calcext:value-type="float">
            <text:p>1.96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31:.I31])" office:value-type="float" office:value="1.91796705091539" calcext:value-type="float">
            <text:p>1.91796705091539</text:p>
          </table:table-cell>
          <table:table-cell office:value-type="float" office:value="1.78160916481323" calcext:value-type="float">
            <text:p>1.78160916481323</text:p>
          </table:table-cell>
          <table:table-cell office:value-type="float" office:value="2.08228752016269" calcext:value-type="float">
            <text:p>2.08228752016269</text:p>
          </table:table-cell>
          <table:table-cell office:value-type="float" office:value="1.82853012039604" calcext:value-type="float">
            <text:p>1.82853012039604</text:p>
          </table:table-cell>
          <table:table-cell office:value-type="float" office:value="2.02740844920497" calcext:value-type="float">
            <text:p>2.02740844920497</text:p>
          </table:table-cell>
          <table:table-cell office:value-type="float" office:value="1.87" calcext:value-type="float">
            <text:p>1.8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32:.I32])" office:value-type="float" office:value="39.8210744214688" calcext:value-type="float">
            <text:p>39.8210744214688</text:p>
          </table:table-cell>
          <table:table-cell office:value-type="float" office:value="38.9829281292382" calcext:value-type="float">
            <text:p>38.9829281292382</text:p>
          </table:table-cell>
          <table:table-cell office:value-type="float" office:value="40.2545452605244" calcext:value-type="float">
            <text:p>40.2545452605244</text:p>
          </table:table-cell>
          <table:table-cell office:value-type="float" office:value="38.29" calcext:value-type="float">
            <text:p>38.29</text:p>
          </table:table-cell>
          <table:table-cell office:value-type="float" office:value="41.4438469826323" calcext:value-type="float">
            <text:p>41.4438469826323</text:p>
          </table:table-cell>
          <table:table-cell office:value-type="float" office:value="40.134051734949" calcext:value-type="float">
            <text:p>40.13405173494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33:.I33])" office:value-type="float" office:value="39.5926537537193" calcext:value-type="float">
            <text:p>39.5926537537193</text:p>
          </table:table-cell>
          <table:table-cell office:value-type="float" office:value="38.76" calcext:value-type="float">
            <text:p>38.76</text:p>
          </table:table-cell>
          <table:table-cell office:value-type="float" office:value="40.3702512394689" calcext:value-type="float">
            <text:p>40.3702512394689</text:p>
          </table:table-cell>
          <table:table-cell office:value-type="float" office:value="41.0966715581316" calcext:value-type="float">
            <text:p>41.0966715581316</text:p>
          </table:table-cell>
          <table:table-cell office:value-type="float" office:value="39.5872452893009" calcext:value-type="float">
            <text:p>39.5872452893009</text:p>
          </table:table-cell>
          <table:table-cell office:value-type="float" office:value="38.1491006816949" calcext:value-type="float">
            <text:p>38.149100681694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34:.I34])" office:value-type="float" office:value="39.592323786245" calcext:value-type="float">
            <text:p>39.592323786245</text:p>
          </table:table-cell>
          <table:table-cell office:value-type="float" office:value="40.5389319413386" calcext:value-type="float">
            <text:p>40.5389319413386</text:p>
          </table:table-cell>
          <table:table-cell office:value-type="float" office:value="38.58" calcext:value-type="float">
            <text:p>38.58</text:p>
          </table:table-cell>
          <table:table-cell office:value-type="float" office:value="39.77" calcext:value-type="float">
            <text:p>39.77</text:p>
          </table:table-cell>
          <table:table-cell office:value-type="float" office:value="41.4513452517452" calcext:value-type="float">
            <text:p>41.4513452517452</text:p>
          </table:table-cell>
          <table:table-cell office:value-type="float" office:value="37.6213417381414" calcext:value-type="float">
            <text:p>37.621341738141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35:.I35])" office:value-type="float" office:value="69.7280755492903" calcext:value-type="float">
            <text:p>69.7280755492903</text:p>
          </table:table-cell>
          <table:table-cell office:value-type="float" office:value="70.3134929141401" calcext:value-type="float">
            <text:p>70.3134929141401</text:p>
          </table:table-cell>
          <table:table-cell office:value-type="float" office:value="68.0777654641787" calcext:value-type="float">
            <text:p>68.0777654641787</text:p>
          </table:table-cell>
          <table:table-cell office:value-type="float" office:value="71.2036423620087" calcext:value-type="float">
            <text:p>71.2036423620087</text:p>
          </table:table-cell>
          <table:table-cell office:value-type="float" office:value="70.5331927977808" calcext:value-type="float">
            <text:p>70.5331927977808</text:p>
          </table:table-cell>
          <table:table-cell office:value-type="float" office:value="68.5122842083433" calcext:value-type="float">
            <text:p>68.512284208343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36:.I36])" office:value-type="float" office:value="70.0020189407952" calcext:value-type="float">
            <text:p>70.0020189407952</text:p>
          </table:table-cell>
          <table:table-cell office:value-type="float" office:value="69.2347659136425" calcext:value-type="float">
            <text:p>69.2347659136425</text:p>
          </table:table-cell>
          <table:table-cell office:value-type="float" office:value="68.78" calcext:value-type="float">
            <text:p>68.78</text:p>
          </table:table-cell>
          <table:table-cell office:value-type="float" office:value="69.8" calcext:value-type="float">
            <text:p>69.8</text:p>
          </table:table-cell>
          <table:table-cell office:value-type="float" office:value="70.4989162196235" calcext:value-type="float">
            <text:p>70.4989162196235</text:p>
          </table:table-cell>
          <table:table-cell office:value-type="float" office:value="71.6964125707098" calcext:value-type="float">
            <text:p>71.696412570709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37:.I37])" office:value-type="float" office:value="69.4025755589336" calcext:value-type="float">
            <text:p>69.4025755589336</text:p>
          </table:table-cell>
          <table:table-cell office:value-type="float" office:value="70.07" calcext:value-type="float">
            <text:p>70.07</text:p>
          </table:table-cell>
          <table:table-cell office:value-type="float" office:value="70.4986258846259" calcext:value-type="float">
            <text:p>70.4986258846259</text:p>
          </table:table-cell>
          <table:table-cell office:value-type="float" office:value="68.3268627342228" calcext:value-type="float">
            <text:p>68.3268627342228</text:p>
          </table:table-cell>
          <table:table-cell office:value-type="float" office:value="68.8093746499232" calcext:value-type="float">
            <text:p>68.8093746499232</text:p>
          </table:table-cell>
          <table:table-cell office:value-type="float" office:value="69.3080145258961" calcext:value-type="float">
            <text:p>69.3080145258961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38:.I38])" office:value-type="float" office:value="1.79792346698481" calcext:value-type="float">
            <text:p>1.79792346698481</text:p>
          </table:table-cell>
          <table:table-cell office:value-type="float" office:value="1.9676768655605" calcext:value-type="float">
            <text:p>1.9676768655605</text:p>
          </table:table-cell>
          <table:table-cell office:value-type="float" office:value="1.69194046936356" calcext:value-type="float">
            <text:p>1.69194046936356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39:.I39])" office:value-type="float" office:value="1.87038251426965" calcext:value-type="float">
            <text:p>1.87038251426965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96135113201596" calcext:value-type="float">
            <text:p>1.96135113201596</text:p>
          </table:table-cell>
          <table:table-cell office:value-type="float" office:value="1.83178306452214" calcext:value-type="float">
            <text:p>1.83178306452214</text:p>
          </table:table-cell>
          <table:table-cell office:value-type="float" office:value="1.76877837481016" calcext:value-type="float">
            <text:p>1.7687783748101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0:.I40])" office:value-type="float" office:value="1.81069948252332" calcext:value-type="float">
            <text:p>1.81069948252332</text:p>
          </table:table-cell>
          <table:table-cell office:value-type="float" office:value="1.7" calcext:value-type="float">
            <text:p>1.7</text:p>
          </table:table-cell>
          <table:table-cell office:value-type="float" office:value="1.96880124408408" calcext:value-type="float">
            <text:p>1.96880124408408</text:p>
          </table:table-cell>
          <table:table-cell office:value-type="float" office:value="1.88708679593833" calcext:value-type="float">
            <text:p>1.88708679593833</text:p>
          </table:table-cell>
          <table:table-cell office:value-type="float" office:value="1.81" calcext:value-type="float">
            <text:p>1.81</text:p>
          </table:table-cell>
          <table:table-cell office:value-type="float" office:value="1.68760937259417" calcext:value-type="float">
            <text:p>1.6876093725941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41:.I41])" office:value-type="float" office:value="38.658315242404" calcext:value-type="float">
            <text:p>38.658315242404</text:p>
          </table:table-cell>
          <table:table-cell office:value-type="float" office:value="39.0857051978433" calcext:value-type="float">
            <text:p>39.0857051978433</text:p>
          </table:table-cell>
          <table:table-cell office:value-type="float" office:value="37.6244723945042" calcext:value-type="float">
            <text:p>37.6244723945042</text:p>
          </table:table-cell>
          <table:table-cell office:value-type="float" office:value="38.4850567272392" calcext:value-type="float">
            <text:p>38.4850567272392</text:p>
          </table:table-cell>
          <table:table-cell office:value-type="float" office:value="38.24" calcext:value-type="float">
            <text:p>38.24</text:p>
          </table:table-cell>
          <table:table-cell office:value-type="float" office:value="39.8563418924333" calcext:value-type="float">
            <text:p>39.856341892433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42:.I42])" office:value-type="float" office:value="38.4154151122314" calcext:value-type="float">
            <text:p>38.4154151122314</text:p>
          </table:table-cell>
          <table:table-cell office:value-type="float" office:value="38.29" calcext:value-type="float">
            <text:p>38.29</text:p>
          </table:table-cell>
          <table:table-cell office:value-type="float" office:value="39.8257499064084" calcext:value-type="float">
            <text:p>39.8257499064084</text:p>
          </table:table-cell>
          <table:table-cell office:value-type="float" office:value="37.7773928891263" calcext:value-type="float">
            <text:p>37.7773928891263</text:p>
          </table:table-cell>
          <table:table-cell office:value-type="float" office:value="38.7858050240372" calcext:value-type="float">
            <text:p>38.7858050240372</text:p>
          </table:table-cell>
          <table:table-cell office:value-type="float" office:value="37.3981277415851" calcext:value-type="float">
            <text:p>37.3981277415851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43:.I43])" office:value-type="float" office:value="38.7203846980836" calcext:value-type="float">
            <text:p>38.7203846980836</text:p>
          </table:table-cell>
          <table:table-cell office:value-type="float" office:value="39.4401609839166" calcext:value-type="float">
            <text:p>39.4401609839166</text:p>
          </table:table-cell>
          <table:table-cell office:value-type="float" office:value="38.3594589653126" calcext:value-type="float">
            <text:p>38.3594589653126</text:p>
          </table:table-cell>
          <table:table-cell office:value-type="float" office:value="37.1994144209238" calcext:value-type="float">
            <text:p>37.1994144209238</text:p>
          </table:table-cell>
          <table:table-cell office:value-type="float" office:value="39.9328891202652" calcext:value-type="float">
            <text:p>39.9328891202652</text:p>
          </table:table-cell>
          <table:table-cell office:value-type="float" office:value="38.67" calcext:value-type="float">
            <text:p>38.6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44:.I44])" office:value-type="float" office:value="69.1570212424296" calcext:value-type="float">
            <text:p>69.1570212424296</text:p>
          </table:table-cell>
          <table:table-cell office:value-type="float" office:value="68.75" calcext:value-type="float">
            <text:p>68.75</text:p>
          </table:table-cell>
          <table:table-cell office:value-type="float" office:value="70.5922841844369" calcext:value-type="float">
            <text:p>70.5922841844369</text:p>
          </table:table-cell>
          <table:table-cell office:value-type="float" office:value="67.2575403381514" calcext:value-type="float">
            <text:p>67.2575403381514</text:p>
          </table:table-cell>
          <table:table-cell office:value-type="float" office:value="70.06" calcext:value-type="float">
            <text:p>70.06</text:p>
          </table:table-cell>
          <table:table-cell office:value-type="float" office:value="69.1252816895596" calcext:value-type="float">
            <text:p>69.125281689559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45:.I45])" office:value-type="float" office:value="69.3420331366044" calcext:value-type="float">
            <text:p>69.3420331366044</text:p>
          </table:table-cell>
          <table:table-cell office:value-type="float" office:value="68.1409848193937" calcext:value-type="float">
            <text:p>68.1409848193937</text:p>
          </table:table-cell>
          <table:table-cell office:value-type="float" office:value="70.460984001113" calcext:value-type="float">
            <text:p>70.460984001113</text:p>
          </table:table-cell>
          <table:table-cell office:value-type="float" office:value="68.0940434868242" calcext:value-type="float">
            <text:p>68.0940434868242</text:p>
          </table:table-cell>
          <table:table-cell office:value-type="float" office:value="70.8831361721831" calcext:value-type="float">
            <text:p>70.8831361721831</text:p>
          </table:table-cell>
          <table:table-cell office:value-type="float" office:value="69.131017203508" calcext:value-type="float">
            <text:p>69.13101720350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46:.I46])" office:value-type="float" office:value="68.429439665887" calcext:value-type="float">
            <text:p>68.429439665887</text:p>
          </table:table-cell>
          <table:table-cell office:value-type="float" office:value="70.3857706385449" calcext:value-type="float">
            <text:p>70.3857706385449</text:p>
          </table:table-cell>
          <table:table-cell office:value-type="float" office:value="68.6109962706763" calcext:value-type="float">
            <text:p>68.6109962706763</text:p>
          </table:table-cell>
          <table:table-cell office:value-type="float" office:value="67.2635078200395" calcext:value-type="float">
            <text:p>67.2635078200395</text:p>
          </table:table-cell>
          <table:table-cell office:value-type="float" office:value="68.0969236001743" calcext:value-type="float">
            <text:p>68.0969236001743</text:p>
          </table:table-cell>
          <table:table-cell office:value-type="float" office:value="67.79" calcext:value-type="float">
            <text:p>67.7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47:.I47])" office:value-type="float" office:value="1.8138486874421" calcext:value-type="float">
            <text:p>1.8138486874421</text:p>
          </table:table-cell>
          <table:table-cell office:value-type="float" office:value="1.73784933952051" calcext:value-type="float">
            <text:p>1.73784933952051</text:p>
          </table:table-cell>
          <table:table-cell office:value-type="float" office:value="1.78563828887117" calcext:value-type="float">
            <text:p>1.78563828887117</text:p>
          </table:table-cell>
          <table:table-cell office:value-type="float" office:value="1.80355808571353" calcext:value-type="float">
            <text:p>1.80355808571353</text:p>
          </table:table-cell>
          <table:table-cell office:value-type="float" office:value="1.85" calcext:value-type="float">
            <text:p>1.85</text:p>
          </table:table-cell>
          <table:table-cell office:value-type="float" office:value="1.89219772310527" calcext:value-type="float">
            <text:p>1.8921977231052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48:.I48])" office:value-type="float" office:value="1.74494171343273" calcext:value-type="float">
            <text:p>1.74494171343273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68" calcext:value-type="float">
            <text:p>1.68</text:p>
          </table:table-cell>
          <table:table-cell office:value-type="float" office:value="1.63799605700906" calcext:value-type="float">
            <text:p>1.63799605700906</text:p>
          </table:table-cell>
          <table:table-cell office:value-type="float" office:value="1.8567125101546" calcext:value-type="float">
            <text:p>1.856712510154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49:.I49])" office:value-type="float" office:value="1.90417304328213" calcext:value-type="float">
            <text:p>1.90417304328213</text:p>
          </table:table-cell>
          <table:table-cell office:value-type="float" office:value="1.91532061801293" calcext:value-type="float">
            <text:p>1.91532061801293</text:p>
          </table:table-cell>
          <table:table-cell office:value-type="float" office:value="1.70830071646151" calcext:value-type="float">
            <text:p>1.70830071646151</text:p>
          </table:table-cell>
          <table:table-cell office:value-type="float" office:value="1.99120236896737" calcext:value-type="float">
            <text:p>1.99120236896737</text:p>
          </table:table-cell>
          <table:table-cell office:value-type="float" office:value="1.93" calcext:value-type="float">
            <text:p>1.93</text:p>
          </table:table-cell>
          <table:table-cell office:value-type="float" office:value="1.97604151296883" calcext:value-type="float">
            <text:p>1.9760415129688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0:.I50])" office:value-type="float" office:value="39.0029526759005" calcext:value-type="float">
            <text:p>39.0029526759005</text:p>
          </table:table-cell>
          <table:table-cell office:value-type="float" office:value="39.2245317639246" calcext:value-type="float">
            <text:p>39.2245317639246</text:p>
          </table:table-cell>
          <table:table-cell office:value-type="float" office:value="38.5924669915758" calcext:value-type="float">
            <text:p>38.5924669915758</text:p>
          </table:table-cell>
          <table:table-cell office:value-type="float" office:value="40.02" calcext:value-type="float">
            <text:p>40.02</text:p>
          </table:table-cell>
          <table:table-cell office:value-type="float" office:value="38.8952488079496" calcext:value-type="float">
            <text:p>38.8952488079496</text:p>
          </table:table-cell>
          <table:table-cell office:value-type="float" office:value="38.2825158160523" calcext:value-type="float">
            <text:p>38.282515816052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51:.I51])" office:value-type="float" office:value="37.8206935661904" calcext:value-type="float">
            <text:p>37.8206935661904</text:p>
          </table:table-cell>
          <table:table-cell office:value-type="float" office:value="37.3455853626277" calcext:value-type="float">
            <text:p>37.3455853626277</text:p>
          </table:table-cell>
          <table:table-cell office:value-type="float" office:value="38.493059216792" calcext:value-type="float">
            <text:p>38.493059216792</text:p>
          </table:table-cell>
          <table:table-cell office:value-type="float" office:value="37.968839758911" calcext:value-type="float">
            <text:p>37.968839758911</text:p>
          </table:table-cell>
          <table:table-cell office:value-type="float" office:value="37.82" calcext:value-type="float">
            <text:p>37.82</text:p>
          </table:table-cell>
          <table:table-cell office:value-type="float" office:value="37.4759834926213" calcext:value-type="float">
            <text:p>37.475983492621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52:.I52])" office:value-type="float" office:value="38.5460163263642" calcext:value-type="float">
            <text:p>38.5460163263642</text:p>
          </table:table-cell>
          <table:table-cell office:value-type="float" office:value="38.9124422331639" calcext:value-type="float">
            <text:p>38.9124422331639</text:p>
          </table:table-cell>
          <table:table-cell office:value-type="float" office:value="37.375820187259" calcext:value-type="float">
            <text:p>37.375820187259</text:p>
          </table:table-cell>
          <table:table-cell office:value-type="float" office:value="38.0221753970606" calcext:value-type="float">
            <text:p>38.0221753970606</text:p>
          </table:table-cell>
          <table:table-cell office:value-type="float" office:value="39.8962523609262" calcext:value-type="float">
            <text:p>39.8962523609262</text:p>
          </table:table-cell>
          <table:table-cell office:value-type="float" office:value="38.5233914534112" calcext:value-type="float">
            <text:p>38.523391453411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53:.I53])" office:value-type="float" office:value="67.9339409760543" calcext:value-type="float">
            <text:p>67.9339409760543</text:p>
          </table:table-cell>
          <table:table-cell office:value-type="float" office:value="68.3651931737068" calcext:value-type="float">
            <text:p>68.3651931737068</text:p>
          </table:table-cell>
          <table:table-cell office:value-type="float" office:value="67.6193684669474" calcext:value-type="float">
            <text:p>67.6193684669474</text:p>
          </table:table-cell>
          <table:table-cell office:value-type="float" office:value="67.5428158102491" calcext:value-type="float">
            <text:p>67.5428158102491</text:p>
          </table:table-cell>
          <table:table-cell office:value-type="float" office:value="67.81" calcext:value-type="float">
            <text:p>67.81</text:p>
          </table:table-cell>
          <table:table-cell office:value-type="float" office:value="68.3323274293681" calcext:value-type="float">
            <text:p>68.3323274293681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54:.I54])" office:value-type="float" office:value="68.4703077868859" calcext:value-type="float">
            <text:p>68.4703077868859</text:p>
          </table:table-cell>
          <table:table-cell office:value-type="float" office:value="68.1715246429905" calcext:value-type="float">
            <text:p>68.1715246429905</text:p>
          </table:table-cell>
          <table:table-cell office:value-type="float" office:value="68.6724439850004" calcext:value-type="float">
            <text:p>68.6724439850004</text:p>
          </table:table-cell>
          <table:table-cell office:value-type="float" office:value="67.3981528465284" calcext:value-type="float">
            <text:p>67.3981528465284</text:p>
          </table:table-cell>
          <table:table-cell office:value-type="float" office:value="69.0694174599104" calcext:value-type="float">
            <text:p>69.0694174599104</text:p>
          </table:table-cell>
          <table:table-cell office:value-type="float" office:value="69.04" calcext:value-type="float">
            <text:p>69.04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55:.I55])" office:value-type="float" office:value="68.5628305156708" calcext:value-type="float">
            <text:p>68.5628305156708</text:p>
          </table:table-cell>
          <table:table-cell office:value-type="float" office:value="68.2552595792585" calcext:value-type="float">
            <text:p>68.2552595792585</text:p>
          </table:table-cell>
          <table:table-cell office:value-type="float" office:value="68.8945739444682" calcext:value-type="float">
            <text:p>68.8945739444682</text:p>
          </table:table-cell>
          <table:table-cell office:value-type="float" office:value="69.87" calcext:value-type="float">
            <text:p>69.87</text:p>
          </table:table-cell>
          <table:table-cell office:value-type="float" office:value="67.734319054627" calcext:value-type="float">
            <text:p>67.734319054627</text:p>
          </table:table-cell>
          <table:table-cell office:value-type="float" office:value="68.06" calcext:value-type="float">
            <text:p>68.06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56:.I56])" office:value-type="float" office:value="1.80971109409953" calcext:value-type="float">
            <text:p>1.80971109409953</text:p>
          </table:table-cell>
          <table:table-cell office:value-type="float" office:value="1.76014173400174" calcext:value-type="float">
            <text:p>1.76014173400174</text:p>
          </table:table-cell>
          <table:table-cell office:value-type="float" office:value="1.85893804445236" calcext:value-type="float">
            <text:p>1.85893804445236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91947569204354" calcext:value-type="float">
            <text:p>1.9194756920435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57:.I57])" office:value-type="float" office:value="1.85630967623078" calcext:value-type="float">
            <text:p>1.85630967623078</text:p>
          </table:table-cell>
          <table:table-cell office:value-type="float" office:value="1.79831536499839" calcext:value-type="float">
            <text:p>1.79831536499839</text:p>
          </table:table-cell>
          <table:table-cell office:value-type="float" office:value="1.85" calcext:value-type="float">
            <text:p>1.85</text:p>
          </table:table-cell>
          <table:table-cell office:value-type="float" office:value="1.9432330161555" calcext:value-type="float">
            <text:p>1.9432330161555</text:p>
          </table:table-cell>
          <table:table-cell office:value-type="float" office:value="1.91" calcext:value-type="float">
            <text:p>1.91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58:.I58])" office:value-type="float" office:value="1.79557306027087" calcext:value-type="float">
            <text:p>1.79557306027087</text:p>
          </table:table-cell>
          <table:table-cell office:value-type="float" office:value="1.73" calcext:value-type="float">
            <text:p>1.73</text:p>
          </table:table-cell>
          <table:table-cell office:value-type="float" office:value="1.8736232566809" calcext:value-type="float">
            <text:p>1.8736232566809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6424204467347" calcext:value-type="float">
            <text:p>1.76424204467347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59:.I59])" office:value-type="float" office:value="38.4104284914461" calcext:value-type="float">
            <text:p>38.4104284914461</text:p>
          </table:table-cell>
          <table:table-cell office:value-type="float" office:value="39.0204171369869" calcext:value-type="float">
            <text:p>39.0204171369869</text:p>
          </table:table-cell>
          <table:table-cell office:value-type="float" office:value="37.5605203363542" calcext:value-type="float">
            <text:p>37.5605203363542</text:p>
          </table:table-cell>
          <table:table-cell office:value-type="float" office:value="39.5309427444498" calcext:value-type="float">
            <text:p>39.5309427444498</text:p>
          </table:table-cell>
          <table:table-cell office:value-type="float" office:value="38.6294182170834" calcext:value-type="float">
            <text:p>38.6294182170834</text:p>
          </table:table-cell>
          <table:table-cell office:value-type="float" office:value="37.3108440223564" calcext:value-type="float">
            <text:p>37.310844022356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0:.I60])" office:value-type="float" office:value="38.859110204662" calcext:value-type="float">
            <text:p>38.859110204662</text:p>
          </table:table-cell>
          <table:table-cell office:value-type="float" office:value="38.5519357760221" calcext:value-type="float">
            <text:p>38.5519357760221</text:p>
          </table:table-cell>
          <table:table-cell office:value-type="float" office:value="37.82" calcext:value-type="float">
            <text:p>37.82</text:p>
          </table:table-cell>
          <table:table-cell office:value-type="float" office:value="39.3333235567859" calcext:value-type="float">
            <text:p>39.3333235567859</text:p>
          </table:table-cell>
          <table:table-cell office:value-type="float" office:value="39.4339492490985" calcext:value-type="float">
            <text:p>39.4339492490985</text:p>
          </table:table-cell>
          <table:table-cell office:value-type="float" office:value="39.1563424414035" calcext:value-type="float">
            <text:p>39.156342441403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61:.I61])" office:value-type="float" office:value="38.4799833376219" calcext:value-type="float">
            <text:p>38.4799833376219</text:p>
          </table:table-cell>
          <table:table-cell office:value-type="float" office:value="39.5084617034116" calcext:value-type="float">
            <text:p>39.5084617034116</text:p>
          </table:table-cell>
          <table:table-cell office:value-type="float" office:value="37.2393783134189" calcext:value-type="float">
            <text:p>37.2393783134189</text:p>
          </table:table-cell>
          <table:table-cell office:value-type="float" office:value="38.7640365834456" calcext:value-type="float">
            <text:p>38.7640365834456</text:p>
          </table:table-cell>
          <table:table-cell office:value-type="float" office:value="37.7232760320778" calcext:value-type="float">
            <text:p>37.7232760320778</text:p>
          </table:table-cell>
          <table:table-cell office:value-type="float" office:value="39.1647640557555" calcext:value-type="float">
            <text:p>39.164764055755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62:.I62])" office:value-type="float" office:value="68.3917795972858" calcext:value-type="float">
            <text:p>68.3917795972858</text:p>
          </table:table-cell>
          <table:table-cell office:value-type="float" office:value="68.2083829024766" calcext:value-type="float">
            <text:p>68.2083829024766</text:p>
          </table:table-cell>
          <table:table-cell office:value-type="float" office:value="68.75" calcext:value-type="float">
            <text:p>68.75</text:p>
          </table:table-cell>
          <table:table-cell office:value-type="float" office:value="67.87" calcext:value-type="float">
            <text:p>67.87</text:p>
          </table:table-cell>
          <table:table-cell office:value-type="float" office:value="69.8379432916615" calcext:value-type="float">
            <text:p>69.8379432916615</text:p>
          </table:table-cell>
          <table:table-cell office:value-type="float" office:value="67.2925717922909" calcext:value-type="float">
            <text:p>67.292571792290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63:.I63])" office:value-type="float" office:value="61.8524658100671" calcext:value-type="float">
            <text:p>61.8524658100671</text:p>
          </table:table-cell>
          <table:table-cell office:value-type="float" office:value="37.17" calcext:value-type="float">
            <text:p>37.17</text:p>
          </table:table-cell>
          <table:table-cell office:value-type="float" office:value="67.76" calcext:value-type="float">
            <text:p>67.76</text:p>
          </table:table-cell>
          <table:table-cell office:value-type="float" office:value="68.1827400906099" calcext:value-type="float">
            <text:p>68.1827400906099</text:p>
          </table:table-cell>
          <table:table-cell office:value-type="float" office:value="69.05" calcext:value-type="float">
            <text:p>69.05</text:p>
          </table:table-cell>
          <table:table-cell office:value-type="float" office:value="67.0995889597256" calcext:value-type="float">
            <text:p>67.0995889597256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64:.I64])" office:value-type="float" office:value="68.7224288250529" calcext:value-type="float">
            <text:p>68.7224288250529</text:p>
          </table:table-cell>
          <table:table-cell office:value-type="float" office:value="69.8624830410604" calcext:value-type="float">
            <text:p>69.8624830410604</text:p>
          </table:table-cell>
          <table:table-cell office:value-type="float" office:value="68.5802917227903" calcext:value-type="float">
            <text:p>68.5802917227903</text:p>
          </table:table-cell>
          <table:table-cell office:value-type="float" office:value="67.7493693614135" calcext:value-type="float">
            <text:p>67.7493693614135</text:p>
          </table:table-cell>
          <table:table-cell office:value-type="float" office:value="68.13" calcext:value-type="float">
            <text:p>68.13</text:p>
          </table:table-cell>
          <table:table-cell office:value-type="float" office:value="69.29" calcext:value-type="float">
            <text:p>69.2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65:.I65])" office:value-type="float" office:value="1.73992010798757" calcext:value-type="float">
            <text:p>1.73992010798757</text:p>
          </table:table-cell>
          <table:table-cell office:value-type="float" office:value="1.73572936465039" calcext:value-type="float">
            <text:p>1.7357293646503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57387117528748" calcext:value-type="float">
            <text:p>1.57387117528748</text:p>
          </table:table-cell>
          <table:table-cell office:value-type="float" office:value="1.69" calcext:value-type="float">
            <text:p>1.6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66:.I66])" office:value-type="float" office:value="1.63106172885454" calcext:value-type="float">
            <text:p>1.63106172885454</text:p>
          </table:table-cell>
          <table:table-cell office:value-type="float" office:value="1.8544774723048" calcext:value-type="float">
            <text:p>1.8544774723048</text:p>
          </table:table-cell>
          <table:table-cell office:value-type="float" office:value="1.60294479088564" calcext:value-type="float">
            <text:p>1.60294479088564</text:p>
          </table:table-cell>
          <table:table-cell office:value-type="float" office:value="1.53573761548514" calcext:value-type="float">
            <text:p>1.53573761548514</text:p>
          </table:table-cell>
          <table:table-cell office:value-type="float" office:value="1.60094408608321" calcext:value-type="float">
            <text:p>1.60094408608321</text:p>
          </table:table-cell>
          <table:table-cell office:value-type="float" office:value="1.56120467951391" calcext:value-type="float">
            <text:p>1.56120467951391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67:.I67])" office:value-type="float" office:value="1.78244665987349" calcext:value-type="float">
            <text:p>1.78244665987349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8" calcext:value-type="float">
            <text:p>1.8</text:p>
          </table:table-cell>
          <table:table-cell office:value-type="float" office:value="1.89223329936747" calcext:value-type="float">
            <text:p>1.89223329936747</text:p>
          </table:table-cell>
          <table:table-cell office:value-type="float" office:value="1.78" calcext:value-type="float">
            <text:p>1.7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68:.I68])" office:value-type="float" office:value="37.4969475912506" calcext:value-type="float">
            <text:p>37.4969475912506</text:p>
          </table:table-cell>
          <table:table-cell office:value-type="float" office:value="37.4623934845971" calcext:value-type="float">
            <text:p>37.4623934845971</text:p>
          </table:table-cell>
          <table:table-cell office:value-type="float" office:value="38.6606536378857" calcext:value-type="float">
            <text:p>38.6606536378857</text:p>
          </table:table-cell>
          <table:table-cell office:value-type="float" office:value="36.7068583157632" calcext:value-type="float">
            <text:p>36.7068583157632</text:p>
          </table:table-cell>
          <table:table-cell office:value-type="float" office:value="36.2620193610947" calcext:value-type="float">
            <text:p>36.2620193610947</text:p>
          </table:table-cell>
          <table:table-cell office:value-type="float" office:value="38.3928131569122" calcext:value-type="float">
            <text:p>38.3928131569122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69:.I69])" office:value-type="float" office:value="37.6522704807469" calcext:value-type="float">
            <text:p>37.6522704807469</text:p>
          </table:table-cell>
          <table:table-cell office:value-type="float" office:value="38.2127687882658" calcext:value-type="float">
            <text:p>38.2127687882658</text:p>
          </table:table-cell>
          <table:table-cell office:value-type="float" office:value="37.0964703665793" calcext:value-type="float">
            <text:p>37.0964703665793</text:p>
          </table:table-cell>
          <table:table-cell office:value-type="float" office:value="36.1421132488894" calcext:value-type="float">
            <text:p>36.1421132488894</text:p>
          </table:table-cell>
          <table:table-cell office:value-type="float" office:value="38.94" calcext:value-type="float">
            <text:p>38.94</text:p>
          </table:table-cell>
          <table:table-cell office:value-type="float" office:value="37.87" calcext:value-type="float">
            <text:p>37.8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0:.I70])" office:value-type="float" office:value="38.0705999634183" calcext:value-type="float">
            <text:p>38.0705999634183</text:p>
          </table:table-cell>
          <table:table-cell office:value-type="float" office:value="38.4198939235487" calcext:value-type="float">
            <text:p>38.4198939235487</text:p>
          </table:table-cell>
          <table:table-cell office:value-type="float" office:value="37.5185653645632" calcext:value-type="float">
            <text:p>37.5185653645632</text:p>
          </table:table-cell>
          <table:table-cell office:value-type="float" office:value="37.7245405289794" calcext:value-type="float">
            <text:p>37.7245405289794</text:p>
          </table:table-cell>
          <table:table-cell office:value-type="float" office:value="37.86" calcext:value-type="float">
            <text:p>37.86</text:p>
          </table:table-cell>
          <table:table-cell office:value-type="float" office:value="38.83" calcext:value-type="float">
            <text:p>38.8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71:.I71])" office:value-type="float" office:value="67.8335678961695" calcext:value-type="float">
            <text:p>67.8335678961695</text:p>
          </table:table-cell>
          <table:table-cell office:value-type="float" office:value="66.8557264574589" calcext:value-type="float">
            <text:p>66.8557264574589</text:p>
          </table:table-cell>
          <table:table-cell office:value-type="float" office:value="67.8301931617242" calcext:value-type="float">
            <text:p>67.8301931617242</text:p>
          </table:table-cell>
          <table:table-cell office:value-type="float" office:value="67.93" calcext:value-type="float">
            <text:p>67.93</text:p>
          </table:table-cell>
          <table:table-cell office:value-type="float" office:value="68.3520959202219" calcext:value-type="float">
            <text:p>68.3520959202219</text:p>
          </table:table-cell>
          <table:table-cell office:value-type="float" office:value="68.1998239414423" calcext:value-type="float">
            <text:p>68.199823941442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72:.I72])" office:value-type="float" office:value="67.7369006904674" calcext:value-type="float">
            <text:p>67.7369006904674</text:p>
          </table:table-cell>
          <table:table-cell office:value-type="float" office:value="66.7403968502634" calcext:value-type="float">
            <text:p>66.7403968502634</text:p>
          </table:table-cell>
          <table:table-cell office:value-type="float" office:value="67.29" calcext:value-type="float">
            <text:p>67.29</text:p>
          </table:table-cell>
          <table:table-cell office:value-type="float" office:value="68.07" calcext:value-type="float">
            <text:p>68.07</text:p>
          </table:table-cell>
          <table:table-cell office:value-type="float" office:value="67.8815797705868" calcext:value-type="float">
            <text:p>67.8815797705868</text:p>
          </table:table-cell>
          <table:table-cell office:value-type="float" office:value="68.7025268314868" calcext:value-type="float">
            <text:p>68.702526831486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73:.I73])" office:value-type="float" office:value="67.873736841454" calcext:value-type="float">
            <text:p>67.873736841454</text:p>
          </table:table-cell>
          <table:table-cell office:value-type="float" office:value="67.4886864205028" calcext:value-type="float">
            <text:p>67.4886864205028</text:p>
          </table:table-cell>
          <table:table-cell office:value-type="float" office:value="68.3348752244486" calcext:value-type="float">
            <text:p>68.3348752244486</text:p>
          </table:table-cell>
          <table:table-cell office:value-type="float" office:value="66.8685082411522" calcext:value-type="float">
            <text:p>66.8685082411522</text:p>
          </table:table-cell>
          <table:table-cell office:value-type="float" office:value="68.65" calcext:value-type="float">
            <text:p>68.65</text:p>
          </table:table-cell>
          <table:table-cell office:value-type="float" office:value="68.0266143211662" calcext:value-type="float">
            <text:p>68.0266143211662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74:.I74])" office:value-type="float" office:value="1.66882845616271" calcext:value-type="float">
            <text:p>1.66882845616271</text:p>
          </table:table-cell>
          <table:table-cell office:value-type="float" office:value="1.60974016012658" calcext:value-type="float">
            <text:p>1.60974016012658</text:p>
          </table:table-cell>
          <table:table-cell office:value-type="float" office:value="1.79713183136146" calcext:value-type="float">
            <text:p>1.79713183136146</text:p>
          </table:table-cell>
          <table:table-cell office:value-type="float" office:value="1.53594388779753" calcext:value-type="float">
            <text:p>1.53594388779753</text:p>
          </table:table-cell>
          <table:table-cell office:value-type="float" office:value="1.77552143625187" calcext:value-type="float">
            <text:p>1.77552143625187</text:p>
          </table:table-cell>
          <table:table-cell office:value-type="float" office:value="1.62580496527613" calcext:value-type="float">
            <text:p>1.62580496527613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75:.I75])" office:value-type="float" office:value="1.71341425801695" calcext:value-type="float">
            <text:p>1.71341425801695</text:p>
          </table:table-cell>
          <table:table-cell office:value-type="float" office:value="1.76" calcext:value-type="float">
            <text:p>1.76</text:p>
          </table:table-cell>
          <table:table-cell office:value-type="float" office:value="1.67895919727241" calcext:value-type="float">
            <text:p>1.67895919727241</text:p>
          </table:table-cell>
          <table:table-cell office:value-type="float" office:value="1.77" calcext:value-type="float">
            <text:p>1.77</text:p>
          </table:table-cell>
          <table:table-cell office:value-type="float" office:value="1.71731507602854" calcext:value-type="float">
            <text:p>1.71731507602854</text:p>
          </table:table-cell>
          <table:table-cell office:value-type="float" office:value="1.64079701678381" calcext:value-type="float">
            <text:p>1.64079701678381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76:.I76])" office:value-type="float" office:value="1.63897335279964" calcext:value-type="float">
            <text:p>1.63897335279964</text:p>
          </table:table-cell>
          <table:table-cell office:value-type="float" office:value="1.68" calcext:value-type="float">
            <text:p>1.68</text:p>
          </table:table-cell>
          <table:table-cell office:value-type="float" office:value="1.61413433179033" calcext:value-type="float">
            <text:p>1.61413433179033</text:p>
          </table:table-cell>
          <table:table-cell office:value-type="float" office:value="1.5565771757904" calcext:value-type="float">
            <text:p>1.5565771757904</text:p>
          </table:table-cell>
          <table:table-cell office:value-type="float" office:value="1.69963595418388" calcext:value-type="float">
            <text:p>1.69963595418388</text:p>
          </table:table-cell>
          <table:table-cell office:value-type="float" office:value="1.64451930223358" calcext:value-type="float">
            <text:p>1.6445193022335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77:.I77])" office:value-type="float" office:value="37.7244869029158" calcext:value-type="float">
            <text:p>37.7244869029158</text:p>
          </table:table-cell>
          <table:table-cell office:value-type="float" office:value="38.7675566358539" calcext:value-type="float">
            <text:p>38.7675566358539</text:p>
          </table:table-cell>
          <table:table-cell office:value-type="float" office:value="36.8579885377635" calcext:value-type="float">
            <text:p>36.8579885377635</text:p>
          </table:table-cell>
          <table:table-cell office:value-type="float" office:value="38.0724867949975" calcext:value-type="float">
            <text:p>38.0724867949975</text:p>
          </table:table-cell>
          <table:table-cell office:value-type="float" office:value="37.23" calcext:value-type="float">
            <text:p>37.23</text:p>
          </table:table-cell>
          <table:table-cell office:value-type="float" office:value="37.6944025459639" calcext:value-type="float">
            <text:p>37.694402545963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78:.I78])" office:value-type="float" office:value="37.7299262932087" calcext:value-type="float">
            <text:p>37.7299262932087</text:p>
          </table:table-cell>
          <table:table-cell office:value-type="float" office:value="38.09" calcext:value-type="float">
            <text:p>38.09</text:p>
          </table:table-cell>
          <table:table-cell office:value-type="float" office:value="37.6356442270444" calcext:value-type="float">
            <text:p>37.6356442270444</text:p>
          </table:table-cell>
          <table:table-cell office:value-type="float" office:value="38.3241771766967" calcext:value-type="float">
            <text:p>38.3241771766967</text:p>
          </table:table-cell>
          <table:table-cell office:value-type="float" office:value="36.7598100623022" calcext:value-type="float">
            <text:p>36.7598100623022</text:p>
          </table:table-cell>
          <table:table-cell office:value-type="float" office:value="37.84" calcext:value-type="float">
            <text:p>37.8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79:.I79])" office:value-type="float" office:value="37.6646450123167" calcext:value-type="float">
            <text:p>37.6646450123167</text:p>
          </table:table-cell>
          <table:table-cell office:value-type="float" office:value="38.7482759990838" calcext:value-type="float">
            <text:p>38.7482759990838</text:p>
          </table:table-cell>
          <table:table-cell office:value-type="float" office:value="39.02" calcext:value-type="float">
            <text:p>39.02</text:p>
          </table:table-cell>
          <table:table-cell office:value-type="float" office:value="37.1732523314841" calcext:value-type="float">
            <text:p>37.1732523314841</text:p>
          </table:table-cell>
          <table:table-cell office:value-type="float" office:value="36.48" calcext:value-type="float">
            <text:p>36.48</text:p>
          </table:table-cell>
          <table:table-cell office:value-type="float" office:value="36.9016967310154" calcext:value-type="float">
            <text:p>36.901696731015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0:.I80])" office:value-type="float" office:value="67.5914706394049" calcext:value-type="float">
            <text:p>67.5914706394049</text:p>
          </table:table-cell>
          <table:table-cell office:value-type="float" office:value="68.29" calcext:value-type="float">
            <text:p>68.29</text:p>
          </table:table-cell>
          <table:table-cell office:value-type="float" office:value="67.0732601114471" calcext:value-type="float">
            <text:p>67.0732601114471</text:p>
          </table:table-cell>
          <table:table-cell office:value-type="float" office:value="67.99" calcext:value-type="float">
            <text:p>67.99</text:p>
          </table:table-cell>
          <table:table-cell office:value-type="float" office:value="67.6340930855776" calcext:value-type="float">
            <text:p>67.6340930855776</text:p>
          </table:table-cell>
          <table:table-cell office:value-type="float" office:value="66.97" calcext:value-type="float">
            <text:p>66.9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81:.I81])" office:value-type="float" office:value="68.0383516108146" calcext:value-type="float">
            <text:p>68.0383516108146</text:p>
          </table:table-cell>
          <table:table-cell office:value-type="float" office:value="67.6299700815794" calcext:value-type="float">
            <text:p>67.6299700815794</text:p>
          </table:table-cell>
          <table:table-cell office:value-type="float" office:value="68.57" calcext:value-type="float">
            <text:p>68.57</text:p>
          </table:table-cell>
          <table:table-cell office:value-type="float" office:value="69.04" calcext:value-type="float">
            <text:p>69.04</text:p>
          </table:table-cell>
          <table:table-cell office:value-type="float" office:value="67.0256152330817" calcext:value-type="float">
            <text:p>67.0256152330817</text:p>
          </table:table-cell>
          <table:table-cell office:value-type="float" office:value="67.9261727394118" calcext:value-type="float">
            <text:p>67.926172739411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82:.I82])" office:value-type="float" office:value="67.5757114514399" calcext:value-type="float">
            <text:p>67.5757114514399</text:p>
          </table:table-cell>
          <table:table-cell office:value-type="float" office:value="68.41" calcext:value-type="float">
            <text:p>68.41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09867855041" calcext:value-type="float">
            <text:p>67.109867855041</text:p>
          </table:table-cell>
          <table:table-cell office:value-type="float" office:value="67.91775472957" calcext:value-type="float">
            <text:p>67.91775472957</text:p>
          </table:table-cell>
          <table:table-cell office:value-type="float" office:value="67.3609346725884" calcext:value-type="float">
            <text:p>67.3609346725884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1" calcext:value-type="float">
            <text:p>1</text:p>
          </table:table-cell>
          <table:table-cell table:formula="of:=AVERAGE([.E83:.I83])" office:value-type="float" office:value="1.76261272159254" calcext:value-type="float">
            <text:p>1.76261272159254</text:p>
          </table:table-cell>
          <table:table-cell office:value-type="float" office:value="1.82859931211755" calcext:value-type="float">
            <text:p>1.82859931211755</text:p>
          </table:table-cell>
          <table:table-cell office:value-type="float" office:value="1.79" calcext:value-type="float">
            <text:p>1.79</text:p>
          </table:table-cell>
          <table:table-cell office:value-type="float" office:value="1.6193772384319" calcext:value-type="float">
            <text:p>1.6193772384319</text:p>
          </table:table-cell>
          <table:table-cell office:value-type="float" office:value="1.86" calcext:value-type="float">
            <text:p>1.86</text:p>
          </table:table-cell>
          <table:table-cell office:value-type="float" office:value="1.71508705741325" calcext:value-type="float">
            <text:p>1.71508705741325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2" calcext:value-type="float">
            <text:p>2</text:p>
          </table:table-cell>
          <table:table-cell table:formula="of:=AVERAGE([.E84:.I84])" office:value-type="float" office:value="1.74757816189608" calcext:value-type="float">
            <text:p>1.74757816189608</text:p>
          </table:table-cell>
          <table:table-cell office:value-type="float" office:value="1.7353579753908" calcext:value-type="float">
            <text:p>1.7353579753908</text:p>
          </table:table-cell>
          <table:table-cell office:value-type="float" office:value="1.73645209020616" calcext:value-type="float">
            <text:p>1.73645209020616</text:p>
          </table:table-cell>
          <table:table-cell office:value-type="float" office:value="1.66608074388343" calcext:value-type="float">
            <text:p>1.66608074388343</text:p>
          </table:table-cell>
          <table:table-cell office:value-type="float" office:value="1.81" calcext:value-type="float">
            <text:p>1.81</text:p>
          </table:table-cell>
          <table:table-cell office:value-type="float" office:value="1.79" calcext:value-type="float">
            <text:p>1.7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1)</text:p>
          </table:table-cell>
          <table:table-cell office:value-type="float" office:value="3" calcext:value-type="float">
            <text:p>3</text:p>
          </table:table-cell>
          <table:table-cell table:formula="of:=AVERAGE([.E85:.I85])" office:value-type="float" office:value="1.80276292980589" calcext:value-type="float">
            <text:p>1.80276292980589</text:p>
          </table:table-cell>
          <table:table-cell office:value-type="float" office:value="1.72543874716563" calcext:value-type="float">
            <text:p>1.72543874716563</text:p>
          </table:table-cell>
          <table:table-cell office:value-type="float" office:value="1.73" calcext:value-type="float">
            <text:p>1.73</text:p>
          </table:table-cell>
          <table:table-cell office:value-type="float" office:value="1.86" calcext:value-type="float">
            <text:p>1.86</text:p>
          </table:table-cell>
          <table:table-cell office:value-type="float" office:value="1.89530788095861" calcext:value-type="float">
            <text:p>1.89530788095861</text:p>
          </table:table-cell>
          <table:table-cell office:value-type="float" office:value="1.80306802090522" calcext:value-type="float">
            <text:p>1.8030680209052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1" calcext:value-type="float">
            <text:p>1</text:p>
          </table:table-cell>
          <table:table-cell table:formula="of:=AVERAGE([.E86:.I86])" office:value-type="float" office:value="38.0093700831485" calcext:value-type="float">
            <text:p>38.0093700831485</text:p>
          </table:table-cell>
          <table:table-cell office:value-type="float" office:value="38.7482651307675" calcext:value-type="float">
            <text:p>38.7482651307675</text:p>
          </table:table-cell>
          <table:table-cell office:value-type="float" office:value="36.77" calcext:value-type="float">
            <text:p>36.77</text:p>
          </table:table-cell>
          <table:table-cell office:value-type="float" office:value="37.83" calcext:value-type="float">
            <text:p>37.83</text:p>
          </table:table-cell>
          <table:table-cell office:value-type="float" office:value="38.5559386749855" calcext:value-type="float">
            <text:p>38.5559386749855</text:p>
          </table:table-cell>
          <table:table-cell office:value-type="float" office:value="38.1426466099896" calcext:value-type="float">
            <text:p>38.14264660998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2" calcext:value-type="float">
            <text:p>2</text:p>
          </table:table-cell>
          <table:table-cell table:formula="of:=AVERAGE([.E87:.I87])" office:value-type="float" office:value="37.9703823905598" calcext:value-type="float">
            <text:p>37.9703823905598</text:p>
          </table:table-cell>
          <table:table-cell office:value-type="float" office:value="38.3892518281149" calcext:value-type="float">
            <text:p>38.3892518281149</text:p>
          </table:table-cell>
          <table:table-cell office:value-type="float" office:value="38.699500849636" calcext:value-type="float">
            <text:p>38.699500849636</text:p>
          </table:table-cell>
          <table:table-cell office:value-type="float" office:value="37.3631592750483" calcext:value-type="float">
            <text:p>37.3631592750483</text:p>
          </table:table-cell>
          <table:table-cell office:value-type="float" office:value="38.21" calcext:value-type="float">
            <text:p>38.21</text:p>
          </table:table-cell>
          <table:table-cell office:value-type="float" office:value="37.19" calcext:value-type="float">
            <text:p>37.1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1)</text:p>
          </table:table-cell>
          <table:table-cell office:value-type="float" office:value="3" calcext:value-type="float">
            <text:p>3</text:p>
          </table:table-cell>
          <table:table-cell table:formula="of:=AVERAGE([.E88:.I88])" office:value-type="float" office:value="37.5149356954458" calcext:value-type="float">
            <text:p>37.5149356954458</text:p>
          </table:table-cell>
          <table:table-cell office:value-type="float" office:value="36.843410875565" calcext:value-type="float">
            <text:p>36.843410875565</text:p>
          </table:table-cell>
          <table:table-cell office:value-type="float" office:value="37.6534200372115" calcext:value-type="float">
            <text:p>37.6534200372115</text:p>
          </table:table-cell>
          <table:table-cell office:value-type="float" office:value="36.3054050620249" calcext:value-type="float">
            <text:p>36.3054050620249</text:p>
          </table:table-cell>
          <table:table-cell office:value-type="float" office:value="38.0545937320982" calcext:value-type="float">
            <text:p>38.0545937320982</text:p>
          </table:table-cell>
          <table:table-cell office:value-type="float" office:value="38.7178487703293" calcext:value-type="float">
            <text:p>38.717848770329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1" calcext:value-type="float">
            <text:p>1</text:p>
          </table:table-cell>
          <table:table-cell table:formula="of:=AVERAGE([.E89:.I89])" office:value-type="float" office:value="68.40437748165" calcext:value-type="float">
            <text:p>68.40437748165</text:p>
          </table:table-cell>
          <table:table-cell office:value-type="float" office:value="69.03" calcext:value-type="float">
            <text:p>69.03</text:p>
          </table:table-cell>
          <table:table-cell office:value-type="float" office:value="68.8661273822963" calcext:value-type="float">
            <text:p>68.8661273822963</text:p>
          </table:table-cell>
          <table:table-cell office:value-type="float" office:value="68.7257600259539" calcext:value-type="float">
            <text:p>68.7257600259539</text:p>
          </table:table-cell>
          <table:table-cell office:value-type="float" office:value="67.88" calcext:value-type="float">
            <text:p>67.88</text:p>
          </table:table-cell>
          <table:table-cell office:value-type="float" office:value="67.52" calcext:value-type="float">
            <text:p>67.5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2" calcext:value-type="float">
            <text:p>2</text:p>
          </table:table-cell>
          <table:table-cell table:formula="of:=AVERAGE([.E90:.I90])" office:value-type="float" office:value="68.4157281694673" calcext:value-type="float">
            <text:p>68.4157281694673</text:p>
          </table:table-cell>
          <table:table-cell office:value-type="float" office:value="68.93" calcext:value-type="float">
            <text:p>68.93</text:p>
          </table:table-cell>
          <table:table-cell office:value-type="float" office:value="68.2" calcext:value-type="float">
            <text:p>68.2</text:p>
          </table:table-cell>
          <table:table-cell office:value-type="float" office:value="68.7756496571086" calcext:value-type="float">
            <text:p>68.7756496571086</text:p>
          </table:table-cell>
          <table:table-cell office:value-type="float" office:value="68.46" calcext:value-type="float">
            <text:p>68.46</text:p>
          </table:table-cell>
          <table:table-cell office:value-type="float" office:value="67.7129911902278" calcext:value-type="float">
            <text:p>67.712991190227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1)</text:p>
          </table:table-cell>
          <table:table-cell office:value-type="float" office:value="3" calcext:value-type="float">
            <text:p>3</text:p>
          </table:table-cell>
          <table:table-cell table:formula="of:=AVERAGE([.E91:.I91])" office:value-type="float" office:value="67.9935252695046" calcext:value-type="float">
            <text:p>67.9935252695046</text:p>
          </table:table-cell>
          <table:table-cell office:value-type="float" office:value="68.66" calcext:value-type="float">
            <text:p>68.66</text:p>
          </table:table-cell>
          <table:table-cell office:value-type="float" office:value="67.6040593135266" calcext:value-type="float">
            <text:p>67.6040593135266</text:p>
          </table:table-cell>
          <table:table-cell office:value-type="float" office:value="67.8632699615698" calcext:value-type="float">
            <text:p>67.8632699615698</text:p>
          </table:table-cell>
          <table:table-cell office:value-type="float" office:value="68.5702970724266" calcext:value-type="float">
            <text:p>68.5702970724266</text:p>
          </table:table-cell>
          <table:table-cell office:value-type="float" office:value="67.27" calcext:value-type="float">
            <text:p>67.2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92:.I92])" office:value-type="float" office:value="1.534" calcext:value-type="float">
            <text:p>1.534</text:p>
          </table:table-cell>
          <table:table-cell office:value-type="float" office:value="1.58" calcext:value-type="float">
            <text:p>1.58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93:.I93])" office:value-type="float" office:value="1.67553619443996" calcext:value-type="float">
            <text:p>1.67553619443996</text:p>
          </table:table-cell>
          <table:table-cell office:value-type="float" office:value="1.6779987919197" calcext:value-type="float">
            <text:p>1.6779987919197</text:p>
          </table:table-cell>
          <table:table-cell office:value-type="float" office:value="1.5899444283648" calcext:value-type="float">
            <text:p>1.5899444283648</text:p>
          </table:table-cell>
          <table:table-cell office:value-type="float" office:value="1.59915970071047" calcext:value-type="float">
            <text:p>1.59915970071047</text:p>
          </table:table-cell>
          <table:table-cell office:value-type="float" office:value="1.71512646282435" calcext:value-type="float">
            <text:p>1.71512646282435</text:p>
          </table:table-cell>
          <table:table-cell office:value-type="float" office:value="1.79545158838047" calcext:value-type="float">
            <text:p>1.7954515883804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94:.I94])" office:value-type="float" office:value="1.63453599900703" calcext:value-type="float">
            <text:p>1.63453599900703</text:p>
          </table:table-cell>
          <table:table-cell office:value-type="float" office:value="1.57590593049612" calcext:value-type="float">
            <text:p>1.57590593049612</text:p>
          </table:table-cell>
          <table:table-cell office:value-type="float" office:value="1.70038155164947" calcext:value-type="float">
            <text:p>1.70038155164947</text:p>
          </table:table-cell>
          <table:table-cell office:value-type="float" office:value="1.57075651565633" calcext:value-type="float">
            <text:p>1.57075651565633</text:p>
          </table:table-cell>
          <table:table-cell office:value-type="float" office:value="1.77694464955846" calcext:value-type="float">
            <text:p>1.77694464955846</text:p>
          </table:table-cell>
          <table:table-cell office:value-type="float" office:value="1.54869134767478" calcext:value-type="float">
            <text:p>1.54869134767478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95:.I95])" office:value-type="float" office:value="37.86" calcext:value-type="float">
            <text:p>37.86</text:p>
          </table:table-cell>
          <table:table-cell office:value-type="float" office:value="38.66" calcext:value-type="float">
            <text:p>38.66</text:p>
          </table:table-cell>
          <table:table-cell office:value-type="float" office:value="36.52" calcext:value-type="float">
            <text:p>36.52</text:p>
          </table:table-cell>
          <table:table-cell office:value-type="float" office:value="39.7" calcext:value-type="float">
            <text:p>39.7</text:p>
          </table:table-cell>
          <table:table-cell office:value-type="float" office:value="36.19" calcext:value-type="float">
            <text:p>36.19</text:p>
          </table:table-cell>
          <table:table-cell office:value-type="float" office:value="38.23" calcext:value-type="float">
            <text:p>38.2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96:.I96])" office:value-type="float" office:value="37.9852899618993" calcext:value-type="float">
            <text:p>37.9852899618993</text:p>
          </table:table-cell>
          <table:table-cell office:value-type="float" office:value="37.0326803586251" calcext:value-type="float">
            <text:p>37.0326803586251</text:p>
          </table:table-cell>
          <table:table-cell office:value-type="float" office:value="38.6230897724502" calcext:value-type="float">
            <text:p>38.6230897724502</text:p>
          </table:table-cell>
          <table:table-cell office:value-type="float" office:value="37.9728185248067" calcext:value-type="float">
            <text:p>37.9728185248067</text:p>
          </table:table-cell>
          <table:table-cell office:value-type="float" office:value="39.2234570841049" calcext:value-type="float">
            <text:p>39.2234570841049</text:p>
          </table:table-cell>
          <table:table-cell office:value-type="float" office:value="37.0744040695097" calcext:value-type="float">
            <text:p>37.0744040695097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97:.I97])" office:value-type="float" office:value="39.2348902398519" calcext:value-type="float">
            <text:p>39.2348902398519</text:p>
          </table:table-cell>
          <table:table-cell office:value-type="float" office:value="38.2960957851546" calcext:value-type="float">
            <text:p>38.2960957851546</text:p>
          </table:table-cell>
          <table:table-cell office:value-type="float" office:value="40.8840999894131" calcext:value-type="float">
            <text:p>40.8840999894131</text:p>
          </table:table-cell>
          <table:table-cell office:value-type="float" office:value="37.3619453174268" calcext:value-type="float">
            <text:p>37.3619453174268</text:p>
          </table:table-cell>
          <table:table-cell office:value-type="float" office:value="41.4043552511309" calcext:value-type="float">
            <text:p>41.4043552511309</text:p>
          </table:table-cell>
          <table:table-cell office:value-type="float" office:value="38.227954856134" calcext:value-type="float">
            <text:p>38.227954856134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98:.I98])" office:value-type="float" office:value="70.904" calcext:value-type="float">
            <text:p>70.904</text:p>
          </table:table-cell>
          <table:table-cell office:value-type="float" office:value="72.31" calcext:value-type="float">
            <text:p>72.31</text:p>
          </table:table-cell>
          <table:table-cell office:value-type="float" office:value="70.09" calcext:value-type="float">
            <text:p>70.09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6" calcext:value-type="float">
            <text:p>69.76</text:p>
          </table:table-cell>
          <table:table-cell office:value-type="float" office:value="71.53" calcext:value-type="float">
            <text:p>71.53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99:.I99])" office:value-type="float" office:value="69.9913018904599" calcext:value-type="float">
            <text:p>69.9913018904599</text:p>
          </table:table-cell>
          <table:table-cell office:value-type="float" office:value="71.9117397764381" calcext:value-type="float">
            <text:p>71.9117397764381</text:p>
          </table:table-cell>
          <table:table-cell office:value-type="float" office:value="69.2386203507412" calcext:value-type="float">
            <text:p>69.2386203507412</text:p>
          </table:table-cell>
          <table:table-cell office:value-type="float" office:value="69.9707985422857" calcext:value-type="float">
            <text:p>69.9707985422857</text:p>
          </table:table-cell>
          <table:table-cell office:value-type="float" office:value="70.2938287012292" calcext:value-type="float">
            <text:p>70.2938287012292</text:p>
          </table:table-cell>
          <table:table-cell office:value-type="float" office:value="68.5415220816054" calcext:value-type="float">
            <text:p>68.5415220816054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00:.I100])" office:value-type="float" office:value="70.047369924401" calcext:value-type="float">
            <text:p>70.047369924401</text:p>
          </table:table-cell>
          <table:table-cell office:value-type="float" office:value="69.1844785569221" calcext:value-type="float">
            <text:p>69.1844785569221</text:p>
          </table:table-cell>
          <table:table-cell office:value-type="float" office:value="70.6450377689962" calcext:value-type="float">
            <text:p>70.6450377689962</text:p>
          </table:table-cell>
          <table:table-cell office:value-type="float" office:value="71.4821618242233" calcext:value-type="float">
            <text:p>71.4821618242233</text:p>
          </table:table-cell>
          <table:table-cell office:value-type="float" office:value="69.9805940069288" calcext:value-type="float">
            <text:p>69.9805940069288</text:p>
          </table:table-cell>
          <table:table-cell office:value-type="float" office:value="68.9445774649348" calcext:value-type="float">
            <text:p>68.944577464934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01:.I101])" office:value-type="float" office:value="1.60393495113349" calcext:value-type="float">
            <text:p>1.60393495113349</text:p>
          </table:table-cell>
          <table:table-cell office:value-type="float" office:value="1.7138370680246" calcext:value-type="float">
            <text:p>1.7138370680246</text:p>
          </table:table-cell>
          <table:table-cell office:value-type="float" office:value="1.63065507238021" calcext:value-type="float">
            <text:p>1.63065507238021</text:p>
          </table:table-cell>
          <table:table-cell office:value-type="float" office:value="1.49382108092469" calcext:value-type="float">
            <text:p>1.49382108092469</text:p>
          </table:table-cell>
          <table:table-cell office:value-type="float" office:value="1.59923733949739" calcext:value-type="float">
            <text:p>1.59923733949739</text:p>
          </table:table-cell>
          <table:table-cell office:value-type="float" office:value="1.58212419484058" calcext:value-type="float">
            <text:p>1.58212419484058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02:.I102])" office:value-type="float" office:value="1.52737365053869" calcext:value-type="float">
            <text:p>1.52737365053869</text:p>
          </table:table-cell>
          <table:table-cell office:value-type="float" office:value="1.4179938290249" calcext:value-type="float">
            <text:p>1.4179938290249</text:p>
          </table:table-cell>
          <table:table-cell office:value-type="float" office:value="1.50313405561356" calcext:value-type="float">
            <text:p>1.50313405561356</text:p>
          </table:table-cell>
          <table:table-cell office:value-type="float" office:value="1.5178654898474" calcext:value-type="float">
            <text:p>1.5178654898474</text:p>
          </table:table-cell>
          <table:table-cell office:value-type="float" office:value="1.42624568771568" calcext:value-type="float">
            <text:p>1.42624568771568</text:p>
          </table:table-cell>
          <table:table-cell office:value-type="float" office:value="1.7716291904919" calcext:value-type="float">
            <text:p>1.771629190491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03:.I103])" office:value-type="float" office:value="1.6008082211186" calcext:value-type="float">
            <text:p>1.6008082211186</text:p>
          </table:table-cell>
          <table:table-cell office:value-type="float" office:value="1.53662336063648" calcext:value-type="float">
            <text:p>1.53662336063648</text:p>
          </table:table-cell>
          <table:table-cell office:value-type="float" office:value="1.6819396972332" calcext:value-type="float">
            <text:p>1.6819396972332</text:p>
          </table:table-cell>
          <table:table-cell office:value-type="float" office:value="1.53677367536062" calcext:value-type="float">
            <text:p>1.53677367536062</text:p>
          </table:table-cell>
          <table:table-cell office:value-type="float" office:value="1.45304991456556" calcext:value-type="float">
            <text:p>1.45304991456556</text:p>
          </table:table-cell>
          <table:table-cell office:value-type="float" office:value="1.79565445779714" calcext:value-type="float">
            <text:p>1.79565445779714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04:.I104])" office:value-type="float" office:value="38.6002665185052" calcext:value-type="float">
            <text:p>38.6002665185052</text:p>
          </table:table-cell>
          <table:table-cell office:value-type="float" office:value="38.5056018859337" calcext:value-type="float">
            <text:p>38.5056018859337</text:p>
          </table:table-cell>
          <table:table-cell office:value-type="float" office:value="37.743141900903" calcext:value-type="float">
            <text:p>37.743141900903</text:p>
          </table:table-cell>
          <table:table-cell office:value-type="float" office:value="37.3076363708295" calcext:value-type="float">
            <text:p>37.3076363708295</text:p>
          </table:table-cell>
          <table:table-cell office:value-type="float" office:value="40.0058192901464" calcext:value-type="float">
            <text:p>40.0058192901464</text:p>
          </table:table-cell>
          <table:table-cell office:value-type="float" office:value="39.4391331447135" calcext:value-type="float">
            <text:p>39.4391331447135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05:.I105])" office:value-type="float" office:value="38.4044700137078" calcext:value-type="float">
            <text:p>38.4044700137078</text:p>
          </table:table-cell>
          <table:table-cell office:value-type="float" office:value="39.857224046572" calcext:value-type="float">
            <text:p>39.857224046572</text:p>
          </table:table-cell>
          <table:table-cell office:value-type="float" office:value="37.1351894941925" calcext:value-type="float">
            <text:p>37.1351894941925</text:p>
          </table:table-cell>
          <table:table-cell office:value-type="float" office:value="38.9650226643566" calcext:value-type="float">
            <text:p>38.9650226643566</text:p>
          </table:table-cell>
          <table:table-cell office:value-type="float" office:value="38.2303764788006" calcext:value-type="float">
            <text:p>38.2303764788006</text:p>
          </table:table-cell>
          <table:table-cell office:value-type="float" office:value="37.8345373846174" calcext:value-type="float">
            <text:p>37.8345373846174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06:.I106])" office:value-type="float" office:value="38.7452464549472" calcext:value-type="float">
            <text:p>38.7452464549472</text:p>
          </table:table-cell>
          <table:table-cell office:value-type="float" office:value="39.1719521359166" calcext:value-type="float">
            <text:p>39.1719521359166</text:p>
          </table:table-cell>
          <table:table-cell office:value-type="float" office:value="40.07" calcext:value-type="float">
            <text:p>40.07</text:p>
          </table:table-cell>
          <table:table-cell office:value-type="float" office:value="37.2915134949548" calcext:value-type="float">
            <text:p>37.2915134949548</text:p>
          </table:table-cell>
          <table:table-cell office:value-type="float" office:value="38.49" calcext:value-type="float">
            <text:p>38.49</text:p>
          </table:table-cell>
          <table:table-cell office:value-type="float" office:value="38.7027666438647" calcext:value-type="float">
            <text:p>38.7027666438647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07:.I107])" office:value-type="float" office:value="70.2005243231127" calcext:value-type="float">
            <text:p>70.2005243231127</text:p>
          </table:table-cell>
          <table:table-cell office:value-type="float" office:value="69.1606403306652" calcext:value-type="float">
            <text:p>69.1606403306652</text:p>
          </table:table-cell>
          <table:table-cell office:value-type="float" office:value="70.9979715042666" calcext:value-type="float">
            <text:p>70.9979715042666</text:p>
          </table:table-cell>
          <table:table-cell office:value-type="float" office:value="69.1943616932369" calcext:value-type="float">
            <text:p>69.1943616932369</text:p>
          </table:table-cell>
          <table:table-cell office:value-type="float" office:value="70.9572691881224" calcext:value-type="float">
            <text:p>70.9572691881224</text:p>
          </table:table-cell>
          <table:table-cell office:value-type="float" office:value="70.6923788992726" calcext:value-type="float">
            <text:p>70.692378899272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08:.I108])" office:value-type="float" office:value="69.9278038740066" calcext:value-type="float">
            <text:p>69.9278038740066</text:p>
          </table:table-cell>
          <table:table-cell office:value-type="float" office:value="69.8222661108351" calcext:value-type="float">
            <text:p>69.8222661108351</text:p>
          </table:table-cell>
          <table:table-cell office:value-type="float" office:value="69.1859300395561" calcext:value-type="float">
            <text:p>69.1859300395561</text:p>
          </table:table-cell>
          <table:table-cell office:value-type="float" office:value="69.7436776611407" calcext:value-type="float">
            <text:p>69.7436776611407</text:p>
          </table:table-cell>
          <table:table-cell office:value-type="float" office:value="71.9970181669577" calcext:value-type="float">
            <text:p>71.9970181669577</text:p>
          </table:table-cell>
          <table:table-cell office:value-type="float" office:value="68.8901273915432" calcext:value-type="float">
            <text:p>68.890127391543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09:.I109])" office:value-type="float" office:value="69.8491327040749" calcext:value-type="float">
            <text:p>69.8491327040749</text:p>
          </table:table-cell>
          <table:table-cell office:value-type="float" office:value="69.8330961280114" calcext:value-type="float">
            <text:p>69.8330961280114</text:p>
          </table:table-cell>
          <table:table-cell office:value-type="float" office:value="71.6596247979294" calcext:value-type="float">
            <text:p>71.6596247979294</text:p>
          </table:table-cell>
          <table:table-cell office:value-type="float" office:value="71.2250807042257" calcext:value-type="float">
            <text:p>71.2250807042257</text:p>
          </table:table-cell>
          <table:table-cell office:value-type="float" office:value="68.0718201657069" calcext:value-type="float">
            <text:p>68.0718201657069</text:p>
          </table:table-cell>
          <table:table-cell office:value-type="float" office:value="68.4560417245011" calcext:value-type="float">
            <text:p>68.456041724501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10:.I110])" office:value-type="float" office:value="1.65087386779048" calcext:value-type="float">
            <text:p>1.65087386779048</text:p>
          </table:table-cell>
          <table:table-cell office:value-type="float" office:value="1.53256370337832" calcext:value-type="float">
            <text:p>1.53256370337832</text:p>
          </table:table-cell>
          <table:table-cell office:value-type="float" office:value="1.81557606087291" calcext:value-type="float">
            <text:p>1.81557606087291</text:p>
          </table:table-cell>
          <table:table-cell office:value-type="float" office:value="1.73" calcext:value-type="float">
            <text:p>1.73</text:p>
          </table:table-cell>
          <table:table-cell office:value-type="float" office:value="1.64622957470117" calcext:value-type="float">
            <text:p>1.64622957470117</text:p>
          </table:table-cell>
          <table:table-cell office:value-type="float" office:value="1.53" calcext:value-type="float">
            <text:p>1.53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11:.I111])" office:value-type="float" office:value="1.58382283364681" calcext:value-type="float">
            <text:p>1.58382283364681</text:p>
          </table:table-cell>
          <table:table-cell office:value-type="float" office:value="1.54" calcext:value-type="float">
            <text:p>1.54</text:p>
          </table:table-cell>
          <table:table-cell office:value-type="float" office:value="1.64" calcext:value-type="float">
            <text:p>1.64</text:p>
          </table:table-cell>
          <table:table-cell office:value-type="float" office:value="1.61082979971956" calcext:value-type="float">
            <text:p>1.61082979971956</text:p>
          </table:table-cell>
          <table:table-cell office:value-type="float" office:value="1.43081844628491" calcext:value-type="float">
            <text:p>1.43081844628491</text:p>
          </table:table-cell>
          <table:table-cell office:value-type="float" office:value="1.69746592222958" calcext:value-type="float">
            <text:p>1.69746592222958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12:.I112])" office:value-type="float" office:value="1.76243943357054" calcext:value-type="float">
            <text:p>1.76243943357054</text:p>
          </table:table-cell>
          <table:table-cell office:value-type="float" office:value="1.81818230176442" calcext:value-type="float">
            <text:p>1.81818230176442</text:p>
          </table:table-cell>
          <table:table-cell office:value-type="float" office:value="1.60680184510263" calcext:value-type="float">
            <text:p>1.60680184510263</text:p>
          </table:table-cell>
          <table:table-cell office:value-type="float" office:value="1.68" calcext:value-type="float">
            <text:p>1.68</text:p>
          </table:table-cell>
          <table:table-cell office:value-type="float" office:value="1.98895988901478" calcext:value-type="float">
            <text:p>1.98895988901478</text:p>
          </table:table-cell>
          <table:table-cell office:value-type="float" office:value="1.71825313197087" calcext:value-type="float">
            <text:p>1.7182531319708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13:.I113])" office:value-type="float" office:value="38.8210976782186" calcext:value-type="float">
            <text:p>38.8210976782186</text:p>
          </table:table-cell>
          <table:table-cell office:value-type="float" office:value="37.9731328970486" calcext:value-type="float">
            <text:p>37.9731328970486</text:p>
          </table:table-cell>
          <table:table-cell office:value-type="float" office:value="39.6380170293026" calcext:value-type="float">
            <text:p>39.6380170293026</text:p>
          </table:table-cell>
          <table:table-cell office:value-type="float" office:value="37.5089986307146" calcext:value-type="float">
            <text:p>37.5089986307146</text:p>
          </table:table-cell>
          <table:table-cell office:value-type="float" office:value="38.7463549215198" calcext:value-type="float">
            <text:p>38.7463549215198</text:p>
          </table:table-cell>
          <table:table-cell office:value-type="float" office:value="40.2389849125072" calcext:value-type="float">
            <text:p>40.238984912507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14:.I114])" office:value-type="float" office:value="39.5973500682827" calcext:value-type="float">
            <text:p>39.5973500682827</text:p>
          </table:table-cell>
          <table:table-cell office:value-type="float" office:value="40.5092361691792" calcext:value-type="float">
            <text:p>40.5092361691792</text:p>
          </table:table-cell>
          <table:table-cell office:value-type="float" office:value="40.6863518086276" calcext:value-type="float">
            <text:p>40.6863518086276</text:p>
          </table:table-cell>
          <table:table-cell office:value-type="float" office:value="39.8888959795727" calcext:value-type="float">
            <text:p>39.8888959795727</text:p>
          </table:table-cell>
          <table:table-cell office:value-type="float" office:value="39.2210050725216" calcext:value-type="float">
            <text:p>39.2210050725216</text:p>
          </table:table-cell>
          <table:table-cell office:value-type="float" office:value="37.6812613115122" calcext:value-type="float">
            <text:p>37.681261311512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15:.I115])" office:value-type="float" office:value="40.0597228769555" calcext:value-type="float">
            <text:p>40.0597228769555</text:p>
          </table:table-cell>
          <table:table-cell office:value-type="float" office:value="40.2267057590525" calcext:value-type="float">
            <text:p>40.2267057590525</text:p>
          </table:table-cell>
          <table:table-cell office:value-type="float" office:value="41.3485958780144" calcext:value-type="float">
            <text:p>41.3485958780144</text:p>
          </table:table-cell>
          <table:table-cell office:value-type="float" office:value="38.5294422550882" calcext:value-type="float">
            <text:p>38.5294422550882</text:p>
          </table:table-cell>
          <table:table-cell office:value-type="float" office:value="40.7189247198475" calcext:value-type="float">
            <text:p>40.7189247198475</text:p>
          </table:table-cell>
          <table:table-cell office:value-type="float" office:value="39.4749457727751" calcext:value-type="float">
            <text:p>39.474945772775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16:.I116])" office:value-type="float" office:value="70.0159800818586" calcext:value-type="float">
            <text:p>70.0159800818586</text:p>
          </table:table-cell>
          <table:table-cell office:value-type="float" office:value="68.7550376251784" calcext:value-type="float">
            <text:p>68.7550376251784</text:p>
          </table:table-cell>
          <table:table-cell office:value-type="float" office:value="68.4233864475319" calcext:value-type="float">
            <text:p>68.4233864475319</text:p>
          </table:table-cell>
          <table:table-cell office:value-type="float" office:value="70.8905004355978" calcext:value-type="float">
            <text:p>70.8905004355978</text:p>
          </table:table-cell>
          <table:table-cell office:value-type="float" office:value="70.5658580952283" calcext:value-type="float">
            <text:p>70.5658580952283</text:p>
          </table:table-cell>
          <table:table-cell office:value-type="float" office:value="71.4451178057564" calcext:value-type="float">
            <text:p>71.445117805756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17:.I117])" office:value-type="float" office:value="69.337680905457" calcext:value-type="float">
            <text:p>69.337680905457</text:p>
          </table:table-cell>
          <table:table-cell office:value-type="float" office:value="68.4760259040315" calcext:value-type="float">
            <text:p>68.4760259040315</text:p>
          </table:table-cell>
          <table:table-cell office:value-type="float" office:value="69.9458624390743" calcext:value-type="float">
            <text:p>69.9458624390743</text:p>
          </table:table-cell>
          <table:table-cell office:value-type="float" office:value="69.2787080657231" calcext:value-type="float">
            <text:p>69.2787080657231</text:p>
          </table:table-cell>
          <table:table-cell office:value-type="float" office:value="70.7522153751691" calcext:value-type="float">
            <text:p>70.7522153751691</text:p>
          </table:table-cell>
          <table:table-cell office:value-type="float" office:value="68.235592743287" calcext:value-type="float">
            <text:p>68.235592743287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18:.I118])" office:value-type="float" office:value="69.3439396746215" calcext:value-type="float">
            <text:p>69.3439396746215</text:p>
          </table:table-cell>
          <table:table-cell office:value-type="float" office:value="68.2035947803408" calcext:value-type="float">
            <text:p>68.2035947803408</text:p>
          </table:table-cell>
          <table:table-cell office:value-type="float" office:value="69.1751473611741" calcext:value-type="float">
            <text:p>69.1751473611741</text:p>
          </table:table-cell>
          <table:table-cell office:value-type="float" office:value="68.8659939092286" calcext:value-type="float">
            <text:p>68.8659939092286</text:p>
          </table:table-cell>
          <table:table-cell office:value-type="float" office:value="71.153401857027" calcext:value-type="float">
            <text:p>71.153401857027</text:p>
          </table:table-cell>
          <table:table-cell office:value-type="float" office:value="69.3215604653372" calcext:value-type="float">
            <text:p>69.3215604653372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19:.I119])" office:value-type="float" office:value="1.90151861257019" calcext:value-type="float">
            <text:p>1.90151861257019</text:p>
          </table:table-cell>
          <table:table-cell office:value-type="float" office:value="1.94" calcext:value-type="float">
            <text:p>1.94</text:p>
          </table:table-cell>
          <table:table-cell office:value-type="float" office:value="1.89022892641058" calcext:value-type="float">
            <text:p>1.89022892641058</text:p>
          </table:table-cell>
          <table:table-cell office:value-type="float" office:value="1.85038719587034" calcext:value-type="float">
            <text:p>1.85038719587034</text:p>
          </table:table-cell>
          <table:table-cell office:value-type="float" office:value="1.81" calcext:value-type="float">
            <text:p>1.81</text:p>
          </table:table-cell>
          <table:table-cell office:value-type="float" office:value="2.01697694057004" calcext:value-type="float">
            <text:p>2.0169769405700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20:.I120])" office:value-type="float" office:value="1.91694658345794" calcext:value-type="float">
            <text:p>1.91694658345794</text:p>
          </table:table-cell>
          <table:table-cell office:value-type="float" office:value="2.05448890889113" calcext:value-type="float">
            <text:p>2.05448890889113</text:p>
          </table:table-cell>
          <table:table-cell office:value-type="float" office:value="1.92277153194996" calcext:value-type="float">
            <text:p>1.92277153194996</text:p>
          </table:table-cell>
          <table:table-cell office:value-type="float" office:value="1.98194597885174" calcext:value-type="float">
            <text:p>1.98194597885174</text:p>
          </table:table-cell>
          <table:table-cell office:value-type="float" office:value="1.7025714331877" calcext:value-type="float">
            <text:p>1.7025714331877</text:p>
          </table:table-cell>
          <table:table-cell office:value-type="float" office:value="1.92295506440917" calcext:value-type="float">
            <text:p>1.9229550644091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21:.I121])" office:value-type="float" office:value="1.8253010716651" calcext:value-type="float">
            <text:p>1.8253010716651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73066912147799" calcext:value-type="float">
            <text:p>1.73066912147799</text:p>
          </table:table-cell>
          <table:table-cell office:value-type="float" office:value="1.65053167375326" calcext:value-type="float">
            <text:p>1.65053167375326</text:p>
          </table:table-cell>
          <table:table-cell office:value-type="float" office:value="1.76530456309423" calcext:value-type="float">
            <text:p>1.7653045630942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22:.I122])" office:value-type="float" office:value="39.2340735467873" calcext:value-type="float">
            <text:p>39.2340735467873</text:p>
          </table:table-cell>
          <table:table-cell office:value-type="float" office:value="39.2164316074819" calcext:value-type="float">
            <text:p>39.2164316074819</text:p>
          </table:table-cell>
          <table:table-cell office:value-type="float" office:value="37.5541503576408" calcext:value-type="float">
            <text:p>37.5541503576408</text:p>
          </table:table-cell>
          <table:table-cell office:value-type="float" office:value="40.8977835466133" calcext:value-type="float">
            <text:p>40.8977835466133</text:p>
          </table:table-cell>
          <table:table-cell office:value-type="float" office:value="40.3420022222006" calcext:value-type="float">
            <text:p>40.3420022222006</text:p>
          </table:table-cell>
          <table:table-cell office:value-type="float" office:value="38.16" calcext:value-type="float">
            <text:p>38.16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23:.I123])" office:value-type="float" office:value="38.8471889485805" calcext:value-type="float">
            <text:p>38.8471889485805</text:p>
          </table:table-cell>
          <table:table-cell office:value-type="float" office:value="38.1284587429291" calcext:value-type="float">
            <text:p>38.1284587429291</text:p>
          </table:table-cell>
          <table:table-cell office:value-type="float" office:value="37.9210852541337" calcext:value-type="float">
            <text:p>37.9210852541337</text:p>
          </table:table-cell>
          <table:table-cell office:value-type="float" office:value="39.8433121170306" calcext:value-type="float">
            <text:p>39.8433121170306</text:p>
          </table:table-cell>
          <table:table-cell office:value-type="float" office:value="38.7480868322796" calcext:value-type="float">
            <text:p>38.7480868322796</text:p>
          </table:table-cell>
          <table:table-cell office:value-type="float" office:value="39.5950017965297" calcext:value-type="float">
            <text:p>39.595001796529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24:.I124])" office:value-type="float" office:value="39.5426693875832" calcext:value-type="float">
            <text:p>39.5426693875832</text:p>
          </table:table-cell>
          <table:table-cell office:value-type="float" office:value="40.2979170828843" calcext:value-type="float">
            <text:p>40.2979170828843</text:p>
          </table:table-cell>
          <table:table-cell office:value-type="float" office:value="37.7904503349409" calcext:value-type="float">
            <text:p>37.7904503349409</text:p>
          </table:table-cell>
          <table:table-cell office:value-type="float" office:value="39.1528583242988" calcext:value-type="float">
            <text:p>39.1528583242988</text:p>
          </table:table-cell>
          <table:table-cell office:value-type="float" office:value="41.3886943571931" calcext:value-type="float">
            <text:p>41.3886943571931</text:p>
          </table:table-cell>
          <table:table-cell office:value-type="float" office:value="39.0834268385991" calcext:value-type="float">
            <text:p>39.083426838599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25:.I125])" office:value-type="float" office:value="69.9069213448309" calcext:value-type="float">
            <text:p>69.9069213448309</text:p>
          </table:table-cell>
          <table:table-cell office:value-type="float" office:value="71.2236645769898" calcext:value-type="float">
            <text:p>71.2236645769898</text:p>
          </table:table-cell>
          <table:table-cell office:value-type="float" office:value="68.4671630963521" calcext:value-type="float">
            <text:p>68.4671630963521</text:p>
          </table:table-cell>
          <table:table-cell office:value-type="float" office:value="69.934031598718" calcext:value-type="float">
            <text:p>69.934031598718</text:p>
          </table:table-cell>
          <table:table-cell office:value-type="float" office:value="68.7749736027944" calcext:value-type="float">
            <text:p>68.7749736027944</text:p>
          </table:table-cell>
          <table:table-cell office:value-type="float" office:value="71.1347738493" calcext:value-type="float">
            <text:p>71.1347738493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26:.I126])" office:value-type="float" office:value="69.0833933792657" calcext:value-type="float">
            <text:p>69.0833933792657</text:p>
          </table:table-cell>
          <table:table-cell office:value-type="float" office:value="69.3522258364931" calcext:value-type="float">
            <text:p>69.3522258364931</text:p>
          </table:table-cell>
          <table:table-cell office:value-type="float" office:value="70.24" calcext:value-type="float">
            <text:p>70.24</text:p>
          </table:table-cell>
          <table:table-cell office:value-type="float" office:value="69.1774931103073" calcext:value-type="float">
            <text:p>69.1774931103073</text:p>
          </table:table-cell>
          <table:table-cell office:value-type="float" office:value="67.89" calcext:value-type="float">
            <text:p>67.89</text:p>
          </table:table-cell>
          <table:table-cell office:value-type="float" office:value="68.7572479495279" calcext:value-type="float">
            <text:p>68.757247949527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27:.I127])" office:value-type="float" office:value="69.5253837987414" calcext:value-type="float">
            <text:p>69.5253837987414</text:p>
          </table:table-cell>
          <table:table-cell office:value-type="float" office:value="68.5450679480072" calcext:value-type="float">
            <text:p>68.5450679480072</text:p>
          </table:table-cell>
          <table:table-cell office:value-type="float" office:value="70.49" calcext:value-type="float">
            <text:p>70.49</text:p>
          </table:table-cell>
          <table:table-cell office:value-type="float" office:value="69.06" calcext:value-type="float">
            <text:p>69.06</text:p>
          </table:table-cell>
          <table:table-cell office:value-type="float" office:value="71.1820607083649" calcext:value-type="float">
            <text:p>71.1820607083649</text:p>
          </table:table-cell>
          <table:table-cell office:value-type="float" office:value="68.349790337335" calcext:value-type="float">
            <text:p>68.34979033733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28:.I128])" office:value-type="float" office:value="1.82254598218315" calcext:value-type="float">
            <text:p>1.82254598218315</text:p>
          </table:table-cell>
          <table:table-cell office:value-type="float" office:value="1.70498469326434" calcext:value-type="float">
            <text:p>1.70498469326434</text:p>
          </table:table-cell>
          <table:table-cell office:value-type="float" office:value="1.9451970804623" calcext:value-type="float">
            <text:p>1.9451970804623</text:p>
          </table:table-cell>
          <table:table-cell office:value-type="float" office:value="1.88" calcext:value-type="float">
            <text:p>1.88</text:p>
          </table:table-cell>
          <table:table-cell office:value-type="float" office:value="1.82254813718909" calcext:value-type="float">
            <text:p>1.82254813718909</text:p>
          </table:table-cell>
          <table:table-cell office:value-type="float" office:value="1.76" calcext:value-type="float">
            <text:p>1.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29:.I129])" office:value-type="float" office:value="1.74430253977467" calcext:value-type="float">
            <text:p>1.74430253977467</text:p>
          </table:table-cell>
          <table:table-cell office:value-type="float" office:value="1.77031506908794" calcext:value-type="float">
            <text:p>1.77031506908794</text:p>
          </table:table-cell>
          <table:table-cell office:value-type="float" office:value="1.65" calcext:value-type="float">
            <text:p>1.65</text:p>
          </table:table-cell>
          <table:table-cell office:value-type="float" office:value="1.88974849602718" calcext:value-type="float">
            <text:p>1.88974849602718</text:p>
          </table:table-cell>
          <table:table-cell office:value-type="float" office:value="1.68162306437888" calcext:value-type="float">
            <text:p>1.68162306437888</text:p>
          </table:table-cell>
          <table:table-cell office:value-type="float" office:value="1.72982606937935" calcext:value-type="float">
            <text:p>1.7298260693793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30:.I130])" office:value-type="float" office:value="1.77427463214387" calcext:value-type="float">
            <text:p>1.77427463214387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1.7651364709378" calcext:value-type="float">
            <text:p>1.7651364709378</text:p>
          </table:table-cell>
          <table:table-cell office:value-type="float" office:value="1.74" calcext:value-type="float">
            <text:p>1.74</text:p>
          </table:table-cell>
          <table:table-cell office:value-type="float" office:value="1.67623668978155" calcext:value-type="float">
            <text:p>1.67623668978155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31:.I131])" office:value-type="float" office:value="38.3837720621337" calcext:value-type="float">
            <text:p>38.3837720621337</text:p>
          </table:table-cell>
          <table:table-cell office:value-type="float" office:value="39.9527314516392" calcext:value-type="float">
            <text:p>39.9527314516392</text:p>
          </table:table-cell>
          <table:table-cell office:value-type="float" office:value="37.2214369290941" calcext:value-type="float">
            <text:p>37.2214369290941</text:p>
          </table:table-cell>
          <table:table-cell office:value-type="float" office:value="37.4117963399167" calcext:value-type="float">
            <text:p>37.4117963399167</text:p>
          </table:table-cell>
          <table:table-cell office:value-type="float" office:value="38.529742619076" calcext:value-type="float">
            <text:p>38.529742619076</text:p>
          </table:table-cell>
          <table:table-cell office:value-type="float" office:value="38.8031529709426" calcext:value-type="float">
            <text:p>38.803152970942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32:.I132])" office:value-type="float" office:value="38.192656414016" calcext:value-type="float">
            <text:p>38.192656414016</text:p>
          </table:table-cell>
          <table:table-cell office:value-type="float" office:value="37.4747897269883" calcext:value-type="float">
            <text:p>37.4747897269883</text:p>
          </table:table-cell>
          <table:table-cell office:value-type="float" office:value="37.0048979658502" calcext:value-type="float">
            <text:p>37.0048979658502</text:p>
          </table:table-cell>
          <table:table-cell office:value-type="float" office:value="38.1939697040373" calcext:value-type="float">
            <text:p>38.1939697040373</text:p>
          </table:table-cell>
          <table:table-cell office:value-type="float" office:value="38.486846348715" calcext:value-type="float">
            <text:p>38.486846348715</text:p>
          </table:table-cell>
          <table:table-cell office:value-type="float" office:value="39.8027783244893" calcext:value-type="float">
            <text:p>39.802778324489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33:.I133])" office:value-type="float" office:value="38.4292410714505" calcext:value-type="float">
            <text:p>38.4292410714505</text:p>
          </table:table-cell>
          <table:table-cell office:value-type="float" office:value="38.0874899856575" calcext:value-type="float">
            <text:p>38.0874899856575</text:p>
          </table:table-cell>
          <table:table-cell office:value-type="float" office:value="38.92" calcext:value-type="float">
            <text:p>38.92</text:p>
          </table:table-cell>
          <table:table-cell office:value-type="float" office:value="37.9552934207171" calcext:value-type="float">
            <text:p>37.9552934207171</text:p>
          </table:table-cell>
          <table:table-cell office:value-type="float" office:value="38.6720594558955" calcext:value-type="float">
            <text:p>38.6720594558955</text:p>
          </table:table-cell>
          <table:table-cell office:value-type="float" office:value="38.5113624949823" calcext:value-type="float">
            <text:p>38.5113624949823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34:.I134])" office:value-type="float" office:value="69.34820779367" calcext:value-type="float">
            <text:p>69.34820779367</text:p>
          </table:table-cell>
          <table:table-cell office:value-type="float" office:value="67.4226541774881" calcext:value-type="float">
            <text:p>67.4226541774881</text:p>
          </table:table-cell>
          <table:table-cell office:value-type="float" office:value="70.5269217668728" calcext:value-type="float">
            <text:p>70.5269217668728</text:p>
          </table:table-cell>
          <table:table-cell office:value-type="float" office:value="70.3810446783008" calcext:value-type="float">
            <text:p>70.3810446783008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404183456884" calcext:value-type="float">
            <text:p>68.8404183456884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35:.I135])" office:value-type="float" office:value="69.1500879784051" calcext:value-type="float">
            <text:p>69.1500879784051</text:p>
          </table:table-cell>
          <table:table-cell office:value-type="float" office:value="68.622813945718" calcext:value-type="float">
            <text:p>68.622813945718</text:p>
          </table:table-cell>
          <table:table-cell office:value-type="float" office:value="69.5499654225429" calcext:value-type="float">
            <text:p>69.5499654225429</text:p>
          </table:table-cell>
          <table:table-cell office:value-type="float" office:value="67.087110620547" calcext:value-type="float">
            <text:p>67.087110620547</text:p>
          </table:table-cell>
          <table:table-cell office:value-type="float" office:value="70.5627420553717" calcext:value-type="float">
            <text:p>70.5627420553717</text:p>
          </table:table-cell>
          <table:table-cell office:value-type="float" office:value="69.9278078478458" calcext:value-type="float">
            <text:p>69.9278078478458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36:.I136])" office:value-type="float" office:value="69.614144919383" calcext:value-type="float">
            <text:p>69.614144919383</text:p>
          </table:table-cell>
          <table:table-cell office:value-type="float" office:value="70.4415183136206" calcext:value-type="float">
            <text:p>70.4415183136206</text:p>
          </table:table-cell>
          <table:table-cell office:value-type="float" office:value="70.2796959362069" calcext:value-type="float">
            <text:p>70.2796959362069</text:p>
          </table:table-cell>
          <table:table-cell office:value-type="float" office:value="69.5345894139168" calcext:value-type="float">
            <text:p>69.5345894139168</text:p>
          </table:table-cell>
          <table:table-cell office:value-type="float" office:value="69.1" calcext:value-type="float">
            <text:p>69.1</text:p>
          </table:table-cell>
          <table:table-cell office:value-type="float" office:value="68.7149209331708" calcext:value-type="float">
            <text:p>68.7149209331708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37:.I137])" office:value-type="float" office:value="1.68648715191262" calcext:value-type="float">
            <text:p>1.68648715191262</text:p>
          </table:table-cell>
          <table:table-cell office:value-type="float" office:value="1.64882743743141" calcext:value-type="float">
            <text:p>1.64882743743141</text:p>
          </table:table-cell>
          <table:table-cell office:value-type="float" office:value="1.72501800730661" calcext:value-type="float">
            <text:p>1.72501800730661</text:p>
          </table:table-cell>
          <table:table-cell office:value-type="float" office:value="1.66316416178256" calcext:value-type="float">
            <text:p>1.66316416178256</text:p>
          </table:table-cell>
          <table:table-cell office:value-type="float" office:value="1.70542615304253" calcext:value-type="float">
            <text:p>1.70542615304253</text:p>
          </table:table-cell>
          <table:table-cell office:value-type="float" office:value="1.69" calcext:value-type="float">
            <text:p>1.6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38:.I138])" office:value-type="float" office:value="1.89241396642738" calcext:value-type="float">
            <text:p>1.89241396642738</text:p>
          </table:table-cell>
          <table:table-cell office:value-type="float" office:value="1.70597261855558" calcext:value-type="float">
            <text:p>1.70597261855558</text:p>
          </table:table-cell>
          <table:table-cell office:value-type="float" office:value="1.92694552348893" calcext:value-type="float">
            <text:p>1.92694552348893</text:p>
          </table:table-cell>
          <table:table-cell office:value-type="float" office:value="1.84231363552397" calcext:value-type="float">
            <text:p>1.84231363552397</text:p>
          </table:table-cell>
          <table:table-cell office:value-type="float" office:value="1.99133050465313" calcext:value-type="float">
            <text:p>1.99133050465313</text:p>
          </table:table-cell>
          <table:table-cell office:value-type="float" office:value="1.9955075499153" calcext:value-type="float">
            <text:p>1.995507549915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39:.I139])" office:value-type="float" office:value="1.78966830761942" calcext:value-type="float">
            <text:p>1.78966830761942</text:p>
          </table:table-cell>
          <table:table-cell office:value-type="float" office:value="1.91" calcext:value-type="float">
            <text:p>1.91</text:p>
          </table:table-cell>
          <table:table-cell office:value-type="float" office:value="1.61456909470544" calcext:value-type="float">
            <text:p>1.61456909470544</text:p>
          </table:table-cell>
          <table:table-cell office:value-type="float" office:value="1.93009438880237" calcext:value-type="float">
            <text:p>1.93009438880237</text:p>
          </table:table-cell>
          <table:table-cell office:value-type="float" office:value="1.78" calcext:value-type="float">
            <text:p>1.78</text:p>
          </table:table-cell>
          <table:table-cell office:value-type="float" office:value="1.71367805458929" calcext:value-type="float">
            <text:p>1.7136780545892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40:.I140])" office:value-type="float" office:value="39.0446606904158" calcext:value-type="float">
            <text:p>39.0446606904158</text:p>
          </table:table-cell>
          <table:table-cell office:value-type="float" office:value="38.5893509812153" calcext:value-type="float">
            <text:p>38.5893509812153</text:p>
          </table:table-cell>
          <table:table-cell office:value-type="float" office:value="38.3892804222496" calcext:value-type="float">
            <text:p>38.3892804222496</text:p>
          </table:table-cell>
          <table:table-cell office:value-type="float" office:value="39.8860535130536" calcext:value-type="float">
            <text:p>39.8860535130536</text:p>
          </table:table-cell>
          <table:table-cell office:value-type="float" office:value="38.5886185355603" calcext:value-type="float">
            <text:p>38.5886185355603</text:p>
          </table:table-cell>
          <table:table-cell office:value-type="float" office:value="39.77" calcext:value-type="float">
            <text:p>39.7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41:.I141])" office:value-type="float" office:value="39.01601013921" calcext:value-type="float">
            <text:p>39.01601013921</text:p>
          </table:table-cell>
          <table:table-cell office:value-type="float" office:value="37.8740577766536" calcext:value-type="float">
            <text:p>37.8740577766536</text:p>
          </table:table-cell>
          <table:table-cell office:value-type="float" office:value="38.8984321048254" calcext:value-type="float">
            <text:p>38.8984321048254</text:p>
          </table:table-cell>
          <table:table-cell office:value-type="float" office:value="38.2228980096958" calcext:value-type="float">
            <text:p>38.2228980096958</text:p>
          </table:table-cell>
          <table:table-cell office:value-type="float" office:value="40.27" calcext:value-type="float">
            <text:p>40.27</text:p>
          </table:table-cell>
          <table:table-cell office:value-type="float" office:value="39.8146628048751" calcext:value-type="float">
            <text:p>39.8146628048751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42:.I142])" office:value-type="float" office:value="38.6025748353189" calcext:value-type="float">
            <text:p>38.6025748353189</text:p>
          </table:table-cell>
          <table:table-cell office:value-type="float" office:value="38.1637687182671" calcext:value-type="float">
            <text:p>38.1637687182671</text:p>
          </table:table-cell>
          <table:table-cell office:value-type="float" office:value="40.08" calcext:value-type="float">
            <text:p>40.08</text:p>
          </table:table-cell>
          <table:table-cell office:value-type="float" office:value="38.7157486940006" calcext:value-type="float">
            <text:p>38.715748694000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3133567643268" calcext:value-type="float">
            <text:p>38.3133567643268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43:.I143])" office:value-type="float" office:value="68.7624409903155" calcext:value-type="float">
            <text:p>68.7624409903155</text:p>
          </table:table-cell>
          <table:table-cell office:value-type="float" office:value="68.8651089604418" calcext:value-type="float">
            <text:p>68.8651089604418</text:p>
          </table:table-cell>
          <table:table-cell office:value-type="float" office:value="67.0655075429507" calcext:value-type="float">
            <text:p>67.0655075429507</text:p>
          </table:table-cell>
          <table:table-cell office:value-type="float" office:value="69.8156564576413" calcext:value-type="float">
            <text:p>69.8156564576413</text:p>
          </table:table-cell>
          <table:table-cell office:value-type="float" office:value="68.0359319905436" calcext:value-type="float">
            <text:p>68.0359319905436</text:p>
          </table:table-cell>
          <table:table-cell office:value-type="float" office:value="70.03" calcext:value-type="float">
            <text:p>70.0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44:.I144])" office:value-type="float" office:value="68.5705110095645" calcext:value-type="float">
            <text:p>68.5705110095645</text:p>
          </table:table-cell>
          <table:table-cell office:value-type="float" office:value="69.7542045137991" calcext:value-type="float">
            <text:p>69.7542045137991</text:p>
          </table:table-cell>
          <table:table-cell office:value-type="float" office:value="67.1585923271139" calcext:value-type="float">
            <text:p>67.1585923271139</text:p>
          </table:table-cell>
          <table:table-cell office:value-type="float" office:value="68.1406279737011" calcext:value-type="float">
            <text:p>68.1406279737011</text:p>
          </table:table-cell>
          <table:table-cell office:value-type="float" office:value="69.5391302332084" calcext:value-type="float">
            <text:p>69.5391302332084</text:p>
          </table:table-cell>
          <table:table-cell office:value-type="float" office:value="68.26" calcext:value-type="float">
            <text:p>68.2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45:.I145])" office:value-type="float" office:value="68.1953684508085" calcext:value-type="float">
            <text:p>68.1953684508085</text:p>
          </table:table-cell>
          <table:table-cell office:value-type="float" office:value="69" calcext:value-type="float">
            <text:p>69</text:p>
          </table:table-cell>
          <table:table-cell office:value-type="float" office:value="68.478655461748" calcext:value-type="float">
            <text:p>68.478655461748</text:p>
          </table:table-cell>
          <table:table-cell office:value-type="float" office:value="68.2517003058823" calcext:value-type="float">
            <text:p>68.2517003058823</text:p>
          </table:table-cell>
          <table:table-cell office:value-type="float" office:value="68.1051622020215" calcext:value-type="float">
            <text:p>68.1051622020215</text:p>
          </table:table-cell>
          <table:table-cell office:value-type="float" office:value="67.1413242843909" calcext:value-type="float">
            <text:p>67.141324284390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46:.I146])" office:value-type="float" office:value="1.78259575586765" calcext:value-type="float">
            <text:p>1.78259575586765</text:p>
          </table:table-cell>
          <table:table-cell office:value-type="float" office:value="1.76885161509074" calcext:value-type="float">
            <text:p>1.76885161509074</text:p>
          </table:table-cell>
          <table:table-cell office:value-type="float" office:value="1.88805949791572" calcext:value-type="float">
            <text:p>1.88805949791572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5606766633181" calcext:value-type="float">
            <text:p>1.85606766633181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47:.I147])" office:value-type="float" office:value="1.74080848690333" calcext:value-type="float">
            <text:p>1.74080848690333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9403703241941" calcext:value-type="float">
            <text:p>1.69403703241941</text:p>
          </table:table-cell>
          <table:table-cell office:value-type="float" office:value="1.62" calcext:value-type="float">
            <text:p>1.62</text:p>
          </table:table-cell>
          <table:table-cell office:value-type="float" office:value="1.82000540209725" calcext:value-type="float">
            <text:p>1.8200054020972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48:.I148])" office:value-type="float" office:value="1.75662989272053" calcext:value-type="float">
            <text:p>1.75662989272053</text:p>
          </table:table-cell>
          <table:table-cell office:value-type="float" office:value="1.63" calcext:value-type="float">
            <text:p>1.63</text:p>
          </table:table-cell>
          <table:table-cell office:value-type="float" office:value="1.75" calcext:value-type="float">
            <text:p>1.75</text:p>
          </table:table-cell>
          <table:table-cell office:value-type="float" office:value="1.92323059765597" calcext:value-type="float">
            <text:p>1.92323059765597</text:p>
          </table:table-cell>
          <table:table-cell office:value-type="float" office:value="1.67627521840537" calcext:value-type="float">
            <text:p>1.67627521840537</text:p>
          </table:table-cell>
          <table:table-cell office:value-type="float" office:value="1.80364364754129" calcext:value-type="float">
            <text:p>1.80364364754129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49:.I149])" office:value-type="float" office:value="38.4170530407947" calcext:value-type="float">
            <text:p>38.4170530407947</text:p>
          </table:table-cell>
          <table:table-cell office:value-type="float" office:value="39.6623320458006" calcext:value-type="float">
            <text:p>39.6623320458006</text:p>
          </table:table-cell>
          <table:table-cell office:value-type="float" office:value="37.380805657378" calcext:value-type="float">
            <text:p>37.380805657378</text:p>
          </table:table-cell>
          <table:table-cell office:value-type="float" office:value="38.11" calcext:value-type="float">
            <text:p>38.11</text:p>
          </table:table-cell>
          <table:table-cell office:value-type="float" office:value="37.6766821961105" calcext:value-type="float">
            <text:p>37.6766821961105</text:p>
          </table:table-cell>
          <table:table-cell office:value-type="float" office:value="39.2554453046844" calcext:value-type="float">
            <text:p>39.255445304684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50:.I150])" office:value-type="float" office:value="38.7478964825148" calcext:value-type="float">
            <text:p>38.7478964825148</text:p>
          </table:table-cell>
          <table:table-cell office:value-type="float" office:value="39.4755454214013" calcext:value-type="float">
            <text:p>39.4755454214013</text:p>
          </table:table-cell>
          <table:table-cell office:value-type="float" office:value="39.8662685952394" calcext:value-type="float">
            <text:p>39.8662685952394</text:p>
          </table:table-cell>
          <table:table-cell office:value-type="float" office:value="37.14" calcext:value-type="float">
            <text:p>37.14</text:p>
          </table:table-cell>
          <table:table-cell office:value-type="float" office:value="39.7052182644812" calcext:value-type="float">
            <text:p>39.7052182644812</text:p>
          </table:table-cell>
          <table:table-cell office:value-type="float" office:value="37.5524501314522" calcext:value-type="float">
            <text:p>37.5524501314522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51:.I151])" office:value-type="float" office:value="38.5524955700049" calcext:value-type="float">
            <text:p>38.5524955700049</text:p>
          </table:table-cell>
          <table:table-cell office:value-type="float" office:value="39.127955406601" calcext:value-type="float">
            <text:p>39.127955406601</text:p>
          </table:table-cell>
          <table:table-cell office:value-type="float" office:value="38.28" calcext:value-type="float">
            <text:p>38.28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574104016836" calcext:value-type="float">
            <text:p>39.0574104016836</text:p>
          </table:table-cell>
          <table:table-cell office:value-type="float" office:value="37.73711204174" calcext:value-type="float">
            <text:p>37.7371120417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52:.I152])" office:value-type="float" office:value="68.8954145282052" calcext:value-type="float">
            <text:p>68.8954145282052</text:p>
          </table:table-cell>
          <table:table-cell office:value-type="float" office:value="69.44" calcext:value-type="float">
            <text:p>69.44</text:p>
          </table:table-cell>
          <table:table-cell office:value-type="float" office:value="67.84" calcext:value-type="float">
            <text:p>67.84</text:p>
          </table:table-cell>
          <table:table-cell office:value-type="float" office:value="69.9923725121785" calcext:value-type="float">
            <text:p>69.9923725121785</text:p>
          </table:table-cell>
          <table:table-cell office:value-type="float" office:value="68.7370740803418" calcext:value-type="float">
            <text:p>68.7370740803418</text:p>
          </table:table-cell>
          <table:table-cell office:value-type="float" office:value="68.4676260485058" calcext:value-type="float">
            <text:p>68.467626048505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53:.I153])" office:value-type="float" office:value="68.5343543781811" calcext:value-type="float">
            <text:p>68.5343543781811</text:p>
          </table:table-cell>
          <table:table-cell office:value-type="float" office:value="67.8782200692564" calcext:value-type="float">
            <text:p>67.8782200692564</text:p>
          </table:table-cell>
          <table:table-cell office:value-type="float" office:value="69.499942829544" calcext:value-type="float">
            <text:p>69.499942829544</text:p>
          </table:table-cell>
          <table:table-cell office:value-type="float" office:value="69.4872103011007" calcext:value-type="float">
            <text:p>69.4872103011007</text:p>
          </table:table-cell>
          <table:table-cell office:value-type="float" office:value="68.57" calcext:value-type="float">
            <text:p>68.57</text:p>
          </table:table-cell>
          <table:table-cell office:value-type="float" office:value="67.2363986910045" calcext:value-type="float">
            <text:p>67.236398691004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54:.I154])" office:value-type="float" office:value="68.6614515551384" calcext:value-type="float">
            <text:p>68.6614515551384</text:p>
          </table:table-cell>
          <table:table-cell office:value-type="float" office:value="68.952067076291" calcext:value-type="float">
            <text:p>68.952067076291</text:p>
          </table:table-cell>
          <table:table-cell office:value-type="float" office:value="68.3102802026583" calcext:value-type="float">
            <text:p>68.3102802026583</text:p>
          </table:table-cell>
          <table:table-cell office:value-type="float" office:value="69.09" calcext:value-type="float">
            <text:p>69.09</text:p>
          </table:table-cell>
          <table:table-cell office:value-type="float" office:value="68.9749104967428" calcext:value-type="float">
            <text:p>68.9749104967428</text:p>
          </table:table-cell>
          <table:table-cell office:value-type="float" office:value="67.98" calcext:value-type="float">
            <text:p>67.9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55:.I155])" office:value-type="float" office:value="1.74348586363528" calcext:value-type="float">
            <text:p>1.74348586363528</text:p>
          </table:table-cell>
          <table:table-cell office:value-type="float" office:value="1.84761349001492" calcext:value-type="float">
            <text:p>1.84761349001492</text:p>
          </table:table-cell>
          <table:table-cell office:value-type="float" office:value="1.59245829761599" calcext:value-type="float">
            <text:p>1.59245829761599</text:p>
          </table:table-cell>
          <table:table-cell office:value-type="float" office:value="1.81" calcext:value-type="float">
            <text:p>1.81</text:p>
          </table:table-cell>
          <table:table-cell office:value-type="float" office:value="1.69735753054547" calcext:value-type="float">
            <text:p>1.69735753054547</text:p>
          </table:table-cell>
          <table:table-cell office:value-type="float" office:value="1.77" calcext:value-type="float">
            <text:p>1.7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56:.I156])" office:value-type="float" office:value="1.78045235126365" calcext:value-type="float">
            <text:p>1.78045235126365</text:p>
          </table:table-cell>
          <table:table-cell office:value-type="float" office:value="1.80989091340338" calcext:value-type="float">
            <text:p>1.80989091340338</text:p>
          </table:table-cell>
          <table:table-cell office:value-type="float" office:value="1.85120043659518" calcext:value-type="float">
            <text:p>1.85120043659518</text:p>
          </table:table-cell>
          <table:table-cell office:value-type="float" office:value="1.77465419537431" calcext:value-type="float">
            <text:p>1.77465419537431</text:p>
          </table:table-cell>
          <table:table-cell office:value-type="float" office:value="1.8322324412246" calcext:value-type="float">
            <text:p>1.8322324412246</text:p>
          </table:table-cell>
          <table:table-cell office:value-type="float" office:value="1.63428376972077" calcext:value-type="float">
            <text:p>1.6342837697207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57:.I157])" office:value-type="float" office:value="1.69492526328529" calcext:value-type="float">
            <text:p>1.69492526328529</text:p>
          </table:table-cell>
          <table:table-cell office:value-type="float" office:value="1.86356830221283" calcext:value-type="float">
            <text:p>1.86356830221283</text:p>
          </table:table-cell>
          <table:table-cell office:value-type="float" office:value="1.73773290056469" calcext:value-type="float">
            <text:p>1.73773290056469</text:p>
          </table:table-cell>
          <table:table-cell office:value-type="float" office:value="1.77190216700283" calcext:value-type="float">
            <text:p>1.77190216700283</text:p>
          </table:table-cell>
          <table:table-cell office:value-type="float" office:value="1.58083101147121" calcext:value-type="float">
            <text:p>1.58083101147121</text:p>
          </table:table-cell>
          <table:table-cell office:value-type="float" office:value="1.52059193517488" calcext:value-type="float">
            <text:p>1.5205919351748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58:.I158])" office:value-type="float" office:value="37.2424534138537" calcext:value-type="float">
            <text:p>37.2424534138537</text:p>
          </table:table-cell>
          <table:table-cell office:value-type="float" office:value="37.4225517047652" calcext:value-type="float">
            <text:p>37.4225517047652</text:p>
          </table:table-cell>
          <table:table-cell office:value-type="float" office:value="36.3653220890581" calcext:value-type="float">
            <text:p>36.3653220890581</text:p>
          </table:table-cell>
          <table:table-cell office:value-type="float" office:value="36.67" calcext:value-type="float">
            <text:p>36.67</text:p>
          </table:table-cell>
          <table:table-cell office:value-type="float" office:value="36.98" calcext:value-type="float">
            <text:p>36.98</text:p>
          </table:table-cell>
          <table:table-cell office:value-type="float" office:value="38.7743932754454" calcext:value-type="float">
            <text:p>38.7743932754454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59:.I159])" office:value-type="float" office:value="38.2670902350825" calcext:value-type="float">
            <text:p>38.2670902350825</text:p>
          </table:table-cell>
          <table:table-cell office:value-type="float" office:value="37.99" calcext:value-type="float">
            <text:p>37.99</text:p>
          </table:table-cell>
          <table:table-cell office:value-type="float" office:value="38.2664256578825" calcext:value-type="float">
            <text:p>38.2664256578825</text:p>
          </table:table-cell>
          <table:table-cell office:value-type="float" office:value="38.58" calcext:value-type="float">
            <text:p>38.58</text:p>
          </table:table-cell>
          <table:table-cell office:value-type="float" office:value="39.07" calcext:value-type="float">
            <text:p>39.07</text:p>
          </table:table-cell>
          <table:table-cell office:value-type="float" office:value="37.42902551753" calcext:value-type="float">
            <text:p>37.4290255175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60:.I160])" office:value-type="float" office:value="37.3231035689402" calcext:value-type="float">
            <text:p>37.3231035689402</text:p>
          </table:table-cell>
          <table:table-cell office:value-type="float" office:value="37.52" calcext:value-type="float">
            <text:p>37.52</text:p>
          </table:table-cell>
          <table:table-cell office:value-type="float" office:value="36.9503792728702" calcext:value-type="float">
            <text:p>36.9503792728702</text:p>
          </table:table-cell>
          <table:table-cell office:value-type="float" office:value="37.3251385718308" calcext:value-type="float">
            <text:p>37.3251385718308</text:p>
          </table:table-cell>
          <table:table-cell office:value-type="float" office:value="36.79" calcext:value-type="float">
            <text:p>36.79</text:p>
          </table:table-cell>
          <table:table-cell office:value-type="float" office:value="38.03" calcext:value-type="float">
            <text:p>38.0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61:.I161])" office:value-type="float" office:value="67.5058402893419" calcext:value-type="float">
            <text:p>67.5058402893419</text:p>
          </table:table-cell>
          <table:table-cell office:value-type="float" office:value="68.4049906005911" calcext:value-type="float">
            <text:p>68.4049906005911</text:p>
          </table:table-cell>
          <table:table-cell office:value-type="float" office:value="67.4122549280424" calcext:value-type="float">
            <text:p>67.4122549280424</text:p>
          </table:table-cell>
          <table:table-cell office:value-type="float" office:value="67.1892973402972" calcext:value-type="float">
            <text:p>67.1892973402972</text:p>
          </table:table-cell>
          <table:table-cell office:value-type="float" office:value="66.6140201691871" calcext:value-type="float">
            <text:p>66.6140201691871</text:p>
          </table:table-cell>
          <table:table-cell office:value-type="float" office:value="67.9086384085917" calcext:value-type="float">
            <text:p>67.9086384085917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62:.I162])" office:value-type="float" office:value="67.4472128741975" calcext:value-type="float">
            <text:p>67.4472128741975</text:p>
          </table:table-cell>
          <table:table-cell office:value-type="float" office:value="67.7390102097058" calcext:value-type="float">
            <text:p>67.7390102097058</text:p>
          </table:table-cell>
          <table:table-cell office:value-type="float" office:value="67.4206824967144" calcext:value-type="float">
            <text:p>67.4206824967144</text:p>
          </table:table-cell>
          <table:table-cell office:value-type="float" office:value="68.4132908352782" calcext:value-type="float">
            <text:p>68.4132908352782</text:p>
          </table:table-cell>
          <table:table-cell office:value-type="float" office:value="66.7468671408764" calcext:value-type="float">
            <text:p>66.7468671408764</text:p>
          </table:table-cell>
          <table:table-cell office:value-type="float" office:value="66.9162136884124" calcext:value-type="float">
            <text:p>66.9162136884124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63:.I163])" office:value-type="float" office:value="67.703406349808" calcext:value-type="float">
            <text:p>67.703406349808</text:p>
          </table:table-cell>
          <table:table-cell office:value-type="float" office:value="68.3627400039692" calcext:value-type="float">
            <text:p>68.3627400039692</text:p>
          </table:table-cell>
          <table:table-cell office:value-type="float" office:value="67.0843537788093" calcext:value-type="float">
            <text:p>67.0843537788093</text:p>
          </table:table-cell>
          <table:table-cell office:value-type="float" office:value="67.5605657943285" calcext:value-type="float">
            <text:p>67.5605657943285</text:p>
          </table:table-cell>
          <table:table-cell office:value-type="float" office:value="68.54" calcext:value-type="float">
            <text:p>68.54</text:p>
          </table:table-cell>
          <table:table-cell office:value-type="float" office:value="66.969372171933" calcext:value-type="float">
            <text:p>66.969372171933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64:.I164])" office:value-type="float" office:value="1.69271054745207" calcext:value-type="float">
            <text:p>1.69271054745207</text:p>
          </table:table-cell>
          <table:table-cell office:value-type="float" office:value="1.79648289885178" calcext:value-type="float">
            <text:p>1.79648289885178</text:p>
          </table:table-cell>
          <table:table-cell office:value-type="float" office:value="1.64913516416587" calcext:value-type="float">
            <text:p>1.64913516416587</text:p>
          </table:table-cell>
          <table:table-cell office:value-type="float" office:value="1.7918616939273" calcext:value-type="float">
            <text:p>1.7918616939273</text:p>
          </table:table-cell>
          <table:table-cell office:value-type="float" office:value="1.67330447827362" calcext:value-type="float">
            <text:p>1.67330447827362</text:p>
          </table:table-cell>
          <table:table-cell office:value-type="float" office:value="1.55276850204179" calcext:value-type="float">
            <text:p>1.5527685020417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65:.I165])" office:value-type="float" office:value="1.70030187129281" calcext:value-type="float">
            <text:p>1.70030187129281</text:p>
          </table:table-cell>
          <table:table-cell office:value-type="float" office:value="1.8" calcext:value-type="float">
            <text:p>1.8</text:p>
          </table:table-cell>
          <table:table-cell office:value-type="float" office:value="1.76923255697358" calcext:value-type="float">
            <text:p>1.76923255697358</text:p>
          </table:table-cell>
          <table:table-cell office:value-type="float" office:value="1.68" calcext:value-type="float">
            <text:p>1.68</text:p>
          </table:table-cell>
          <table:table-cell office:value-type="float" office:value="1.53626038148806" calcext:value-type="float">
            <text:p>1.53626038148806</text:p>
          </table:table-cell>
          <table:table-cell office:value-type="float" office:value="1.71601641800241" calcext:value-type="float">
            <text:p>1.71601641800241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66:.I166])" office:value-type="float" office:value="1.72002423664072" calcext:value-type="float">
            <text:p>1.72002423664072</text:p>
          </table:table-cell>
          <table:table-cell office:value-type="float" office:value="1.79447595689256" calcext:value-type="float">
            <text:p>1.79447595689256</text:p>
          </table:table-cell>
          <table:table-cell office:value-type="float" office:value="1.80677550923965" calcext:value-type="float">
            <text:p>1.80677550923965</text:p>
          </table:table-cell>
          <table:table-cell office:value-type="float" office:value="1.74899522176582" calcext:value-type="float">
            <text:p>1.74899522176582</text:p>
          </table:table-cell>
          <table:table-cell office:value-type="float" office:value="1.66" calcext:value-type="float">
            <text:p>1.66</text:p>
          </table:table-cell>
          <table:table-cell office:value-type="float" office:value="1.58987449530558" calcext:value-type="float">
            <text:p>1.5898744953055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67:.I167])" office:value-type="float" office:value="37.9779511390957" calcext:value-type="float">
            <text:p>37.9779511390957</text:p>
          </table:table-cell>
          <table:table-cell office:value-type="float" office:value="38.1782116069882" calcext:value-type="float">
            <text:p>38.1782116069882</text:p>
          </table:table-cell>
          <table:table-cell office:value-type="float" office:value="38.57" calcext:value-type="float">
            <text:p>38.57</text:p>
          </table:table-cell>
          <table:table-cell office:value-type="float" office:value="36.6920783200145" calcext:value-type="float">
            <text:p>36.6920783200145</text:p>
          </table:table-cell>
          <table:table-cell office:value-type="float" office:value="38.7669475140425" calcext:value-type="float">
            <text:p>38.7669475140425</text:p>
          </table:table-cell>
          <table:table-cell office:value-type="float" office:value="37.6825182544334" calcext:value-type="float">
            <text:p>37.682518254433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68:.I168])" office:value-type="float" office:value="37.872255617167" calcext:value-type="float">
            <text:p>37.872255617167</text:p>
          </table:table-cell>
          <table:table-cell office:value-type="float" office:value="37.96" calcext:value-type="float">
            <text:p>37.96</text:p>
          </table:table-cell>
          <table:table-cell office:value-type="float" office:value="38.11" calcext:value-type="float">
            <text:p>38.11</text:p>
          </table:table-cell>
          <table:table-cell office:value-type="float" office:value="38.3809011093685" calcext:value-type="float">
            <text:p>38.3809011093685</text:p>
          </table:table-cell>
          <table:table-cell office:value-type="float" office:value="37.1359459379496" calcext:value-type="float">
            <text:p>37.1359459379496</text:p>
          </table:table-cell>
          <table:table-cell office:value-type="float" office:value="37.774431038517" calcext:value-type="float">
            <text:p>37.77443103851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69:.I169])" office:value-type="float" office:value="38.4590891708174" calcext:value-type="float">
            <text:p>38.4590891708174</text:p>
          </table:table-cell>
          <table:table-cell office:value-type="float" office:value="38.3990419275746" calcext:value-type="float">
            <text:p>38.3990419275746</text:p>
          </table:table-cell>
          <table:table-cell office:value-type="float" office:value="38.57" calcext:value-type="float">
            <text:p>38.57</text:p>
          </table:table-cell>
          <table:table-cell office:value-type="float" office:value="37.9564039265123" calcext:value-type="float">
            <text:p>37.9564039265123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8" calcext:value-type="float">
            <text:p>38.7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70:.I170])" office:value-type="float" office:value="68.3899938579993" calcext:value-type="float">
            <text:p>68.3899938579993</text:p>
          </table:table-cell>
          <table:table-cell office:value-type="float" office:value="68.59" calcext:value-type="float">
            <text:p>68.59</text:p>
          </table:table-cell>
          <table:table-cell office:value-type="float" office:value="68.0282473425462" calcext:value-type="float">
            <text:p>68.0282473425462</text:p>
          </table:table-cell>
          <table:table-cell office:value-type="float" office:value="68.362236664594" calcext:value-type="float">
            <text:p>68.362236664594</text:p>
          </table:table-cell>
          <table:table-cell office:value-type="float" office:value="67.8994852828561" calcext:value-type="float">
            <text:p>67.8994852828561</text:p>
          </table:table-cell>
          <table:table-cell office:value-type="float" office:value="69.07" calcext:value-type="float">
            <text:p>69.0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71:.I171])" office:value-type="float" office:value="67.7600041326838" calcext:value-type="float">
            <text:p>67.7600041326838</text:p>
          </table:table-cell>
          <table:table-cell office:value-type="float" office:value="67.13" calcext:value-type="float">
            <text:p>67.13</text:p>
          </table:table-cell>
          <table:table-cell office:value-type="float" office:value="68.29" calcext:value-type="float">
            <text:p>68.29</text:p>
          </table:table-cell>
          <table:table-cell office:value-type="float" office:value="66.7162127859301" calcext:value-type="float">
            <text:p>66.7162127859301</text:p>
          </table:table-cell>
          <table:table-cell office:value-type="float" office:value="68.7738078774891" calcext:value-type="float">
            <text:p>68.7738078774891</text:p>
          </table:table-cell>
          <table:table-cell office:value-type="float" office:value="67.89" calcext:value-type="float">
            <text:p>67.89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72:.I172])" office:value-type="float" office:value="67.8274716730391" calcext:value-type="float">
            <text:p>67.8274716730391</text:p>
          </table:table-cell>
          <table:table-cell office:value-type="float" office:value="66.9658510871134" calcext:value-type="float">
            <text:p>66.9658510871134</text:p>
          </table:table-cell>
          <table:table-cell office:value-type="float" office:value="68.2912074905672" calcext:value-type="float">
            <text:p>68.2912074905672</text:p>
          </table:table-cell>
          <table:table-cell office:value-type="float" office:value="69.26" calcext:value-type="float">
            <text:p>69.26</text:p>
          </table:table-cell>
          <table:table-cell office:value-type="float" office:value="67.030299787515" calcext:value-type="float">
            <text:p>67.030299787515</text:p>
          </table:table-cell>
          <table:table-cell office:value-type="float" office:value="67.59" calcext:value-type="float">
            <text:p>67.5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1" calcext:value-type="float">
            <text:p>1</text:p>
          </table:table-cell>
          <table:table-cell table:formula="of:=AVERAGE([.E173:.I173])" office:value-type="float" office:value="1.73601693528925" calcext:value-type="float">
            <text:p>1.73601693528925</text:p>
          </table:table-cell>
          <table:table-cell office:value-type="float" office:value="1.83985888157833" calcext:value-type="float">
            <text:p>1.83985888157833</text:p>
          </table:table-cell>
          <table:table-cell office:value-type="float" office:value="1.8" calcext:value-type="float">
            <text:p>1.8</text:p>
          </table:table-cell>
          <table:table-cell office:value-type="float" office:value="1.66092922834841" calcext:value-type="float">
            <text:p>1.66092922834841</text:p>
          </table:table-cell>
          <table:table-cell office:value-type="float" office:value="1.61929656651952" calcext:value-type="float">
            <text:p>1.61929656651952</text:p>
          </table:table-cell>
          <table:table-cell office:value-type="float" office:value="1.76" calcext:value-type="float">
            <text:p>1.7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2" calcext:value-type="float">
            <text:p>2</text:p>
          </table:table-cell>
          <table:table-cell table:formula="of:=AVERAGE([.E174:.I174])" office:value-type="float" office:value="1.75639766812249" calcext:value-type="float">
            <text:p>1.75639766812249</text:p>
          </table:table-cell>
          <table:table-cell office:value-type="float" office:value="1.73542692793842" calcext:value-type="float">
            <text:p>1.73542692793842</text:p>
          </table:table-cell>
          <table:table-cell office:value-type="float" office:value="1.69890158544104" calcext:value-type="float">
            <text:p>1.69890158544104</text:p>
          </table:table-cell>
          <table:table-cell office:value-type="float" office:value="1.67" calcext:value-type="float">
            <text:p>1.67</text:p>
          </table:table-cell>
          <table:table-cell office:value-type="float" office:value="1.82026228004893" calcext:value-type="float">
            <text:p>1.82026228004893</text:p>
          </table:table-cell>
          <table:table-cell office:value-type="float" office:value="1.85739754718405" calcext:value-type="float">
            <text:p>1.85739754718405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4" office:value-type="string" calcext:value-type="string">
            <text:p>L (Lot 2)</text:p>
          </table:table-cell>
          <table:table-cell office:value-type="float" office:value="3" calcext:value-type="float">
            <text:p>3</text:p>
          </table:table-cell>
          <table:table-cell table:formula="of:=AVERAGE([.E175:.I175])" office:value-type="float" office:value="1.78063495655233" calcext:value-type="float">
            <text:p>1.78063495655233</text:p>
          </table:table-cell>
          <table:table-cell office:value-type="float" office:value="1.73071818571728" calcext:value-type="float">
            <text:p>1.73071818571728</text:p>
          </table:table-cell>
          <table:table-cell office:value-type="float" office:value="1.79" calcext:value-type="float">
            <text:p>1.79</text:p>
          </table:table-cell>
          <table:table-cell office:value-type="float" office:value="1.80868712506633" calcext:value-type="float">
            <text:p>1.80868712506633</text:p>
          </table:table-cell>
          <table:table-cell office:value-type="float" office:value="1.8372272946882" calcext:value-type="float">
            <text:p>1.8372272946882</text:p>
          </table:table-cell>
          <table:table-cell office:value-type="float" office:value="1.73654217728984" calcext:value-type="float">
            <text:p>1.73654217728984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1" calcext:value-type="float">
            <text:p>1</text:p>
          </table:table-cell>
          <table:table-cell table:formula="of:=AVERAGE([.E176:.I176])" office:value-type="float" office:value="37.8715771478053" calcext:value-type="float">
            <text:p>37.8715771478053</text:p>
          </table:table-cell>
          <table:table-cell office:value-type="float" office:value="38.83" calcext:value-type="float">
            <text:p>38.83</text:p>
          </table:table-cell>
          <table:table-cell office:value-type="float" office:value="37.09" calcext:value-type="float">
            <text:p>37.09</text:p>
          </table:table-cell>
          <table:table-cell office:value-type="float" office:value="36.85" calcext:value-type="float">
            <text:p>36.85</text:p>
          </table:table-cell>
          <table:table-cell office:value-type="float" office:value="38.0712601109466" calcext:value-type="float">
            <text:p>38.0712601109466</text:p>
          </table:table-cell>
          <table:table-cell office:value-type="float" office:value="38.5166256280798" calcext:value-type="float">
            <text:p>38.516625628079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2" calcext:value-type="float">
            <text:p>2</text:p>
          </table:table-cell>
          <table:table-cell table:formula="of:=AVERAGE([.E177:.I177])" office:value-type="float" office:value="37.8179903228965" calcext:value-type="float">
            <text:p>37.8179903228965</text:p>
          </table:table-cell>
          <table:table-cell office:value-type="float" office:value="36.3028226654297" calcext:value-type="float">
            <text:p>36.3028226654297</text:p>
          </table:table-cell>
          <table:table-cell office:value-type="float" office:value="38.59" calcext:value-type="float">
            <text:p>38.59</text:p>
          </table:table-cell>
          <table:table-cell office:value-type="float" office:value="38.78" calcext:value-type="float">
            <text:p>38.78</text:p>
          </table:table-cell>
          <table:table-cell office:value-type="float" office:value="37.9602927225296" calcext:value-type="float">
            <text:p>37.9602927225296</text:p>
          </table:table-cell>
          <table:table-cell office:value-type="float" office:value="37.456836226523" calcext:value-type="float">
            <text:p>37.45683622652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2)</text:p>
          </table:table-cell>
          <table:table-cell office:value-type="float" office:value="3" calcext:value-type="float">
            <text:p>3</text:p>
          </table:table-cell>
          <table:table-cell table:formula="of:=AVERAGE([.E178:.I178])" office:value-type="float" office:value="37.4658417598663" calcext:value-type="float">
            <text:p>37.4658417598663</text:p>
          </table:table-cell>
          <table:table-cell office:value-type="float" office:value="36.6160718514032" calcext:value-type="float">
            <text:p>36.6160718514032</text:p>
          </table:table-cell>
          <table:table-cell office:value-type="float" office:value="37.28" calcext:value-type="float">
            <text:p>37.28</text:p>
          </table:table-cell>
          <table:table-cell office:value-type="float" office:value="38.6759078278276" calcext:value-type="float">
            <text:p>38.6759078278276</text:p>
          </table:table-cell>
          <table:table-cell office:value-type="float" office:value="36.9897568436093" calcext:value-type="float">
            <text:p>36.9897568436093</text:p>
          </table:table-cell>
          <table:table-cell office:value-type="float" office:value="37.7674722764912" calcext:value-type="float">
            <text:p>37.767472276491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1" calcext:value-type="float">
            <text:p>1</text:p>
          </table:table-cell>
          <table:table-cell table:formula="of:=AVERAGE([.E179:.I179])" office:value-type="float" office:value="67.9797498770098" calcext:value-type="float">
            <text:p>67.9797498770098</text:p>
          </table:table-cell>
          <table:table-cell office:value-type="float" office:value="67.1871696567851" calcext:value-type="float">
            <text:p>67.1871696567851</text:p>
          </table:table-cell>
          <table:table-cell office:value-type="float" office:value="68.3259349229142" calcext:value-type="float">
            <text:p>68.3259349229142</text:p>
          </table:table-cell>
          <table:table-cell office:value-type="float" office:value="68.0590455591943" calcext:value-type="float">
            <text:p>68.0590455591943</text:p>
          </table:table-cell>
          <table:table-cell office:value-type="float" office:value="68.4226712784536" calcext:value-type="float">
            <text:p>68.4226712784536</text:p>
          </table:table-cell>
          <table:table-cell office:value-type="float" office:value="67.9039279677019" calcext:value-type="float">
            <text:p>67.903927967701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2" calcext:value-type="float">
            <text:p>2</text:p>
          </table:table-cell>
          <table:table-cell table:formula="of:=AVERAGE([.E180:.I180])" office:value-type="float" office:value="68.0244319030692" calcext:value-type="float">
            <text:p>68.0244319030692</text:p>
          </table:table-cell>
          <table:table-cell office:value-type="float" office:value="67.2160963908824" calcext:value-type="float">
            <text:p>67.2160963908824</text:p>
          </table:table-cell>
          <table:table-cell office:value-type="float" office:value="68.0633828781687" calcext:value-type="float">
            <text:p>68.0633828781687</text:p>
          </table:table-cell>
          <table:table-cell office:value-type="float" office:value="67.7062546715747" calcext:value-type="float">
            <text:p>67.7062546715747</text:p>
          </table:table-cell>
          <table:table-cell office:value-type="float" office:value="69.17" calcext:value-type="float">
            <text:p>69.17</text:p>
          </table:table-cell>
          <table:table-cell office:value-type="float" office:value="67.96642557472" calcext:value-type="float">
            <text:p>67.96642557472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2)</text:p>
          </table:table-cell>
          <table:table-cell office:value-type="float" office:value="3" calcext:value-type="float">
            <text:p>3</text:p>
          </table:table-cell>
          <table:table-cell table:formula="of:=AVERAGE([.E181:.I181])" office:value-type="float" office:value="67.5925208764059" calcext:value-type="float">
            <text:p>67.5925208764059</text:p>
          </table:table-cell>
          <table:table-cell office:value-type="float" office:value="67.7916785645149" calcext:value-type="float">
            <text:p>67.7916785645149</text:p>
          </table:table-cell>
          <table:table-cell office:value-type="float" office:value="68.14" calcext:value-type="float">
            <text:p>68.14</text:p>
          </table:table-cell>
          <table:table-cell office:value-type="float" office:value="67.0709258175144" calcext:value-type="float">
            <text:p>67.0709258175144</text:p>
          </table:table-cell>
          <table:table-cell office:value-type="float" office:value="67.37" calcext:value-type="float">
            <text:p>67.37</text:p>
          </table:table-cell>
          <table:table-cell office:value-type="float" office:value="67.59" calcext:value-type="float">
            <text:p>67.5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82:.I182])" office:value-type="float" office:value="39.084" calcext:value-type="float">
            <text:p>39.084</text:p>
          </table:table-cell>
          <table:table-cell office:value-type="float" office:value="39.73" calcext:value-type="float">
            <text:p>39.73</text:p>
          </table:table-cell>
          <table:table-cell office:value-type="float" office:value="38.42" calcext:value-type="float">
            <text:p>38.42</text:p>
          </table:table-cell>
          <table:table-cell office:value-type="float" office:value="40.09" calcext:value-type="float">
            <text:p>40.09</text:p>
          </table:table-cell>
          <table:table-cell office:value-type="float" office:value="39.22" calcext:value-type="float">
            <text:p>39.22</text:p>
          </table:table-cell>
          <table:table-cell office:value-type="float" office:value="37.96" calcext:value-type="float">
            <text:p>37.9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83:.I183])" office:value-type="float" office:value="37.7568088641293" calcext:value-type="float">
            <text:p>37.7568088641293</text:p>
          </table:table-cell>
          <table:table-cell office:value-type="float" office:value="36.9708104721858" calcext:value-type="float">
            <text:p>36.9708104721858</text:p>
          </table:table-cell>
          <table:table-cell office:value-type="float" office:value="38.0803235516364" calcext:value-type="float">
            <text:p>38.0803235516364</text:p>
          </table:table-cell>
          <table:table-cell office:value-type="float" office:value="37.1886650769786" calcext:value-type="float">
            <text:p>37.1886650769786</text:p>
          </table:table-cell>
          <table:table-cell office:value-type="float" office:value="38.5039370387677" calcext:value-type="float">
            <text:p>38.5039370387677</text:p>
          </table:table-cell>
          <table:table-cell office:value-type="float" office:value="38.0403081810779" calcext:value-type="float">
            <text:p>38.040308181077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84:.I184])" office:value-type="float" office:value="39.628377655007" calcext:value-type="float">
            <text:p>39.628377655007</text:p>
          </table:table-cell>
          <table:table-cell office:value-type="float" office:value="41.1020752895666" calcext:value-type="float">
            <text:p>41.1020752895666</text:p>
          </table:table-cell>
          <table:table-cell office:value-type="float" office:value="38.9048006438104" calcext:value-type="float">
            <text:p>38.9048006438104</text:p>
          </table:table-cell>
          <table:table-cell office:value-type="float" office:value="41.2767663644981" calcext:value-type="float">
            <text:p>41.2767663644981</text:p>
          </table:table-cell>
          <table:table-cell office:value-type="float" office:value="38.2476753606023" calcext:value-type="float">
            <text:p>38.2476753606023</text:p>
          </table:table-cell>
          <table:table-cell office:value-type="float" office:value="38.6105706165575" calcext:value-type="float">
            <text:p>38.6105706165575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85:.I185])" office:value-type="float" office:value="70.96" calcext:value-type="float">
            <text:p>70.96</text:p>
          </table:table-cell>
          <table:table-cell office:value-type="float" office:value="70.55" calcext:value-type="float">
            <text:p>70.55</text:p>
          </table:table-cell>
          <table:table-cell office:value-type="float" office:value="72.32" calcext:value-type="float">
            <text:p>72.32</text:p>
          </table:table-cell>
          <table:table-cell office:value-type="float" office:value="71.7" calcext:value-type="float">
            <text:p>71.7</text:p>
          </table:table-cell>
          <table:table-cell office:value-type="float" office:value="69.94" calcext:value-type="float">
            <text:p>69.94</text:p>
          </table:table-cell>
          <table:table-cell office:value-type="float" office:value="70.29" calcext:value-type="float">
            <text:p>70.29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86:.I186])" office:value-type="float" office:value="69.8460802472806" calcext:value-type="float">
            <text:p>69.8460802472806</text:p>
          </table:table-cell>
          <table:table-cell office:value-type="float" office:value="69.7669238499019" calcext:value-type="float">
            <text:p>69.7669238499019</text:p>
          </table:table-cell>
          <table:table-cell office:value-type="float" office:value="69.5140918062504" calcext:value-type="float">
            <text:p>69.5140918062504</text:p>
          </table:table-cell>
          <table:table-cell office:value-type="float" office:value="70.1948962867607" calcext:value-type="float">
            <text:p>70.1948962867607</text:p>
          </table:table-cell>
          <table:table-cell office:value-type="float" office:value="68.9080610994254" calcext:value-type="float">
            <text:p>68.9080610994254</text:p>
          </table:table-cell>
          <table:table-cell office:value-type="float" office:value="70.8464281940646" calcext:value-type="float">
            <text:p>70.846428194064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87:.I187])" office:value-type="float" office:value="70.8992107083484" calcext:value-type="float">
            <text:p>70.8992107083484</text:p>
          </table:table-cell>
          <table:table-cell office:value-type="float" office:value="71.6880549761745" calcext:value-type="float">
            <text:p>71.6880549761745</text:p>
          </table:table-cell>
          <table:table-cell office:value-type="float" office:value="69.5472930268376" calcext:value-type="float">
            <text:p>69.5472930268376</text:p>
          </table:table-cell>
          <table:table-cell office:value-type="float" office:value="70.7771274253638" calcext:value-type="float">
            <text:p>70.7771274253638</text:p>
          </table:table-cell>
          <table:table-cell office:value-type="float" office:value="71.4730028573739" calcext:value-type="float">
            <text:p>71.4730028573739</text:p>
          </table:table-cell>
          <table:table-cell office:value-type="float" office:value="71.0105752559922" calcext:value-type="float">
            <text:p>71.0105752559922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88:.I188])" office:value-type="float" office:value="38.5586214723004" calcext:value-type="float">
            <text:p>38.5586214723004</text:p>
          </table:table-cell>
          <table:table-cell office:value-type="float" office:value="37.4668603970137" calcext:value-type="float">
            <text:p>37.4668603970137</text:p>
          </table:table-cell>
          <table:table-cell office:value-type="float" office:value="39.108288408528" calcext:value-type="float">
            <text:p>39.108288408528</text:p>
          </table:table-cell>
          <table:table-cell office:value-type="float" office:value="39.4272462806433" calcext:value-type="float">
            <text:p>39.4272462806433</text:p>
          </table:table-cell>
          <table:table-cell office:value-type="float" office:value="37.7216903734927" calcext:value-type="float">
            <text:p>37.7216903734927</text:p>
          </table:table-cell>
          <table:table-cell office:value-type="float" office:value="39.0690219018245" calcext:value-type="float">
            <text:p>39.0690219018245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89:.I189])" office:value-type="float" office:value="38.9018047184802" calcext:value-type="float">
            <text:p>38.9018047184802</text:p>
          </table:table-cell>
          <table:table-cell office:value-type="float" office:value="38.7178677961657" calcext:value-type="float">
            <text:p>38.7178677961657</text:p>
          </table:table-cell>
          <table:table-cell office:value-type="float" office:value="39.7271211077217" calcext:value-type="float">
            <text:p>39.7271211077217</text:p>
          </table:table-cell>
          <table:table-cell office:value-type="float" office:value="39.2502753056344" calcext:value-type="float">
            <text:p>39.2502753056344</text:p>
          </table:table-cell>
          <table:table-cell office:value-type="float" office:value="38.1802160929574" calcext:value-type="float">
            <text:p>38.1802160929574</text:p>
          </table:table-cell>
          <table:table-cell office:value-type="float" office:value="38.6335432899217" calcext:value-type="float">
            <text:p>38.6335432899217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90:.I190])" office:value-type="float" office:value="39.5375749640969" calcext:value-type="float">
            <text:p>39.5375749640969</text:p>
          </table:table-cell>
          <table:table-cell office:value-type="float" office:value="38.5379683805433" calcext:value-type="float">
            <text:p>38.5379683805433</text:p>
          </table:table-cell>
          <table:table-cell office:value-type="float" office:value="41.11" calcext:value-type="float">
            <text:p>41.11</text:p>
          </table:table-cell>
          <table:table-cell office:value-type="float" office:value="40.0938183011666" calcext:value-type="float">
            <text:p>40.0938183011666</text:p>
          </table:table-cell>
          <table:table-cell office:value-type="float" office:value="38.5397804416361" calcext:value-type="float">
            <text:p>38.5397804416361</text:p>
          </table:table-cell>
          <table:table-cell office:value-type="float" office:value="39.4063076971386" calcext:value-type="float">
            <text:p>39.406307697138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91:.I191])" office:value-type="float" office:value="70.2979769491777" calcext:value-type="float">
            <text:p>70.2979769491777</text:p>
          </table:table-cell>
          <table:table-cell office:value-type="float" office:value="69.1592202353413" calcext:value-type="float">
            <text:p>69.1592202353413</text:p>
          </table:table-cell>
          <table:table-cell office:value-type="float" office:value="70.35" calcext:value-type="float">
            <text:p>70.35</text:p>
          </table:table-cell>
          <table:table-cell office:value-type="float" office:value="68.9717421252574" calcext:value-type="float">
            <text:p>68.9717421252574</text:p>
          </table:table-cell>
          <table:table-cell office:value-type="float" office:value="71.17" calcext:value-type="float">
            <text:p>71.17</text:p>
          </table:table-cell>
          <table:table-cell office:value-type="float" office:value="71.8389223852899" calcext:value-type="float">
            <text:p>71.8389223852899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92:.I192])" office:value-type="float" office:value="70.3358236512942" calcext:value-type="float">
            <text:p>70.3358236512942</text:p>
          </table:table-cell>
          <table:table-cell office:value-type="float" office:value="69.4103097176448" calcext:value-type="float">
            <text:p>69.4103097176448</text:p>
          </table:table-cell>
          <table:table-cell office:value-type="float" office:value="71.5853410688484" calcext:value-type="float">
            <text:p>71.5853410688484</text:p>
          </table:table-cell>
          <table:table-cell office:value-type="float" office:value="70.39" calcext:value-type="float">
            <text:p>70.39</text:p>
          </table:table-cell>
          <table:table-cell office:value-type="float" office:value="69.3826730016193" calcext:value-type="float">
            <text:p>69.3826730016193</text:p>
          </table:table-cell>
          <table:table-cell office:value-type="float" office:value="70.9107944683586" calcext:value-type="float">
            <text:p>70.9107944683586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93:.I193])" office:value-type="float" office:value="70.7352888899859" calcext:value-type="float">
            <text:p>70.7352888899859</text:p>
          </table:table-cell>
          <table:table-cell office:value-type="float" office:value="71.8251223406488" calcext:value-type="float">
            <text:p>71.8251223406488</text:p>
          </table:table-cell>
          <table:table-cell office:value-type="float" office:value="70.6468699039883" calcext:value-type="float">
            <text:p>70.6468699039883</text:p>
          </table:table-cell>
          <table:table-cell office:value-type="float" office:value="71.2458075165186" calcext:value-type="float">
            <text:p>71.2458075165186</text:p>
          </table:table-cell>
          <table:table-cell office:value-type="float" office:value="70.0683792873899" calcext:value-type="float">
            <text:p>70.0683792873899</text:p>
          </table:table-cell>
          <table:table-cell office:value-type="float" office:value="69.8902654013839" calcext:value-type="float">
            <text:p>69.890265401383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194:.I194])" office:value-type="float" office:value="39.2651511532715" calcext:value-type="float">
            <text:p>39.2651511532715</text:p>
          </table:table-cell>
          <table:table-cell office:value-type="float" office:value="41.4579593370752" calcext:value-type="float">
            <text:p>41.4579593370752</text:p>
          </table:table-cell>
          <table:table-cell office:value-type="float" office:value="37.913988359286" calcext:value-type="float">
            <text:p>37.913988359286</text:p>
          </table:table-cell>
          <table:table-cell office:value-type="float" office:value="40.0667971143699" calcext:value-type="float">
            <text:p>40.0667971143699</text:p>
          </table:table-cell>
          <table:table-cell office:value-type="float" office:value="38.001817449735" calcext:value-type="float">
            <text:p>38.001817449735</text:p>
          </table:table-cell>
          <table:table-cell office:value-type="float" office:value="38.8851935058914" calcext:value-type="float">
            <text:p>38.885193505891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195:.I195])" office:value-type="float" office:value="38.635797870413" calcext:value-type="float">
            <text:p>38.635797870413</text:p>
          </table:table-cell>
          <table:table-cell office:value-type="float" office:value="37.7860530595668" calcext:value-type="float">
            <text:p>37.7860530595668</text:p>
          </table:table-cell>
          <table:table-cell office:value-type="float" office:value="38.21" calcext:value-type="float">
            <text:p>38.21</text:p>
          </table:table-cell>
          <table:table-cell office:value-type="float" office:value="40.3032692373591" calcext:value-type="float">
            <text:p>40.3032692373591</text:p>
          </table:table-cell>
          <table:table-cell office:value-type="float" office:value="39.2914859083318" calcext:value-type="float">
            <text:p>39.2914859083318</text:p>
          </table:table-cell>
          <table:table-cell office:value-type="float" office:value="37.5881811468072" calcext:value-type="float">
            <text:p>37.5881811468072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196:.I196])" office:value-type="float" office:value="38.750892569758" calcext:value-type="float">
            <text:p>38.750892569758</text:p>
          </table:table-cell>
          <table:table-cell office:value-type="float" office:value="39.3503712631142" calcext:value-type="float">
            <text:p>39.3503712631142</text:p>
          </table:table-cell>
          <table:table-cell office:value-type="float" office:value="37.8351639642303" calcext:value-type="float">
            <text:p>37.8351639642303</text:p>
          </table:table-cell>
          <table:table-cell office:value-type="float" office:value="39.6831460735546" calcext:value-type="float">
            <text:p>39.6831460735546</text:p>
          </table:table-cell>
          <table:table-cell office:value-type="float" office:value="38.7165510517887" calcext:value-type="float">
            <text:p>38.7165510517887</text:p>
          </table:table-cell>
          <table:table-cell office:value-type="float" office:value="38.1692304961021" calcext:value-type="float">
            <text:p>38.1692304961021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197:.I197])" office:value-type="float" office:value="69.935611463926" calcext:value-type="float">
            <text:p>69.935611463926</text:p>
          </table:table-cell>
          <table:table-cell office:value-type="float" office:value="70.6815578857754" calcext:value-type="float">
            <text:p>70.6815578857754</text:p>
          </table:table-cell>
          <table:table-cell office:value-type="float" office:value="71.8307633813863" calcext:value-type="float">
            <text:p>71.8307633813863</text:p>
          </table:table-cell>
          <table:table-cell office:value-type="float" office:value="69.557375495526" calcext:value-type="float">
            <text:p>69.557375495526</text:p>
          </table:table-cell>
          <table:table-cell office:value-type="float" office:value="69.1263008720987" calcext:value-type="float">
            <text:p>69.1263008720987</text:p>
          </table:table-cell>
          <table:table-cell office:value-type="float" office:value="68.4820596848434" calcext:value-type="float">
            <text:p>68.4820596848434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198:.I198])" office:value-type="float" office:value="69.9813886145935" calcext:value-type="float">
            <text:p>69.9813886145935</text:p>
          </table:table-cell>
          <table:table-cell office:value-type="float" office:value="68.0441677698285" calcext:value-type="float">
            <text:p>68.0441677698285</text:p>
          </table:table-cell>
          <table:table-cell office:value-type="float" office:value="69.8489592980038" calcext:value-type="float">
            <text:p>69.8489592980038</text:p>
          </table:table-cell>
          <table:table-cell office:value-type="float" office:value="71.6175480600495" calcext:value-type="float">
            <text:p>71.6175480600495</text:p>
          </table:table-cell>
          <table:table-cell office:value-type="float" office:value="70.2287556650987" calcext:value-type="float">
            <text:p>70.2287556650987</text:p>
          </table:table-cell>
          <table:table-cell office:value-type="float" office:value="70.1675122799869" calcext:value-type="float">
            <text:p>70.1675122799869</text:p>
          </table:table-cell>
          <table:table-cell table:number-columns-repeated="5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199:.I199])" office:value-type="float" office:value="69.8511647102806" calcext:value-type="float">
            <text:p>69.8511647102806</text:p>
          </table:table-cell>
          <table:table-cell office:value-type="float" office:value="68.5579202346935" calcext:value-type="float">
            <text:p>68.5579202346935</text:p>
          </table:table-cell>
          <table:table-cell office:value-type="float" office:value="70.3070527205089" calcext:value-type="float">
            <text:p>70.3070527205089</text:p>
          </table:table-cell>
          <table:table-cell office:value-type="float" office:value="71.8674173363143" calcext:value-type="float">
            <text:p>71.8674173363143</text:p>
          </table:table-cell>
          <table:table-cell office:value-type="float" office:value="68.582797143146" calcext:value-type="float">
            <text:p>68.582797143146</text:p>
          </table:table-cell>
          <table:table-cell office:value-type="float" office:value="69.9406361167402" calcext:value-type="float">
            <text:p>69.9406361167402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00:.I200])" office:value-type="float" office:value="39.8289864012631" calcext:value-type="float">
            <text:p>39.8289864012631</text:p>
          </table:table-cell>
          <table:table-cell office:value-type="float" office:value="40.2998012802139" calcext:value-type="float">
            <text:p>40.2998012802139</text:p>
          </table:table-cell>
          <table:table-cell office:value-type="float" office:value="38.41" calcext:value-type="float">
            <text:p>38.41</text:p>
          </table:table-cell>
          <table:table-cell office:value-type="float" office:value="41.209563988622" calcext:value-type="float">
            <text:p>41.209563988622</text:p>
          </table:table-cell>
          <table:table-cell office:value-type="float" office:value="39.9782368835817" calcext:value-type="float">
            <text:p>39.9782368835817</text:p>
          </table:table-cell>
          <table:table-cell office:value-type="float" office:value="39.2473298538981" calcext:value-type="float">
            <text:p>39.2473298538981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01:.I201])" office:value-type="float" office:value="39.2072230152603" calcext:value-type="float">
            <text:p>39.2072230152603</text:p>
          </table:table-cell>
          <table:table-cell office:value-type="float" office:value="39.17" calcext:value-type="float">
            <text:p>39.17</text:p>
          </table:table-cell>
          <table:table-cell office:value-type="float" office:value="40.1005043134696" calcext:value-type="float">
            <text:p>40.1005043134696</text:p>
          </table:table-cell>
          <table:table-cell office:value-type="float" office:value="37.6162687801592" calcext:value-type="float">
            <text:p>37.6162687801592</text:p>
          </table:table-cell>
          <table:table-cell office:value-type="float" office:value="39.5525296344346" calcext:value-type="float">
            <text:p>39.5525296344346</text:p>
          </table:table-cell>
          <table:table-cell office:value-type="float" office:value="39.5968123482379" calcext:value-type="float">
            <text:p>39.5968123482379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02:.I202])" office:value-type="float" office:value="38.8659665523514" calcext:value-type="float">
            <text:p>38.8659665523514</text:p>
          </table:table-cell>
          <table:table-cell office:value-type="float" office:value="38.2347277692209" calcext:value-type="float">
            <text:p>38.2347277692209</text:p>
          </table:table-cell>
          <table:table-cell office:value-type="float" office:value="39.6196455393862" calcext:value-type="float">
            <text:p>39.6196455393862</text:p>
          </table:table-cell>
          <table:table-cell office:value-type="float" office:value="37.99" calcext:value-type="float">
            <text:p>37.99</text:p>
          </table:table-cell>
          <table:table-cell office:value-type="float" office:value="40.0454594531499" calcext:value-type="float">
            <text:p>40.0454594531499</text:p>
          </table:table-cell>
          <table:table-cell office:value-type="float" office:value="38.44" calcext:value-type="float">
            <text:p>38.44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03:.I203])" office:value-type="float" office:value="70.4415490153532" calcext:value-type="float">
            <text:p>70.4415490153532</text:p>
          </table:table-cell>
          <table:table-cell office:value-type="float" office:value="71.223214868879" calcext:value-type="float">
            <text:p>71.223214868879</text:p>
          </table:table-cell>
          <table:table-cell office:value-type="float" office:value="71.7860067614427" calcext:value-type="float">
            <text:p>71.7860067614427</text:p>
          </table:table-cell>
          <table:table-cell office:value-type="float" office:value="69.2300914215579" calcext:value-type="float">
            <text:p>69.2300914215579</text:p>
          </table:table-cell>
          <table:table-cell office:value-type="float" office:value="69.6884320248863" calcext:value-type="float">
            <text:p>69.6884320248863</text:p>
          </table:table-cell>
          <table:table-cell office:value-type="float" office:value="70.28" calcext:value-type="float">
            <text:p>70.28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04:.I204])" office:value-type="float" office:value="70.1112381619278" calcext:value-type="float">
            <text:p>70.1112381619278</text:p>
          </table:table-cell>
          <table:table-cell office:value-type="float" office:value="71.6404668921736" calcext:value-type="float">
            <text:p>71.6404668921736</text:p>
          </table:table-cell>
          <table:table-cell office:value-type="float" office:value="68.2175143694899" calcext:value-type="float">
            <text:p>68.2175143694899</text:p>
          </table:table-cell>
          <table:table-cell office:value-type="float" office:value="70.3390180430209" calcext:value-type="float">
            <text:p>70.3390180430209</text:p>
          </table:table-cell>
          <table:table-cell office:value-type="float" office:value="70.9891915049546" calcext:value-type="float">
            <text:p>70.9891915049546</text:p>
          </table:table-cell>
          <table:table-cell office:value-type="float" office:value="69.37" calcext:value-type="float">
            <text:p>69.37</text:p>
          </table:table-cell>
          <table:table-cell table:number-columns-repeated="5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05:.I205])" office:value-type="float" office:value="69.3613289791518" calcext:value-type="float">
            <text:p>69.3613289791518</text:p>
          </table:table-cell>
          <table:table-cell office:value-type="float" office:value="68.8545397458534" calcext:value-type="float">
            <text:p>68.8545397458534</text:p>
          </table:table-cell>
          <table:table-cell office:value-type="float" office:value="68.74045911269" calcext:value-type="float">
            <text:p>68.74045911269</text:p>
          </table:table-cell>
          <table:table-cell office:value-type="float" office:value="70.2212888409477" calcext:value-type="float">
            <text:p>70.2212888409477</text:p>
          </table:table-cell>
          <table:table-cell office:value-type="float" office:value="69.9475976666706" calcext:value-type="float">
            <text:p>69.9475976666706</text:p>
          </table:table-cell>
          <table:table-cell office:value-type="float" office:value="69.0427595295974" calcext:value-type="float">
            <text:p>69.0427595295974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06:.I206])" office:value-type="float" office:value="38.1836260984648" calcext:value-type="float">
            <text:p>38.1836260984648</text:p>
          </table:table-cell>
          <table:table-cell office:value-type="float" office:value="37.399263284334" calcext:value-type="float">
            <text:p>37.399263284334</text:p>
          </table:table-cell>
          <table:table-cell office:value-type="float" office:value="38.27" calcext:value-type="float">
            <text:p>38.27</text:p>
          </table:table-cell>
          <table:table-cell office:value-type="float" office:value="37.7975047213984" calcext:value-type="float">
            <text:p>37.7975047213984</text:p>
          </table:table-cell>
          <table:table-cell office:value-type="float" office:value="38.529078916656" calcext:value-type="float">
            <text:p>38.529078916656</text:p>
          </table:table-cell>
          <table:table-cell office:value-type="float" office:value="38.9222835699357" calcext:value-type="float">
            <text:p>38.9222835699357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07:.I207])" office:value-type="float" office:value="38.2758841675652" calcext:value-type="float">
            <text:p>38.2758841675652</text:p>
          </table:table-cell>
          <table:table-cell office:value-type="float" office:value="38.08" calcext:value-type="float">
            <text:p>38.08</text:p>
          </table:table-cell>
          <table:table-cell office:value-type="float" office:value="39.8927901385793" calcext:value-type="float">
            <text:p>39.8927901385793</text:p>
          </table:table-cell>
          <table:table-cell office:value-type="float" office:value="38.56" calcext:value-type="float">
            <text:p>38.56</text:p>
          </table:table-cell>
          <table:table-cell office:value-type="float" office:value="37.7224130211146" calcext:value-type="float">
            <text:p>37.7224130211146</text:p>
          </table:table-cell>
          <table:table-cell office:value-type="float" office:value="37.1242176781322" calcext:value-type="float">
            <text:p>37.1242176781322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08:.I208])" office:value-type="float" office:value="38.6500924854811" calcext:value-type="float">
            <text:p>38.6500924854811</text:p>
          </table:table-cell>
          <table:table-cell office:value-type="float" office:value="38.2420195353198" calcext:value-type="float">
            <text:p>38.2420195353198</text:p>
          </table:table-cell>
          <table:table-cell office:value-type="float" office:value="38.5999311919698" calcext:value-type="float">
            <text:p>38.5999311919698</text:p>
          </table:table-cell>
          <table:table-cell office:value-type="float" office:value="39.18" calcext:value-type="float">
            <text:p>39.18</text:p>
          </table:table-cell>
          <table:table-cell office:value-type="float" office:value="37.9369296743382" calcext:value-type="float">
            <text:p>37.9369296743382</text:p>
          </table:table-cell>
          <table:table-cell office:value-type="float" office:value="39.2915820257776" calcext:value-type="float">
            <text:p>39.29158202577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09:.I209])" office:value-type="float" office:value="68.8618835112998" calcext:value-type="float">
            <text:p>68.8618835112998</text:p>
          </table:table-cell>
          <table:table-cell office:value-type="float" office:value="70.0321050854744" calcext:value-type="float">
            <text:p>70.0321050854744</text:p>
          </table:table-cell>
          <table:table-cell office:value-type="float" office:value="68.9547660415184" calcext:value-type="float">
            <text:p>68.9547660415184</text:p>
          </table:table-cell>
          <table:table-cell office:value-type="float" office:value="70.6531830333593" calcext:value-type="float">
            <text:p>70.6531830333593</text:p>
          </table:table-cell>
          <table:table-cell office:value-type="float" office:value="67.5470455758948" calcext:value-type="float">
            <text:p>67.5470455758948</text:p>
          </table:table-cell>
          <table:table-cell office:value-type="float" office:value="67.1223178202522" calcext:value-type="float">
            <text:p>67.1223178202522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10:.I210])" office:value-type="float" office:value="68.558753597353" calcext:value-type="float">
            <text:p>68.558753597353</text:p>
          </table:table-cell>
          <table:table-cell office:value-type="float" office:value="69.1589473631945" calcext:value-type="float">
            <text:p>69.1589473631945</text:p>
          </table:table-cell>
          <table:table-cell office:value-type="float" office:value="69.33" calcext:value-type="float">
            <text:p>69.33</text:p>
          </table:table-cell>
          <table:table-cell office:value-type="float" office:value="67.1228630682152" calcext:value-type="float">
            <text:p>67.1228630682152</text:p>
          </table:table-cell>
          <table:table-cell office:value-type="float" office:value="68.2094733058375" calcext:value-type="float">
            <text:p>68.2094733058375</text:p>
          </table:table-cell>
          <table:table-cell office:value-type="float" office:value="68.9724842495176" calcext:value-type="float">
            <text:p>68.9724842495176</text:p>
          </table:table-cell>
          <table:table-cell table:number-columns-repeated="5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11:.I211])" office:value-type="float" office:value="68.5624447780663" calcext:value-type="float">
            <text:p>68.5624447780663</text:p>
          </table:table-cell>
          <table:table-cell office:value-type="float" office:value="67.9597288511779" calcext:value-type="float">
            <text:p>67.9597288511779</text:p>
          </table:table-cell>
          <table:table-cell office:value-type="float" office:value="68.664169536408" calcext:value-type="float">
            <text:p>68.664169536408</text:p>
          </table:table-cell>
          <table:table-cell office:value-type="float" office:value="69.88" calcext:value-type="float">
            <text:p>69.88</text:p>
          </table:table-cell>
          <table:table-cell office:value-type="float" office:value="68.3500398869369" calcext:value-type="float">
            <text:p>68.3500398869369</text:p>
          </table:table-cell>
          <table:table-cell office:value-type="float" office:value="67.9582856158089" calcext:value-type="float">
            <text:p>67.9582856158089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12:.I212])" office:value-type="float" office:value="38.4478475193025" calcext:value-type="float">
            <text:p>38.4478475193025</text:p>
          </table:table-cell>
          <table:table-cell office:value-type="float" office:value="37.9285321978335" calcext:value-type="float">
            <text:p>37.9285321978335</text:p>
          </table:table-cell>
          <table:table-cell office:value-type="float" office:value="39.9687179652932" calcext:value-type="float">
            <text:p>39.9687179652932</text:p>
          </table:table-cell>
          <table:table-cell office:value-type="float" office:value="39.3934653665001" calcext:value-type="float">
            <text:p>39.3934653665001</text:p>
          </table:table-cell>
          <table:table-cell office:value-type="float" office:value="37.0440279849133" calcext:value-type="float">
            <text:p>37.0440279849133</text:p>
          </table:table-cell>
          <table:table-cell office:value-type="float" office:value="37.9044940819726" calcext:value-type="float">
            <text:p>37.9044940819726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13:.I213])" office:value-type="float" office:value="38.3619854574849" calcext:value-type="float">
            <text:p>38.3619854574849</text:p>
          </table:table-cell>
          <table:table-cell office:value-type="float" office:value="38.42" calcext:value-type="float">
            <text:p>38.42</text:p>
          </table:table-cell>
          <table:table-cell office:value-type="float" office:value="37.6254003239004" calcext:value-type="float">
            <text:p>37.6254003239004</text:p>
          </table:table-cell>
          <table:table-cell office:value-type="float" office:value="38.545530080287" calcext:value-type="float">
            <text:p>38.545530080287</text:p>
          </table:table-cell>
          <table:table-cell office:value-type="float" office:value="39.8806079625509" calcext:value-type="float">
            <text:p>39.8806079625509</text:p>
          </table:table-cell>
          <table:table-cell office:value-type="float" office:value="37.3383889206863" calcext:value-type="float">
            <text:p>37.3383889206863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14:.I214])" office:value-type="float" office:value="38.7693089792702" calcext:value-type="float">
            <text:p>38.7693089792702</text:p>
          </table:table-cell>
          <table:table-cell office:value-type="float" office:value="38.9017251031697" calcext:value-type="float">
            <text:p>38.9017251031697</text:p>
          </table:table-cell>
          <table:table-cell office:value-type="float" office:value="38.7273053305323" calcext:value-type="float">
            <text:p>38.7273053305323</text:p>
          </table:table-cell>
          <table:table-cell office:value-type="float" office:value="38.2175144626492" calcext:value-type="float">
            <text:p>38.2175144626492</text:p>
          </table:table-cell>
          <table:table-cell office:value-type="float" office:value="39.38" calcext:value-type="float">
            <text:p>39.38</text:p>
          </table:table-cell>
          <table:table-cell office:value-type="float" office:value="38.62" calcext:value-type="float">
            <text:p>38.6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15:.I215])" office:value-type="float" office:value="68.5299244029855" calcext:value-type="float">
            <text:p>68.5299244029855</text:p>
          </table:table-cell>
          <table:table-cell office:value-type="float" office:value="69.2651433133156" calcext:value-type="float">
            <text:p>69.2651433133156</text:p>
          </table:table-cell>
          <table:table-cell office:value-type="float" office:value="67.72" calcext:value-type="float">
            <text:p>67.72</text:p>
          </table:table-cell>
          <table:table-cell office:value-type="float" office:value="70.55" calcext:value-type="float">
            <text:p>70.55</text:p>
          </table:table-cell>
          <table:table-cell office:value-type="float" office:value="67.98" calcext:value-type="float">
            <text:p>67.98</text:p>
          </table:table-cell>
          <table:table-cell office:value-type="float" office:value="67.1344787016117" calcext:value-type="float">
            <text:p>67.1344787016117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16:.I216])" office:value-type="float" office:value="68.723708954048" calcext:value-type="float">
            <text:p>68.723708954048</text:p>
          </table:table-cell>
          <table:table-cell office:value-type="float" office:value="69.86" calcext:value-type="float">
            <text:p>69.86</text:p>
          </table:table-cell>
          <table:table-cell office:value-type="float" office:value="67.8752631800666" calcext:value-type="float">
            <text:p>67.8752631800666</text:p>
          </table:table-cell>
          <table:table-cell office:value-type="float" office:value="68.2239982818852" calcext:value-type="float">
            <text:p>68.2239982818852</text:p>
          </table:table-cell>
          <table:table-cell office:value-type="float" office:value="68.4363373340631" calcext:value-type="float">
            <text:p>68.4363373340631</text:p>
          </table:table-cell>
          <table:table-cell office:value-type="float" office:value="69.2229459742252" calcext:value-type="float">
            <text:p>69.2229459742252</text:p>
          </table:table-cell>
          <table:table-cell table:number-columns-repeated="5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17:.I217])" office:value-type="float" office:value="69.1826337875079" calcext:value-type="float">
            <text:p>69.1826337875079</text:p>
          </table:table-cell>
          <table:table-cell office:value-type="float" office:value="69.4684262819553" calcext:value-type="float">
            <text:p>69.4684262819553</text:p>
          </table:table-cell>
          <table:table-cell office:value-type="float" office:value="67.5311988764179" calcext:value-type="float">
            <text:p>67.5311988764179</text:p>
          </table:table-cell>
          <table:table-cell office:value-type="float" office:value="70.23" calcext:value-type="float">
            <text:p>70.23</text:p>
          </table:table-cell>
          <table:table-cell office:value-type="float" office:value="69.1252538477259" calcext:value-type="float">
            <text:p>69.1252538477259</text:p>
          </table:table-cell>
          <table:table-cell office:value-type="float" office:value="69.5582899314405" calcext:value-type="float">
            <text:p>69.558289931440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18:.I218])" office:value-type="float" office:value="39.1451541739278" calcext:value-type="float">
            <text:p>39.1451541739278</text:p>
          </table:table-cell>
          <table:table-cell office:value-type="float" office:value="39.5237461792681" calcext:value-type="float">
            <text:p>39.5237461792681</text:p>
          </table:table-cell>
          <table:table-cell office:value-type="float" office:value="38.3413917147474" calcext:value-type="float">
            <text:p>38.3413917147474</text:p>
          </table:table-cell>
          <table:table-cell office:value-type="float" office:value="39.2597696754173" calcext:value-type="float">
            <text:p>39.2597696754173</text:p>
          </table:table-cell>
          <table:table-cell office:value-type="float" office:value="38.9029621198323" calcext:value-type="float">
            <text:p>38.9029621198323</text:p>
          </table:table-cell>
          <table:table-cell office:value-type="float" office:value="39.6979011803738" calcext:value-type="float">
            <text:p>39.697901180373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19:.I219])" office:value-type="float" office:value="38.6482268937705" calcext:value-type="float">
            <text:p>38.6482268937705</text:p>
          </table:table-cell>
          <table:table-cell office:value-type="float" office:value="38.43" calcext:value-type="float">
            <text:p>38.43</text:p>
          </table:table-cell>
          <table:table-cell office:value-type="float" office:value="38.2056515025213" calcext:value-type="float">
            <text:p>38.2056515025213</text:p>
          </table:table-cell>
          <table:table-cell office:value-type="float" office:value="39.4991367949941" calcext:value-type="float">
            <text:p>39.4991367949941</text:p>
          </table:table-cell>
          <table:table-cell office:value-type="float" office:value="39.2061452713865" calcext:value-type="float">
            <text:p>39.2061452713865</text:p>
          </table:table-cell>
          <table:table-cell office:value-type="float" office:value="37.9002008999508" calcext:value-type="float">
            <text:p>37.9002008999508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20:.I220])" office:value-type="float" office:value="38.84450542237" calcext:value-type="float">
            <text:p>38.84450542237</text:p>
          </table:table-cell>
          <table:table-cell office:value-type="float" office:value="39.5441947834516" calcext:value-type="float">
            <text:p>39.5441947834516</text:p>
          </table:table-cell>
          <table:table-cell office:value-type="float" office:value="37.3275088808066" calcext:value-type="float">
            <text:p>37.3275088808066</text:p>
          </table:table-cell>
          <table:table-cell office:value-type="float" office:value="38.72" calcext:value-type="float">
            <text:p>38.72</text:p>
          </table:table-cell>
          <table:table-cell office:value-type="float" office:value="39.9864898952081" calcext:value-type="float">
            <text:p>39.9864898952081</text:p>
          </table:table-cell>
          <table:table-cell office:value-type="float" office:value="38.6443335523835" calcext:value-type="float">
            <text:p>38.6443335523835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21:.I221])" office:value-type="float" office:value="68.3250934544032" calcext:value-type="float">
            <text:p>68.3250934544032</text:p>
          </table:table-cell>
          <table:table-cell office:value-type="float" office:value="67.84" calcext:value-type="float">
            <text:p>67.84</text:p>
          </table:table-cell>
          <table:table-cell office:value-type="float" office:value="68.19" calcext:value-type="float">
            <text:p>68.19</text:p>
          </table:table-cell>
          <table:table-cell office:value-type="float" office:value="67.9713649738922" calcext:value-type="float">
            <text:p>67.9713649738922</text:p>
          </table:table-cell>
          <table:table-cell office:value-type="float" office:value="68.9894499619014" calcext:value-type="float">
            <text:p>68.9894499619014</text:p>
          </table:table-cell>
          <table:table-cell office:value-type="float" office:value="68.6346523362224" calcext:value-type="float">
            <text:p>68.6346523362224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22:.I222])" office:value-type="float" office:value="68.1657584166658" calcext:value-type="float">
            <text:p>68.1657584166658</text:p>
          </table:table-cell>
          <table:table-cell office:value-type="float" office:value="68.0493272246632" calcext:value-type="float">
            <text:p>68.0493272246632</text:p>
          </table:table-cell>
          <table:table-cell office:value-type="float" office:value="67.4527309937304" calcext:value-type="float">
            <text:p>67.4527309937304</text:p>
          </table:table-cell>
          <table:table-cell office:value-type="float" office:value="67.9743368259038" calcext:value-type="float">
            <text:p>67.9743368259038</text:p>
          </table:table-cell>
          <table:table-cell office:value-type="float" office:value="69.4977556115596" calcext:value-type="float">
            <text:p>69.4977556115596</text:p>
          </table:table-cell>
          <table:table-cell office:value-type="float" office:value="67.8546414274721" calcext:value-type="float">
            <text:p>67.8546414274721</text:p>
          </table:table-cell>
          <table:table-cell table:number-columns-repeated="5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23:.I223])" office:value-type="float" office:value="68.3831786312344" calcext:value-type="float">
            <text:p>68.3831786312344</text:p>
          </table:table-cell>
          <table:table-cell office:value-type="float" office:value="69.6334047032274" calcext:value-type="float">
            <text:p>69.6334047032274</text:p>
          </table:table-cell>
          <table:table-cell office:value-type="float" office:value="68.9019605642539" calcext:value-type="float">
            <text:p>68.9019605642539</text:p>
          </table:table-cell>
          <table:table-cell office:value-type="float" office:value="67.6808326373043" calcext:value-type="float">
            <text:p>67.6808326373043</text:p>
          </table:table-cell>
          <table:table-cell office:value-type="float" office:value="67.3096952513864" calcext:value-type="float">
            <text:p>67.3096952513864</text:p>
          </table:table-cell>
          <table:table-cell office:value-type="float" office:value="68.39" calcext:value-type="float">
            <text:p>68.3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24:.I224])" office:value-type="float" office:value="37.0618830441393" calcext:value-type="float">
            <text:p>37.0618830441393</text:p>
          </table:table-cell>
          <table:table-cell office:value-type="float" office:value="38.3814657222611" calcext:value-type="float">
            <text:p>38.3814657222611</text:p>
          </table:table-cell>
          <table:table-cell office:value-type="float" office:value="36.3481865505876" calcext:value-type="float">
            <text:p>36.3481865505876</text:p>
          </table:table-cell>
          <table:table-cell office:value-type="float" office:value="36.0979831779263" calcext:value-type="float">
            <text:p>36.0979831779263</text:p>
          </table:table-cell>
          <table:table-cell office:value-type="float" office:value="37.19" calcext:value-type="float">
            <text:p>37.19</text:p>
          </table:table-cell>
          <table:table-cell office:value-type="float" office:value="37.2917797699216" calcext:value-type="float">
            <text:p>37.2917797699216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25:.I225])" office:value-type="float" office:value="37.4721182000488" calcext:value-type="float">
            <text:p>37.4721182000488</text:p>
          </table:table-cell>
          <table:table-cell office:value-type="float" office:value="36.3506401453635" calcext:value-type="float">
            <text:p>36.3506401453635</text:p>
          </table:table-cell>
          <table:table-cell office:value-type="float" office:value="36.9141240762922" calcext:value-type="float">
            <text:p>36.9141240762922</text:p>
          </table:table-cell>
          <table:table-cell office:value-type="float" office:value="36.9820748945331" calcext:value-type="float">
            <text:p>36.9820748945331</text:p>
          </table:table-cell>
          <table:table-cell office:value-type="float" office:value="38.29" calcext:value-type="float">
            <text:p>38.29</text:p>
          </table:table-cell>
          <table:table-cell office:value-type="float" office:value="38.8237518840553" calcext:value-type="float">
            <text:p>38.8237518840553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26:.I226])" office:value-type="float" office:value="37.3400537225269" calcext:value-type="float">
            <text:p>37.3400537225269</text:p>
          </table:table-cell>
          <table:table-cell office:value-type="float" office:value="37.8908652480552" calcext:value-type="float">
            <text:p>37.8908652480552</text:p>
          </table:table-cell>
          <table:table-cell office:value-type="float" office:value="38.2705748681345" calcext:value-type="float">
            <text:p>38.2705748681345</text:p>
          </table:table-cell>
          <table:table-cell office:value-type="float" office:value="36.3582469043345" calcext:value-type="float">
            <text:p>36.3582469043345</text:p>
          </table:table-cell>
          <table:table-cell office:value-type="float" office:value="36.9005815921101" calcext:value-type="float">
            <text:p>36.9005815921101</text:p>
          </table:table-cell>
          <table:table-cell office:value-type="float" office:value="37.28" calcext:value-type="float">
            <text:p>37.28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27:.I227])" office:value-type="float" office:value="67.9868424747867" calcext:value-type="float">
            <text:p>67.9868424747867</text:p>
          </table:table-cell>
          <table:table-cell office:value-type="float" office:value="66.8046606567972" calcext:value-type="float">
            <text:p>66.8046606567972</text:p>
          </table:table-cell>
          <table:table-cell office:value-type="float" office:value="69.02" calcext:value-type="float">
            <text:p>69.02</text:p>
          </table:table-cell>
          <table:table-cell office:value-type="float" office:value="67.596288120974" calcext:value-type="float">
            <text:p>67.596288120974</text:p>
          </table:table-cell>
          <table:table-cell office:value-type="float" office:value="67.87" calcext:value-type="float">
            <text:p>67.87</text:p>
          </table:table-cell>
          <table:table-cell office:value-type="float" office:value="68.6432635961622" calcext:value-type="float">
            <text:p>68.6432635961622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28:.I228])" office:value-type="float" office:value="68.0805142619332" calcext:value-type="float">
            <text:p>68.0805142619332</text:p>
          </table:table-cell>
          <table:table-cell office:value-type="float" office:value="68.7956407083031" calcext:value-type="float">
            <text:p>68.7956407083031</text:p>
          </table:table-cell>
          <table:table-cell office:value-type="float" office:value="68.2742449349502" calcext:value-type="float">
            <text:p>68.2742449349502</text:p>
          </table:table-cell>
          <table:table-cell office:value-type="float" office:value="67.763790364433" calcext:value-type="float">
            <text:p>67.763790364433</text:p>
          </table:table-cell>
          <table:table-cell office:value-type="float" office:value="66.8419363683537" calcext:value-type="float">
            <text:p>66.8419363683537</text:p>
          </table:table-cell>
          <table:table-cell office:value-type="float" office:value="68.7269589336259" calcext:value-type="float">
            <text:p>68.7269589336259</text:p>
          </table:table-cell>
          <table:table-cell table:number-columns-repeated="5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29:.I229])" office:value-type="float" office:value="68.5163724555415" calcext:value-type="float">
            <text:p>68.5163724555415</text:p>
          </table:table-cell>
          <table:table-cell office:value-type="float" office:value="66.8582530366161" calcext:value-type="float">
            <text:p>66.8582530366161</text:p>
          </table:table-cell>
          <table:table-cell office:value-type="float" office:value="68.9217670276516" calcext:value-type="float">
            <text:p>68.9217670276516</text:p>
          </table:table-cell>
          <table:table-cell office:value-type="float" office:value="68.9725696521011" calcext:value-type="float">
            <text:p>68.9725696521011</text:p>
          </table:table-cell>
          <table:table-cell office:value-type="float" office:value="69" calcext:value-type="float">
            <text:p>69</text:p>
          </table:table-cell>
          <table:table-cell office:value-type="float" office:value="68.8292725613388" calcext:value-type="float">
            <text:p>68.829272561338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30:.I230])" office:value-type="float" office:value="37.4270667603632" calcext:value-type="float">
            <text:p>37.4270667603632</text:p>
          </table:table-cell>
          <table:table-cell office:value-type="float" office:value="36.8951040654339" calcext:value-type="float">
            <text:p>36.8951040654339</text:p>
          </table:table-cell>
          <table:table-cell office:value-type="float" office:value="37.7238545584485" calcext:value-type="float">
            <text:p>37.7238545584485</text:p>
          </table:table-cell>
          <table:table-cell office:value-type="float" office:value="36.4664366362291" calcext:value-type="float">
            <text:p>36.4664366362291</text:p>
          </table:table-cell>
          <table:table-cell office:value-type="float" office:value="38.6099385417046" calcext:value-type="float">
            <text:p>38.6099385417046</text:p>
          </table:table-cell>
          <table:table-cell office:value-type="float" office:value="37.44" calcext:value-type="float">
            <text:p>37.4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31:.I231])" office:value-type="float" office:value="37.7926542885141" calcext:value-type="float">
            <text:p>37.7926542885141</text:p>
          </table:table-cell>
          <table:table-cell office:value-type="float" office:value="37.1713286966235" calcext:value-type="float">
            <text:p>37.1713286966235</text:p>
          </table:table-cell>
          <table:table-cell office:value-type="float" office:value="38.3451331756419" calcext:value-type="float">
            <text:p>38.3451331756419</text:p>
          </table:table-cell>
          <table:table-cell office:value-type="float" office:value="37.1068095703053" calcext:value-type="float">
            <text:p>37.1068095703053</text:p>
          </table:table-cell>
          <table:table-cell office:value-type="float" office:value="38.54" calcext:value-type="float">
            <text:p>38.54</text:p>
          </table:table-cell>
          <table:table-cell office:value-type="float" office:value="37.8" calcext:value-type="float">
            <text:p>37.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32:.I232])" office:value-type="float" office:value="38.0036293319882" calcext:value-type="float">
            <text:p>38.0036293319882</text:p>
          </table:table-cell>
          <table:table-cell office:value-type="float" office:value="37.2374868599544" calcext:value-type="float">
            <text:p>37.2374868599544</text:p>
          </table:table-cell>
          <table:table-cell office:value-type="float" office:value="38.29" calcext:value-type="float">
            <text:p>38.29</text:p>
          </table:table-cell>
          <table:table-cell office:value-type="float" office:value="37.7306597999864" calcext:value-type="float">
            <text:p>37.7306597999864</text:p>
          </table:table-cell>
          <table:table-cell office:value-type="float" office:value="38.06" calcext:value-type="float">
            <text:p>38.06</text:p>
          </table:table-cell>
          <table:table-cell office:value-type="float" office:value="38.7" calcext:value-type="float">
            <text:p>38.7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33:.I233])" office:value-type="float" office:value="67.7681775295223" calcext:value-type="float">
            <text:p>67.7681775295223</text:p>
          </table:table-cell>
          <table:table-cell office:value-type="float" office:value="66.7945400817979" calcext:value-type="float">
            <text:p>66.7945400817979</text:p>
          </table:table-cell>
          <table:table-cell office:value-type="float" office:value="68.73" calcext:value-type="float">
            <text:p>68.73</text:p>
          </table:table-cell>
          <table:table-cell office:value-type="float" office:value="67.847093904012" calcext:value-type="float">
            <text:p>67.847093904012</text:p>
          </table:table-cell>
          <table:table-cell office:value-type="float" office:value="66.96" calcext:value-type="float">
            <text:p>66.96</text:p>
          </table:table-cell>
          <table:table-cell office:value-type="float" office:value="68.5092536618018" calcext:value-type="float">
            <text:p>68.5092536618018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34:.I234])" office:value-type="float" office:value="68.5978650937594" calcext:value-type="float">
            <text:p>68.5978650937594</text:p>
          </table:table-cell>
          <table:table-cell office:value-type="float" office:value="68.3162798713186" calcext:value-type="float">
            <text:p>68.3162798713186</text:p>
          </table:table-cell>
          <table:table-cell office:value-type="float" office:value="68.9502387748542" calcext:value-type="float">
            <text:p>68.9502387748542</text:p>
          </table:table-cell>
          <table:table-cell office:value-type="float" office:value="68.83" calcext:value-type="float">
            <text:p>68.83</text:p>
          </table:table-cell>
          <table:table-cell office:value-type="float" office:value="69.06" calcext:value-type="float">
            <text:p>69.06</text:p>
          </table:table-cell>
          <table:table-cell office:value-type="float" office:value="67.832806822624" calcext:value-type="float">
            <text:p>67.832806822624</text:p>
          </table:table-cell>
          <table:table-cell table:number-columns-repeated="5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35:.I235])" office:value-type="float" office:value="67.8764562330896" calcext:value-type="float">
            <text:p>67.8764562330896</text:p>
          </table:table-cell>
          <table:table-cell office:value-type="float" office:value="67.8635840940091" calcext:value-type="float">
            <text:p>67.8635840940091</text:p>
          </table:table-cell>
          <table:table-cell office:value-type="float" office:value="68.68" calcext:value-type="float">
            <text:p>68.68</text:p>
          </table:table-cell>
          <table:table-cell office:value-type="float" office:value="66.8599736420791" calcext:value-type="float">
            <text:p>66.8599736420791</text:p>
          </table:table-cell>
          <table:table-cell office:value-type="float" office:value="67.9" calcext:value-type="float">
            <text:p>67.9</text:p>
          </table:table-cell>
          <table:table-cell office:value-type="float" office:value="68.0787234293596" calcext:value-type="float">
            <text:p>68.07872342935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1" calcext:value-type="float">
            <text:p>1</text:p>
          </table:table-cell>
          <table:table-cell table:formula="of:=AVERAGE([.E236:.I236])" office:value-type="float" office:value="37.9030958535094" calcext:value-type="float">
            <text:p>37.9030958535094</text:p>
          </table:table-cell>
          <table:table-cell office:value-type="float" office:value="38.3844606636011" calcext:value-type="float">
            <text:p>38.3844606636011</text:p>
          </table:table-cell>
          <table:table-cell office:value-type="float" office:value="39.02" calcext:value-type="float">
            <text:p>39.02</text:p>
          </table:table-cell>
          <table:table-cell office:value-type="float" office:value="37.5249805799383" calcext:value-type="float">
            <text:p>37.5249805799383</text:p>
          </table:table-cell>
          <table:table-cell office:value-type="float" office:value="36.8762021896838" calcext:value-type="float">
            <text:p>36.8762021896838</text:p>
          </table:table-cell>
          <table:table-cell office:value-type="float" office:value="37.7098358343239" calcext:value-type="float">
            <text:p>37.7098358343239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2" calcext:value-type="float">
            <text:p>2</text:p>
          </table:table-cell>
          <table:table-cell table:formula="of:=AVERAGE([.E237:.I237])" office:value-type="float" office:value="37.7765676418004" calcext:value-type="float">
            <text:p>37.7765676418004</text:p>
          </table:table-cell>
          <table:table-cell office:value-type="float" office:value="38.5760583008308" calcext:value-type="float">
            <text:p>38.5760583008308</text:p>
          </table:table-cell>
          <table:table-cell office:value-type="float" office:value="36.9157222087709" calcext:value-type="float">
            <text:p>36.9157222087709</text:p>
          </table:table-cell>
          <table:table-cell office:value-type="float" office:value="38.6129061308957" calcext:value-type="float">
            <text:p>38.6129061308957</text:p>
          </table:table-cell>
          <table:table-cell office:value-type="float" office:value="37.1258210996561" calcext:value-type="float">
            <text:p>37.1258210996561</text:p>
          </table:table-cell>
          <table:table-cell office:value-type="float" office:value="37.6523304688483" calcext:value-type="float">
            <text:p>37.6523304688483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 (Lot 3)</text:p>
          </table:table-cell>
          <table:table-cell office:value-type="float" office:value="3" calcext:value-type="float">
            <text:p>3</text:p>
          </table:table-cell>
          <table:table-cell table:formula="of:=AVERAGE([.E238:.I238])" office:value-type="float" office:value="37.7311163979431" calcext:value-type="float">
            <text:p>37.7311163979431</text:p>
          </table:table-cell>
          <table:table-cell office:value-type="float" office:value="36.6892429631211" calcext:value-type="float">
            <text:p>36.6892429631211</text:p>
          </table:table-cell>
          <table:table-cell office:value-type="float" office:value="36.6613866566941" calcext:value-type="float">
            <text:p>36.6613866566941</text:p>
          </table:table-cell>
          <table:table-cell office:value-type="float" office:value="38.5149523699002" calcext:value-type="float">
            <text:p>38.5149523699002</text:p>
          </table:table-cell>
          <table:table-cell office:value-type="float" office:value="38.83" calcext:value-type="float">
            <text:p>38.83</text:p>
          </table:table-cell>
          <table:table-cell office:value-type="float" office:value="37.96" calcext:value-type="float">
            <text:p>37.9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1" calcext:value-type="float">
            <text:p>1</text:p>
          </table:table-cell>
          <table:table-cell table:formula="of:=AVERAGE([.E239:.I239])" office:value-type="float" office:value="68.2624888476355" calcext:value-type="float">
            <text:p>68.2624888476355</text:p>
          </table:table-cell>
          <table:table-cell office:value-type="float" office:value="68.7205273656684" calcext:value-type="float">
            <text:p>68.7205273656684</text:p>
          </table:table-cell>
          <table:table-cell office:value-type="float" office:value="68.56" calcext:value-type="float">
            <text:p>68.56</text:p>
          </table:table-cell>
          <table:table-cell office:value-type="float" office:value="68.76" calcext:value-type="float">
            <text:p>68.76</text:p>
          </table:table-cell>
          <table:table-cell office:value-type="float" office:value="67.5669290439537" calcext:value-type="float">
            <text:p>67.5669290439537</text:p>
          </table:table-cell>
          <table:table-cell office:value-type="float" office:value="67.7049878285556" calcext:value-type="float">
            <text:p>67.7049878285556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2" calcext:value-type="float">
            <text:p>2</text:p>
          </table:table-cell>
          <table:table-cell table:formula="of:=AVERAGE([.E240:.I240])" office:value-type="float" office:value="67.8016214893578" calcext:value-type="float">
            <text:p>67.8016214893578</text:p>
          </table:table-cell>
          <table:table-cell office:value-type="float" office:value="68.0874169014659" calcext:value-type="float">
            <text:p>68.0874169014659</text:p>
          </table:table-cell>
          <table:table-cell office:value-type="float" office:value="67.8579684854424" calcext:value-type="float">
            <text:p>67.8579684854424</text:p>
          </table:table-cell>
          <table:table-cell office:value-type="float" office:value="67.3121075409053" calcext:value-type="float">
            <text:p>67.3121075409053</text:p>
          </table:table-cell>
          <table:table-cell office:value-type="float" office:value="67.5706145189753" calcext:value-type="float">
            <text:p>67.5706145189753</text:p>
          </table:table-cell>
          <table:table-cell office:value-type="float" office:value="68.18" calcext:value-type="float">
            <text:p>68.18</text:p>
          </table:table-cell>
          <table:table-cell table:number-columns-repeated="5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 (Lot 3)</text:p>
          </table:table-cell>
          <table:table-cell office:value-type="float" office:value="3" calcext:value-type="float">
            <text:p>3</text:p>
          </table:table-cell>
          <table:table-cell table:formula="of:=AVERAGE([.E241:.I241])" office:value-type="float" office:value="68.0828891847276" calcext:value-type="float">
            <text:p>68.0828891847276</text:p>
          </table:table-cell>
          <table:table-cell office:value-type="float" office:value="68.52" calcext:value-type="float">
            <text:p>68.52</text:p>
          </table:table-cell>
          <table:table-cell office:value-type="float" office:value="67.0035322557343" calcext:value-type="float">
            <text:p>67.0035322557343</text:p>
          </table:table-cell>
          <table:table-cell office:value-type="float" office:value="68.4109136679037" calcext:value-type="float">
            <text:p>68.4109136679037</text:p>
          </table:table-cell>
          <table:table-cell office:value-type="float" office:value="67.79" calcext:value-type="float">
            <text:p>67.79</text:p>
          </table:table-cell>
          <table:table-cell office:value-type="float" office:value="68.69" calcext:value-type="float">
            <text:p>68.69</text:p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.2021-0621.openvial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3" table:number-columns-repeated="55" table:default-cell-style-name="Default"/>
        <table:table-row table:style-name="ro1">
          <table:table-cell table:style-name="Accent_20_2" office:value-type="string" calcext:value-type="string">
            <text:p>Day</text:p>
          </table:table-cell>
          <table:table-cell table:style-name="Accent_20_2" office:value-type="string" calcext:value-type="string">
            <text:p>Conc.Level</text:p>
          </table:table-cell>
          <table:table-cell table:style-name="Accent_20_2" office:value-type="string" calcext:value-type="string">
            <text:p>y</text:p>
          </table:table-cell>
          <table:table-cell table:style-name="Accent_20_2" office:value-type="string" calcext:value-type="string">
            <text:p>y.rep1</text:p>
          </table:table-cell>
          <table:table-cell table:style-name="Accent_20_2" office:value-type="string" calcext:value-type="string">
            <text:p>y.rep2</text:p>
          </table:table-cell>
          <table:table-cell table:style-name="Accent_20_2" office:value-type="string" calcext:value-type="string">
            <text:p>y.rep3</text:p>
          </table:table-cell>
          <table:table-cell table:style-name="Accent_20_2" office:value-type="string" calcext:value-type="string">
            <text:p>y.rep4</text:p>
          </table:table-cell>
          <table:table-cell table:style-name="Accent_20_2" office:value-type="string" calcext:value-type="string">
            <text:p>y.rep5</text:p>
          </table:table-cell>
          <table:table-cell table:style-name="Accent_20_2"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M (Lot 1)</text:p>
          </table:table-cell>
          <table:table-cell table:style-name="Default" table:formula="of:=AVERAGE([.D2:.H2])" office:value-type="float" office:value="38.622" calcext:value-type="float">
            <text:p>38.622</text:p>
          </table:table-cell>
          <table:table-cell office:value-type="float" office:value="37.62" calcext:value-type="float">
            <text:p>37.62</text:p>
          </table:table-cell>
          <table:table-cell office:value-type="float" office:value="39.51" calcext:value-type="float">
            <text:p>39.51</text:p>
          </table:table-cell>
          <table:table-cell office:value-type="float" office:value="36.83" calcext:value-type="float">
            <text:p>36.83</text:p>
          </table:table-cell>
          <table:table-cell office:value-type="float" office:value="40.08" calcext:value-type="float">
            <text:p>40.08</text:p>
          </table:table-cell>
          <table:table-cell office:value-type="float" office:value="39.07" calcext:value-type="float">
            <text:p>39.07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H (Lot 1)</text:p>
          </table:table-cell>
          <table:table-cell table:style-name="Default" table:formula="of:=AVERAGE([.D3:.H3])" office:value-type="float" office:value="70.964" calcext:value-type="float">
            <text:p>70.964</text:p>
          </table:table-cell>
          <table:table-cell office:value-type="float" office:value="70.87" calcext:value-type="float">
            <text:p>70.87</text:p>
          </table:table-cell>
          <table:table-cell office:value-type="float" office:value="72.16" calcext:value-type="float">
            <text:p>72.1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25" calcext:value-type="float">
            <text:p>70.25</text:p>
          </table:table-cell>
          <table:table-cell office:value-type="float" office:value="71.83" calcext:value-type="float">
            <text:p>71.8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M (Lot 1)</text:p>
          </table:table-cell>
          <table:table-cell table:style-name="Default" table:formula="of:=AVERAGE([.D4:.H4])" office:value-type="float" office:value="37.904" calcext:value-type="float">
            <text:p>37.904</text:p>
          </table:table-cell>
          <table:table-cell office:value-type="float" office:value="38.11" calcext:value-type="float">
            <text:p>38.11</text:p>
          </table:table-cell>
          <table:table-cell office:value-type="float" office:value="37.5" calcext:value-type="float">
            <text:p>37.5</text:p>
          </table:table-cell>
          <table:table-cell office:value-type="float" office:value="36.96" calcext:value-type="float">
            <text:p>36.96</text:p>
          </table:table-cell>
          <table:table-cell office:value-type="float" office:value="37.28" calcext:value-type="float">
            <text:p>37.28</text:p>
          </table:table-cell>
          <table:table-cell office:value-type="float" office:value="39.67" calcext:value-type="float">
            <text:p>39.67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H (Lot 1)</text:p>
          </table:table-cell>
          <table:table-cell table:style-name="Default" table:formula="of:=AVERAGE([.D5:.H5])" office:value-type="float" office:value="70.526" calcext:value-type="float">
            <text:p>70.526</text:p>
          </table:table-cell>
          <table:table-cell office:value-type="float" office:value="71.8" calcext:value-type="float">
            <text:p>71.8</text:p>
          </table:table-cell>
          <table:table-cell office:value-type="float" office:value="70.47" calcext:value-type="float">
            <text:p>70.47</text:p>
          </table:table-cell>
          <table:table-cell office:value-type="float" office:value="68.36" calcext:value-type="float">
            <text:p>68.36</text:p>
          </table:table-cell>
          <table:table-cell office:value-type="float" office:value="72.06" calcext:value-type="float">
            <text:p>72.06</text:p>
          </table:table-cell>
          <table:table-cell office:value-type="float" office:value="69.94" calcext:value-type="float">
            <text:p>69.94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M (Lot 1)</text:p>
          </table:table-cell>
          <table:table-cell table:style-name="Default" table:formula="of:=AVERAGE([.D6:.H6])" office:value-type="float" office:value="39.426" calcext:value-type="float">
            <text:p>39.426</text:p>
          </table:table-cell>
          <table:table-cell office:value-type="float" office:value="39.41" calcext:value-type="float">
            <text:p>39.41</text:p>
          </table:table-cell>
          <table:table-cell office:value-type="float" office:value="40.22" calcext:value-type="float">
            <text:p>40.22</text:p>
          </table:table-cell>
          <table:table-cell office:value-type="float" office:value="38.46" calcext:value-type="float">
            <text:p>38.46</text:p>
          </table:table-cell>
          <table:table-cell office:value-type="float" office:value="37.96" calcext:value-type="float">
            <text:p>37.96</text:p>
          </table:table-cell>
          <table:table-cell office:value-type="float" office:value="41.08" calcext:value-type="float">
            <text:p>41.08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H (Lot 1)</text:p>
          </table:table-cell>
          <table:table-cell table:style-name="Default" table:formula="of:=AVERAGE([.D7:.H7])" office:value-type="float" office:value="70.952" calcext:value-type="float">
            <text:p>70.952</text:p>
          </table:table-cell>
          <table:table-cell office:value-type="float" office:value="70.24" calcext:value-type="float">
            <text:p>70.24</text:p>
          </table:table-cell>
          <table:table-cell office:value-type="float" office:value="71.56" calcext:value-type="float">
            <text:p>71.56</text:p>
          </table:table-cell>
          <table:table-cell office:value-type="float" office:value="70.84" calcext:value-type="float">
            <text:p>70.84</text:p>
          </table:table-cell>
          <table:table-cell office:value-type="float" office:value="69.79" calcext:value-type="float">
            <text:p>69.79</text:p>
          </table:table-cell>
          <table:table-cell office:value-type="float" office:value="72.33" calcext:value-type="float">
            <text:p>72.33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M (Lot 1)</text:p>
          </table:table-cell>
          <table:table-cell table:style-name="Default" table:formula="of:=AVERAGE([.D8:.H8])" office:value-type="float" office:value="38.564" calcext:value-type="float">
            <text:p>38.564</text:p>
          </table:table-cell>
          <table:table-cell office:value-type="float" office:value="38.62" calcext:value-type="float">
            <text:p>38.62</text:p>
          </table:table-cell>
          <table:table-cell office:value-type="float" office:value="37.83" calcext:value-type="float">
            <text:p>37.83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6" calcext:value-type="float">
            <text:p>39.66</text:p>
          </table:table-cell>
          <table:table-cell office:value-type="float" office:value="37.2" calcext:value-type="float">
            <text:p>37.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H (Lot 1)</text:p>
          </table:table-cell>
          <table:table-cell table:style-name="Default" table:formula="of:=AVERAGE([.D9:.H9])" office:value-type="float" office:value="70.698" calcext:value-type="float">
            <text:p>70.698</text:p>
          </table:table-cell>
          <table:table-cell office:value-type="float" office:value="69.44" calcext:value-type="float">
            <text:p>69.44</text:p>
          </table:table-cell>
          <table:table-cell office:value-type="float" office:value="70.81" calcext:value-type="float">
            <text:p>70.81</text:p>
          </table:table-cell>
          <table:table-cell office:value-type="float" office:value="71.57" calcext:value-type="float">
            <text:p>71.57</text:p>
          </table:table-cell>
          <table:table-cell office:value-type="float" office:value="70.39" calcext:value-type="float">
            <text:p>70.39</text:p>
          </table:table-cell>
          <table:table-cell office:value-type="float" office:value="71.28" calcext:value-type="float">
            <text:p>71.28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M (Lot 1)</text:p>
          </table:table-cell>
          <table:table-cell table:style-name="Default" table:formula="of:=AVERAGE([.D10:.H10])" office:value-type="float" office:value="38.28" calcext:value-type="float">
            <text:p>38.28</text:p>
          </table:table-cell>
          <table:table-cell office:value-type="float" office:value="38.64" calcext:value-type="float">
            <text:p>38.64</text:p>
          </table:table-cell>
          <table:table-cell office:value-type="float" office:value="37.55" calcext:value-type="float">
            <text:p>37.55</text:p>
          </table:table-cell>
          <table:table-cell office:value-type="float" office:value="36.72" calcext:value-type="float">
            <text:p>36.72</text:p>
          </table:table-cell>
          <table:table-cell office:value-type="float" office:value="39.47" calcext:value-type="float">
            <text:p>39.47</text:p>
          </table:table-cell>
          <table:table-cell office:value-type="float" office:value="39.02" calcext:value-type="float">
            <text:p>39.02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H (Lot 1)</text:p>
          </table:table-cell>
          <table:table-cell table:style-name="Default" table:formula="of:=AVERAGE([.D11:.H11])" office:value-type="float" office:value="70.158" calcext:value-type="float">
            <text:p>70.158</text:p>
          </table:table-cell>
          <table:table-cell office:value-type="float" office:value="71.15" calcext:value-type="float">
            <text:p>71.15</text:p>
          </table:table-cell>
          <table:table-cell office:value-type="float" office:value="70.34" calcext:value-type="float">
            <text:p>70.34</text:p>
          </table:table-cell>
          <table:table-cell office:value-type="float" office:value="68.88" calcext:value-type="float">
            <text:p>68.88</text:p>
          </table:table-cell>
          <table:table-cell office:value-type="float" office:value="69.86" calcext:value-type="float">
            <text:p>69.86</text:p>
          </table:table-cell>
          <table:table-cell office:value-type="float" office:value="70.56" calcext:value-type="float">
            <text:p>70.56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M (Lot 2)</text:p>
          </table:table-cell>
          <table:table-cell table:style-name="Default" table:formula="of:=AVERAGE([.D12:.H12])" office:value-type="float" office:value="37.86" calcext:value-type="float">
            <text:p>37.86</text:p>
          </table:table-cell>
          <table:table-cell office:value-type="float" office:value="38.66" calcext:value-type="float">
            <text:p>38.66</text:p>
          </table:table-cell>
          <table:table-cell office:value-type="float" office:value="36.52" calcext:value-type="float">
            <text:p>36.52</text:p>
          </table:table-cell>
          <table:table-cell office:value-type="float" office:value="39.7" calcext:value-type="float">
            <text:p>39.7</text:p>
          </table:table-cell>
          <table:table-cell office:value-type="float" office:value="36.19" calcext:value-type="float">
            <text:p>36.19</text:p>
          </table:table-cell>
          <table:table-cell office:value-type="float" office:value="38.23" calcext:value-type="float">
            <text:p>38.23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H (Lot 2)</text:p>
          </table:table-cell>
          <table:table-cell table:style-name="Default" table:formula="of:=AVERAGE([.D13:.H13])" office:value-type="float" office:value="70.904" calcext:value-type="float">
            <text:p>70.904</text:p>
          </table:table-cell>
          <table:table-cell office:value-type="float" office:value="72.31" calcext:value-type="float">
            <text:p>72.31</text:p>
          </table:table-cell>
          <table:table-cell office:value-type="float" office:value="70.09" calcext:value-type="float">
            <text:p>70.09</text:p>
          </table:table-cell>
          <table:table-cell office:value-type="float" office:value="70.83" calcext:value-type="float">
            <text:p>70.83</text:p>
          </table:table-cell>
          <table:table-cell office:value-type="float" office:value="69.76" calcext:value-type="float">
            <text:p>69.76</text:p>
          </table:table-cell>
          <table:table-cell office:value-type="float" office:value="71.53" calcext:value-type="float">
            <text:p>71.53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M (Lot 2)</text:p>
          </table:table-cell>
          <table:table-cell table:style-name="Default" table:formula="of:=AVERAGE([.D14:.H14])" office:value-type="float" office:value="38.154" calcext:value-type="float">
            <text:p>38.154</text:p>
          </table:table-cell>
          <table:table-cell office:value-type="float" office:value="37.61" calcext:value-type="float">
            <text:p>37.61</text:p>
          </table:table-cell>
          <table:table-cell office:value-type="float" office:value="37.58" calcext:value-type="float">
            <text:p>37.58</text:p>
          </table:table-cell>
          <table:table-cell office:value-type="float" office:value="38.73" calcext:value-type="float">
            <text:p>38.73</text:p>
          </table:table-cell>
          <table:table-cell office:value-type="float" office:value="36.97" calcext:value-type="float">
            <text:p>36.97</text:p>
          </table:table-cell>
          <table:table-cell office:value-type="float" office:value="39.88" calcext:value-type="float">
            <text:p>39.88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H (Lot 2)</text:p>
          </table:table-cell>
          <table:table-cell table:style-name="Default" table:formula="of:=AVERAGE([.D15:.H15])" office:value-type="float" office:value="70.574" calcext:value-type="float">
            <text:p>70.574</text:p>
          </table:table-cell>
          <table:table-cell office:value-type="float" office:value="68.89" calcext:value-type="float">
            <text:p>68.89</text:p>
          </table:table-cell>
          <table:table-cell office:value-type="float" office:value="69.78" calcext:value-type="float">
            <text:p>69.7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91" calcext:value-type="float">
            <text:p>70.91</text:p>
          </table:table-cell>
          <table:table-cell office:value-type="float" office:value="71.86" calcext:value-type="float">
            <text:p>71.86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M (Lot 2)</text:p>
          </table:table-cell>
          <table:table-cell table:style-name="Default" table:formula="of:=AVERAGE([.D16:.H16])" office:value-type="float" office:value="38.858" calcext:value-type="float">
            <text:p>38.858</text:p>
          </table:table-cell>
          <table:table-cell office:value-type="float" office:value="39.72" calcext:value-type="float">
            <text:p>39.72</text:p>
          </table:table-cell>
          <table:table-cell office:value-type="float" office:value="38.88" calcext:value-type="float">
            <text:p>38.88</text:p>
          </table:table-cell>
          <table:table-cell office:value-type="float" office:value="37.69" calcext:value-type="float">
            <text:p>37.69</text:p>
          </table:table-cell>
          <table:table-cell office:value-type="float" office:value="40.09" calcext:value-type="float">
            <text:p>40.09</text:p>
          </table:table-cell>
          <table:table-cell office:value-type="float" office:value="37.91" calcext:value-type="float">
            <text:p>37.9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H (Lot 2)</text:p>
          </table:table-cell>
          <table:table-cell table:style-name="Default" table:formula="of:=AVERAGE([.D17:.H17])" office:value-type="float" office:value="71.474" calcext:value-type="float">
            <text:p>71.474</text:p>
          </table:table-cell>
          <table:table-cell office:value-type="float" office:value="71.84" calcext:value-type="float">
            <text:p>71.84</text:p>
          </table:table-cell>
          <table:table-cell office:value-type="float" office:value="72.07" calcext:value-type="float">
            <text:p>72.07</text:p>
          </table:table-cell>
          <table:table-cell office:value-type="float" office:value="71.32" calcext:value-type="float">
            <text:p>71.32</text:p>
          </table:table-cell>
          <table:table-cell office:value-type="float" office:value="70.08" calcext:value-type="float">
            <text:p>70.08</text:p>
          </table:table-cell>
          <table:table-cell office:value-type="float" office:value="72.06" calcext:value-type="float">
            <text:p>72.06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M (Lot 2)</text:p>
          </table:table-cell>
          <table:table-cell table:style-name="Default" table:formula="of:=AVERAGE([.D18:.H18])" office:value-type="float" office:value="37.974" calcext:value-type="float">
            <text:p>37.974</text:p>
          </table:table-cell>
          <table:table-cell office:value-type="float" office:value="38.36" calcext:value-type="float">
            <text:p>38.36</text:p>
          </table:table-cell>
          <table:table-cell office:value-type="float" office:value="37.1" calcext:value-type="float">
            <text:p>37.1</text:p>
          </table:table-cell>
          <table:table-cell office:value-type="float" office:value="36.98" calcext:value-type="float">
            <text:p>36.98</text:p>
          </table:table-cell>
          <table:table-cell office:value-type="float" office:value="38.51" calcext:value-type="float">
            <text:p>38.51</text:p>
          </table:table-cell>
          <table:table-cell office:value-type="float" office:value="38.92" calcext:value-type="float">
            <text:p>38.9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H (Lot 2)</text:p>
          </table:table-cell>
          <table:table-cell table:style-name="Default" table:formula="of:=AVERAGE([.D19:.H19])" office:value-type="float" office:value="70.302" calcext:value-type="float">
            <text:p>70.302</text:p>
          </table:table-cell>
          <table:table-cell office:value-type="float" office:value="68.87" calcext:value-type="float">
            <text:p>68.87</text:p>
          </table:table-cell>
          <table:table-cell office:value-type="float" office:value="70.8" calcext:value-type="float">
            <text:p>70.8</text:p>
          </table:table-cell>
          <table:table-cell office:value-type="float" office:value="70.13" calcext:value-type="float">
            <text:p>70.13</text:p>
          </table:table-cell>
          <table:table-cell office:value-type="float" office:value="69.97" calcext:value-type="float">
            <text:p>69.97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M (Lot 2)</text:p>
          </table:table-cell>
          <table:table-cell table:style-name="Default" table:formula="of:=AVERAGE([.D20:.H20])" office:value-type="float" office:value="38.866" calcext:value-type="float">
            <text:p>38.866</text:p>
          </table:table-cell>
          <table:table-cell office:value-type="float" office:value="38.72" calcext:value-type="float">
            <text:p>38.72</text:p>
          </table:table-cell>
          <table:table-cell office:value-type="float" office:value="37.83" calcext:value-type="float">
            <text:p>37.83</text:p>
          </table:table-cell>
          <table:table-cell office:value-type="float" office:value="38.49" calcext:value-type="float">
            <text:p>38.49</text:p>
          </table:table-cell>
          <table:table-cell office:value-type="float" office:value="40.02" calcext:value-type="float">
            <text:p>40.02</text:p>
          </table:table-cell>
          <table:table-cell office:value-type="float" office:value="39.27" calcext:value-type="float">
            <text:p>39.27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H (Lot 2)</text:p>
          </table:table-cell>
          <table:table-cell table:style-name="Default" table:formula="of:=AVERAGE([.D21:.H21])" office:value-type="float" office:value="70.73" calcext:value-type="float">
            <text:p>70.73</text:p>
          </table:table-cell>
          <table:table-cell office:value-type="float" office:value="69.69" calcext:value-type="float">
            <text:p>69.69</text:p>
          </table:table-cell>
          <table:table-cell office:value-type="float" office:value="70.82" calcext:value-type="float">
            <text:p>70.82</text:p>
          </table:table-cell>
          <table:table-cell office:value-type="float" office:value="71.27" calcext:value-type="float">
            <text:p>71.27</text:p>
          </table:table-cell>
          <table:table-cell office:value-type="float" office:value="70.9" calcext:value-type="float">
            <text:p>70.9</text:p>
          </table:table-cell>
          <table:table-cell office:value-type="float" office:value="70.97" calcext:value-type="float">
            <text:p>70.97</text:p>
          </table:table-cell>
          <table:table-cell table:number-columns-repeated="56"/>
        </table:table-row>
        <table:table-row table:style-name="ro1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81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/>
          <table:table-cell table:style-name="ce24"/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23:20:43.653089437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21:23:57.791647132</meta:creation-date>
    <dc:date>2021-09-07T23:23:06.801383891</dc:date>
    <meta:editing-duration>PT14H20M42S</meta:editing-duration>
    <meta:editing-cycles>65</meta:editing-cycles>
    <meta:generator>LibreOffice/7.2.0.4$Linux_X86_64 LibreOffice_project/20$Build-4</meta:generator>
    <dc:creator>Wu Jun-I</dc:creator>
    <meta:document-statistic meta:table-count="12" meta:cell-count="4549" meta:object-count="0"/>
  </office:meta>
</office:document-meta>
</file>